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ObjectReplacements/Object 1"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settings.xml" manifest:media-type="text/xml"/>
  <manifest:file-entry manifest:full-path="Object 1/manifest.rdf" manifest:media-type="application/rdf+xml"/>
  <manifest:file-entry manifest:full-path="Object 1/Object 1/meta.xml" manifest:media-type="text/xml"/>
  <manifest:file-entry manifest:full-path="Object 1/Object 1/content.xml" manifest:media-type="text/xml"/>
  <manifest:file-entry manifest:full-path="Object 1/Object 1/styles.xml" manifest:media-type="text/xml"/>
  <manifest:file-entry manifest:full-path="Object 1/Object 1/" manifest:media-type="application/vnd.oasis.opendocument.chart"/>
  <manifest:file-entry manifest:full-path="Object 1/Object 2/meta.xml" manifest:media-type="text/xml"/>
  <manifest:file-entry manifest:full-path="Object 1/Object 2/content.xml" manifest:media-type="text/xml"/>
  <manifest:file-entry manifest:full-path="Object 1/Object 2/styles.xml" manifest:media-type="text/xml"/>
  <manifest:file-entry manifest:full-path="Object 1/Object 2/" manifest:media-type="application/vnd.oasis.opendocument.chart"/>
  <manifest:file-entry manifest:full-path="Object 1/Object 3/meta.xml" manifest:media-type="text/xml"/>
  <manifest:file-entry manifest:full-path="Object 1/Object 3/content.xml" manifest:media-type="text/xml"/>
  <manifest:file-entry manifest:full-path="Object 1/Object 3/styles.xml" manifest:media-type="text/xml"/>
  <manifest:file-entry manifest:full-path="Object 1/Object 3/" manifest:media-type="application/vnd.oasis.opendocument.chart"/>
  <manifest:file-entry manifest:full-path="Object 1/styles.xml" manifest:media-type="text/xml"/>
  <manifest:file-entry manifest:full-path="Object 1/Object 4/meta.xml" manifest:media-type="text/xml"/>
  <manifest:file-entry manifest:full-path="Object 1/Object 4/content.xml" manifest:media-type="text/xml"/>
  <manifest:file-entry manifest:full-path="Object 1/Object 4/styles.xml" manifest:media-type="text/xml"/>
  <manifest:file-entry manifest:full-path="Object 1/Object 4/" manifest:media-type="application/vnd.oasis.opendocument.chart"/>
  <manifest:file-entry manifest:full-path="Object 1/Object 5/meta.xml" manifest:media-type="text/xml"/>
  <manifest:file-entry manifest:full-path="Object 1/Object 5/content.xml" manifest:media-type="text/xml"/>
  <manifest:file-entry manifest:full-path="Object 1/Object 5/styles.xml" manifest:media-type="text/xml"/>
  <manifest:file-entry manifest:full-path="Object 1/Object 5/" manifest:media-type="application/vnd.oasis.opendocument.chart"/>
  <manifest:file-entry manifest:full-path="Object 1/Object 6/meta.xml" manifest:media-type="text/xml"/>
  <manifest:file-entry manifest:full-path="Object 1/Object 6/content.xml" manifest:media-type="text/xml"/>
  <manifest:file-entry manifest:full-path="Object 1/Object 6/styles.xml" manifest:media-type="text/xml"/>
  <manifest:file-entry manifest:full-path="Object 1/Object 6/" manifest:media-type="application/vnd.oasis.opendocument.chart"/>
  <manifest:file-entry manifest:full-path="Object 1/" manifest:version="1.2" manifest:media-type="application/vnd.oasis.opendocument.spreadsheet"/>
  <manifest:file-entry manifest:full-path="Object 2/Object 7/meta.xml" manifest:media-type="text/xml"/>
  <manifest:file-entry manifest:full-path="Object 2/Object 7/content.xml" manifest:media-type="text/xml"/>
  <manifest:file-entry manifest:full-path="Object 2/Object 7/styles.xml" manifest:media-type="text/xml"/>
  <manifest:file-entry manifest:full-path="Object 2/Object 7/" manifest:media-type="application/vnd.oasis.opendocument.chart"/>
  <manifest:file-entry manifest:full-path="Object 2/content.xml" manifest:media-type="text/xml"/>
  <manifest:file-entry manifest:full-path="Object 2/ObjectReplacements/Object 7" manifest:media-type="application/x-openoffice-gdimetafile;windows_formatname=&quot;GDIMetaFile&quot;"/>
  <manifest:file-entry manifest:full-path="Object 2/ObjectReplacements/Object 1" manifest:media-type="application/x-openoffice-gdimetafile;windows_formatname=&quot;GDIMetaFile&quot;"/>
  <manifest:file-entry manifest:full-path="Object 2/ObjectReplacements/Object 2" manifest:media-type="application/x-openoffice-gdimetafile;windows_formatname=&quot;GDIMetaFile&quot;"/>
  <manifest:file-entry manifest:full-path="Object 2/ObjectReplacements/Object 3" manifest:media-type="application/x-openoffice-gdimetafile;windows_formatname=&quot;GDIMetaFile&quot;"/>
  <manifest:file-entry manifest:full-path="Object 2/ObjectReplacements/Object 4" manifest:media-type="application/x-openoffice-gdimetafile;windows_formatname=&quot;GDIMetaFile&quot;"/>
  <manifest:file-entry manifest:full-path="Object 2/ObjectReplacements/Object 5" manifest:media-type="application/x-openoffice-gdimetafile;windows_formatname=&quot;GDIMetaFile&quot;"/>
  <manifest:file-entry manifest:full-path="Object 2/ObjectReplacements/Object 6"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Object 2/meta.xml" manifest:media-type="text/xml"/>
  <manifest:file-entry manifest:full-path="Object 2/Object 2/content.xml" manifest:media-type="text/xml"/>
  <manifest:file-entry manifest:full-path="Object 2/Object 2/styles.xml" manifest:media-type="text/xml"/>
  <manifest:file-entry manifest:full-path="Object 2/Object 2/" manifest:media-type="application/vnd.oasis.opendocument.chart"/>
  <manifest:file-entry manifest:full-path="Object 2/Object 3/meta.xml" manifest:media-type="text/xml"/>
  <manifest:file-entry manifest:full-path="Object 2/Object 3/content.xml" manifest:media-type="text/xml"/>
  <manifest:file-entry manifest:full-path="Object 2/Object 3/styles.xml" manifest:media-type="text/xml"/>
  <manifest:file-entry manifest:full-path="Object 2/Object 3/" manifest:media-type="application/vnd.oasis.opendocument.chart"/>
  <manifest:file-entry manifest:full-path="Object 2/styles.xml" manifest:media-type="text/xml"/>
  <manifest:file-entry manifest:full-path="Object 2/Object 4/meta.xml" manifest:media-type="text/xml"/>
  <manifest:file-entry manifest:full-path="Object 2/Object 4/content.xml" manifest:media-type="text/xml"/>
  <manifest:file-entry manifest:full-path="Object 2/Object 4/styles.xml" manifest:media-type="text/xml"/>
  <manifest:file-entry manifest:full-path="Object 2/Object 4/" manifest:media-type="application/vnd.oasis.opendocument.chart"/>
  <manifest:file-entry manifest:full-path="Object 2/Object 5/meta.xml" manifest:media-type="text/xml"/>
  <manifest:file-entry manifest:full-path="Object 2/Object 5/content.xml" manifest:media-type="text/xml"/>
  <manifest:file-entry manifest:full-path="Object 2/Object 5/styles.xml" manifest:media-type="text/xml"/>
  <manifest:file-entry manifest:full-path="Object 2/Object 5/" manifest:media-type="application/vnd.oasis.opendocument.chart"/>
  <manifest:file-entry manifest:full-path="Object 2/Object 6/meta.xml" manifest:media-type="text/xml"/>
  <manifest:file-entry manifest:full-path="Object 2/Object 6/content.xml" manifest:media-type="text/xml"/>
  <manifest:file-entry manifest:full-path="Object 2/Object 6/styles.xml" manifest:media-type="text/xml"/>
  <manifest:file-entry manifest:full-path="Object 2/Object 6/" manifest:media-type="application/vnd.oasis.opendocument.chart"/>
  <manifest:file-entry manifest:full-path="Object 2/" manifest:version="1.2" manifest:media-type="application/vnd.oasis.opendocument.spreadsheet"/>
  <manifest:file-entry manifest:full-path="Object 3/content.xml" manifest:media-type="text/xml"/>
  <manifest:file-entry manifest:full-path="Object 3/ObjectReplacements/Object 1" manifest:media-type="application/x-openoffice-gdimetafile;windows_formatname=&quot;GDIMetaFile&quot;"/>
  <manifest:file-entry manifest:full-path="Object 3/ObjectReplacements/Object 2" manifest:media-type="application/x-openoffice-gdimetafile;windows_formatname=&quot;GDIMetaFile&quot;"/>
  <manifest:file-entry manifest:full-path="Object 3/ObjectReplacements/Object 3" manifest:media-type="application/x-openoffice-gdimetafile;windows_formatname=&quot;GDIMetaFile&quot;"/>
  <manifest:file-entry manifest:full-path="Object 3/ObjectReplacements/Object 4" manifest:media-type="application/x-openoffice-gdimetafile;windows_formatname=&quot;GDIMetaFile&quot;"/>
  <manifest:file-entry manifest:full-path="Object 3/ObjectReplacements/Object 5" manifest:media-type="application/x-openoffice-gdimetafile;windows_formatname=&quot;GDIMetaFile&quot;"/>
  <manifest:file-entry manifest:full-path="Object 3/ObjectReplacements/Object 6" manifest:media-type="application/x-openoffice-gdimetafile;windows_formatname=&quot;GDIMetaFile&quot;"/>
  <manifest:file-entry manifest:full-path="Object 3/settings.xml" manifest:media-type="text/xml"/>
  <manifest:file-entry manifest:full-path="Object 3/manifest.rdf" manifest:media-type="application/rdf+xml"/>
  <manifest:file-entry manifest:full-path="Object 3/Object 1/meta.xml" manifest:media-type="text/xml"/>
  <manifest:file-entry manifest:full-path="Object 3/Object 1/content.xml" manifest:media-type="text/xml"/>
  <manifest:file-entry manifest:full-path="Object 3/Object 1/styles.xml" manifest:media-type="text/xml"/>
  <manifest:file-entry manifest:full-path="Object 3/Object 1/" manifest:media-type="application/vnd.oasis.opendocument.chart"/>
  <manifest:file-entry manifest:full-path="Object 3/Object 2/meta.xml" manifest:media-type="text/xml"/>
  <manifest:file-entry manifest:full-path="Object 3/Object 2/content.xml" manifest:media-type="text/xml"/>
  <manifest:file-entry manifest:full-path="Object 3/Object 2/styles.xml" manifest:media-type="text/xml"/>
  <manifest:file-entry manifest:full-path="Object 3/Object 2/" manifest:media-type="application/vnd.oasis.opendocument.chart"/>
  <manifest:file-entry manifest:full-path="Object 3/Object 3/meta.xml" manifest:media-type="text/xml"/>
  <manifest:file-entry manifest:full-path="Object 3/Object 3/content.xml" manifest:media-type="text/xml"/>
  <manifest:file-entry manifest:full-path="Object 3/Object 3/styles.xml" manifest:media-type="text/xml"/>
  <manifest:file-entry manifest:full-path="Object 3/Object 3/" manifest:media-type="application/vnd.oasis.opendocument.chart"/>
  <manifest:file-entry manifest:full-path="Object 3/styles.xml" manifest:media-type="text/xml"/>
  <manifest:file-entry manifest:full-path="Object 3/Object 4/meta.xml" manifest:media-type="text/xml"/>
  <manifest:file-entry manifest:full-path="Object 3/Object 4/content.xml" manifest:media-type="text/xml"/>
  <manifest:file-entry manifest:full-path="Object 3/Object 4/styles.xml" manifest:media-type="text/xml"/>
  <manifest:file-entry manifest:full-path="Object 3/Object 4/" manifest:media-type="application/vnd.oasis.opendocument.chart"/>
  <manifest:file-entry manifest:full-path="Object 3/Object 5/meta.xml" manifest:media-type="text/xml"/>
  <manifest:file-entry manifest:full-path="Object 3/Object 5/content.xml" manifest:media-type="text/xml"/>
  <manifest:file-entry manifest:full-path="Object 3/Object 5/styles.xml" manifest:media-type="text/xml"/>
  <manifest:file-entry manifest:full-path="Object 3/Object 5/" manifest:media-type="application/vnd.oasis.opendocument.chart"/>
  <manifest:file-entry manifest:full-path="Object 3/Object 6/meta.xml" manifest:media-type="text/xml"/>
  <manifest:file-entry manifest:full-path="Object 3/Object 6/content.xml" manifest:media-type="text/xml"/>
  <manifest:file-entry manifest:full-path="Object 3/Object 6/styles.xml" manifest:media-type="text/xml"/>
  <manifest:file-entry manifest:full-path="Object 3/Object 6/" manifest:media-type="application/vnd.oasis.opendocument.chart"/>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Plato Regular" svg:font-family="'Plato Regular', 'Bookman Old Sty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in" fo:margin-left="-0.125in" table:align="left" style:writing-mode="lr-tb"/>
    </style:style>
    <style:style style:name="Table1.A" style:family="table-column">
      <style:table-column-properties style:column-width="1.1875in"/>
    </style:style>
    <style:style style:name="Table1.B" style:family="table-column">
      <style:table-column-properties style:column-width="0.6875in"/>
    </style:style>
    <style:style style:name="Table1.D" style:family="table-column">
      <style:table-column-properties style:column-width="0.866in"/>
    </style:style>
    <style:style style:name="Table1.E" style:family="table-column">
      <style:table-column-properties style:column-width="0.8215in"/>
    </style:style>
    <style:style style:name="Table1.F" style:family="table-column">
      <style:table-column-properties style:column-width="0.8924in"/>
    </style:style>
    <style:style style:name="Table1.G" style:family="table-column">
      <style:table-column-properties style:column-width="0.8576in"/>
    </style:style>
    <style:style style:name="Table1.1" style:family="table-row">
      <style:table-row-properties style:min-row-height="0.2681in" fo:keep-together="auto"/>
    </style:style>
    <style:style style:name="Table1.A1"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style:vertical-align="middle" fo:padding-left="0.075in" fo:padding-right="0.075in" fo:padding-top="0in" fo:padding-bottom="0in" fo:border="none" style:writing-mode="lr-tb"/>
    </style:style>
    <style:style style:name="Table1.3" style:family="table-row">
      <style:table-row-properties style:min-row-height="0.25in" fo:keep-together="auto"/>
    </style:style>
    <style:style style:name="Table1.B3" style:family="table-cell">
      <style:table-cell-properties style:vertical-align="bottom" fo:padding-left="0.075in" fo:padding-right="0.075in" fo:padding-top="0in" fo:padding-bottom="0in" fo:border="none" style:writing-mode="lr-tb"/>
    </style:style>
    <style:style style:name="Table1.4" style:family="table-row">
      <style:table-row-properties style:min-row-height="0.234in" fo:keep-together="auto"/>
    </style:style>
    <style:style style:name="Table1.5" style:family="table-row">
      <style:table-row-properties style:min-row-height="0.2347in" fo:keep-together="auto"/>
    </style:style>
    <style:style style:name="Table1.A5"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075in" fo:margin-left="-0.075in" table:align="left" style:writing-mode="lr-tb"/>
    </style:style>
    <style:style style:name="Table2.A" style:family="table-column">
      <style:table-column-properties style:column-width="1.0125in"/>
    </style:style>
    <style:style style:name="Table2.B" style:family="table-column">
      <style:table-column-properties style:column-width="1.0625in"/>
    </style:style>
    <style:style style:name="Table2.C" style:family="table-column">
      <style:table-column-properties style:column-width="0.6875in"/>
    </style:style>
    <style:style style:name="Table2.D" style:family="table-column">
      <style:table-column-properties style:column-width="0.7083in"/>
    </style:style>
    <style:style style:name="Table2.E" style:family="table-column">
      <style:table-column-properties style:column-width="1.3021in"/>
    </style:style>
    <style:style style:name="Table2.1" style:family="table-row">
      <style:table-row-properties style:min-row-height="0.3375in" fo:keep-together="auto"/>
    </style:style>
    <style:style style:name="Table2.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2"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3" style:family="table-cell">
      <style:table-cell-properties style:vertical-align="middle" fo:padding-left="0.075in" fo:padding-right="0.075in" fo:padding-top="0in" fo:padding-bottom="0in" fo:border="none" style:writing-mode="lr-tb"/>
    </style:style>
    <style:style style:name="Table2.6" style:family="table-row">
      <style:table-row-properties style:min-row-height="0.3382in" fo:keep-together="auto"/>
    </style:style>
    <style:style style:name="Table3" style:family="table">
      <style:table-properties style:width="6in" fo:margin-left="-0.125in" table:align="left" style:writing-mode="lr-tb"/>
    </style:style>
    <style:style style:name="Table3.A" style:family="table-column">
      <style:table-column-properties style:column-width="1.25in"/>
    </style:style>
    <style:style style:name="Table3.B" style:family="table-column">
      <style:table-column-properties style:column-width="0.6875in"/>
    </style:style>
    <style:style style:name="Table3.D" style:family="table-column">
      <style:table-column-properties style:column-width="0.7979in"/>
    </style:style>
    <style:style style:name="Table3.E" style:family="table-column">
      <style:table-column-properties style:column-width="0.8271in"/>
    </style:style>
    <style:style style:name="Table3.F" style:family="table-column">
      <style:table-column-properties style:column-width="0.8924in"/>
    </style:style>
    <style:style style:name="Table3.G" style:family="table-column">
      <style:table-column-properties style:column-width="0.0306in"/>
    </style:style>
    <style:style style:name="Table3.1" style:family="table-row">
      <style:table-row-properties style:min-row-height="0.2681in" fo:keep-together="auto"/>
    </style:style>
    <style:style style:name="Table3.A1"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B1"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A2" style:family="table-cell">
      <style:table-cell-properties style:vertical-align="middle" fo:padding-left="0.075in" fo:padding-right="0.075in" fo:padding-top="0in" fo:padding-bottom="0in" fo:border="none" style:writing-mode="lr-tb"/>
    </style:style>
    <style:style style:name="Table3.H2" style:family="table-cell">
      <style:table-cell-properties fo:padding="0in" fo:border="none"/>
    </style:style>
    <style:style style:name="Table3.3" style:family="table-row">
      <style:table-row-properties style:min-row-height="0.25in" fo:keep-together="auto"/>
    </style:style>
    <style:style style:name="Table3.4" style:family="table-row">
      <style:table-row-properties style:min-row-height="0.234in" fo:keep-together="auto"/>
    </style:style>
    <style:style style:name="Table3.5" style:family="table-row">
      <style:table-row-properties style:min-row-height="0.2347in" fo:keep-together="auto"/>
    </style:style>
    <style:style style:name="Table3.A5"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 style:family="table">
      <style:table-properties style:width="6.1375in" fo:margin-left="-0.075in" table:align="left" style:writing-mode="lr-tb"/>
    </style:style>
    <style:style style:name="Table4.A" style:family="table-column">
      <style:table-column-properties style:column-width="1.7in"/>
    </style:style>
    <style:style style:name="Table4.B" style:family="table-column">
      <style:table-column-properties style:column-width="1.4792in"/>
    </style:style>
    <style:style style:name="Table4.1" style:family="table-row">
      <style:table-row-properties style:min-row-height="0.2222in" fo:keep-together="auto"/>
    </style:style>
    <style:style style:name="Table4.A1"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B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2" style:family="table-row">
      <style:table-row-properties style:min-row-height="0.3806in" fo:keep-together="auto"/>
    </style:style>
    <style:style style:name="Table4.3" style:family="table-row">
      <style:table-row-properties style:min-row-height="0.3813in" fo:keep-together="auto"/>
    </style:style>
    <style:style style:name="Table4.A3" style:family="table-cell">
      <style:table-cell-properties style:vertical-align="middle" fo:padding-left="0.075in" fo:padding-right="0.075in" fo:padding-top="0in" fo:padding-bottom="0in" fo:border="none" style:writing-mode="lr-tb"/>
    </style:style>
    <style:style style:name="Table4.A5"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 style:family="table">
      <style:table-properties style:width="6.2729in" fo:margin-left="-0.0799in" table:align="left" style:writing-mode="lr-tb"/>
    </style:style>
    <style:style style:name="Table5.A" style:family="table-column">
      <style:table-column-properties style:column-width="1.9389in"/>
    </style:style>
    <style:style style:name="Table5.B" style:family="table-column">
      <style:table-column-properties style:column-width="0.8236in"/>
    </style:style>
    <style:style style:name="Table5.C" style:family="table-column">
      <style:table-column-properties style:column-width="1.2368in"/>
    </style:style>
    <style:style style:name="Table5.D" style:family="table-column">
      <style:table-column-properties style:column-width="1.3104in"/>
    </style:style>
    <style:style style:name="Table5.E" style:family="table-column">
      <style:table-column-properties style:column-width="0.9632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E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6.2729in" fo:margin-left="-0.0799in" table:align="left" style:writing-mode="lr-tb"/>
    </style:style>
    <style:style style:name="Table6.A" style:family="table-column">
      <style:table-column-properties style:column-width="1.9389in"/>
    </style:style>
    <style:style style:name="Table6.B" style:family="table-column">
      <style:table-column-properties style:column-width="0.8236in"/>
    </style:style>
    <style:style style:name="Table6.C" style:family="table-column">
      <style:table-column-properties style:column-width="1.2368in"/>
    </style:style>
    <style:style style:name="Table6.D" style:family="table-column">
      <style:table-column-properties style:column-width="1.3104in"/>
    </style:style>
    <style:style style:name="Table6.E" style:family="table-column">
      <style:table-column-properties style:column-width="0.9632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E1" style:family="table-cell">
      <style:table-cell-properties style:vertical-align="top" fo:padding-left="0.075in" fo:padding-right="0.075in" fo:padding-top="0in" fo:padding-bottom="0in" fo:border="0.75pt solid #000000" style:writing-mode="lr-tb"/>
    </style:style>
    <style:style style:name="Table7" style:family="table">
      <style:table-properties style:width="6.2729in" fo:margin-left="-0.0799in" table:align="left" style:writing-mode="lr-tb"/>
    </style:style>
    <style:style style:name="Table7.A" style:family="table-column">
      <style:table-column-properties style:column-width="1.9389in"/>
    </style:style>
    <style:style style:name="Table7.B" style:family="table-column">
      <style:table-column-properties style:column-width="0.8236in"/>
    </style:style>
    <style:style style:name="Table7.C" style:family="table-column">
      <style:table-column-properties style:column-width="1.2368in"/>
    </style:style>
    <style:style style:name="Table7.D" style:family="table-column">
      <style:table-column-properties style:column-width="1.3104in"/>
    </style:style>
    <style:style style:name="Table7.E" style:family="table-column">
      <style:table-column-properties style:column-width="0.963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E1" style:family="table-cell">
      <style:table-cell-properties style:vertical-align="top" fo:padding-left="0.075in" fo:padding-right="0.075in" fo:padding-top="0in" fo:padding-bottom="0in" fo:border="0.75pt solid #000000" style:writing-mode="lr-tb"/>
    </style:style>
    <style:style style:name="Table8" style:family="table">
      <style:table-properties style:width="6.3979in" fo:margin-left="-0.0799in" table:align="left" style:writing-mode="lr-tb"/>
    </style:style>
    <style:style style:name="Table8.A" style:family="table-column">
      <style:table-column-properties style:column-width="1.9389in"/>
    </style:style>
    <style:style style:name="Table8.B" style:family="table-column">
      <style:table-column-properties style:column-width="0.8236in"/>
    </style:style>
    <style:style style:name="Table8.C" style:family="table-column">
      <style:table-column-properties style:column-width="1.2368in"/>
    </style:style>
    <style:style style:name="Table8.D" style:family="table-column">
      <style:table-column-properties style:column-width="1.3104in"/>
    </style:style>
    <style:style style:name="Table8.E" style:family="table-column">
      <style:table-column-properties style:column-width="1.0882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8.E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6.3979in" fo:margin-left="-0.0799in" table:align="left" style:writing-mode="lr-tb"/>
    </style:style>
    <style:style style:name="Table9.A" style:family="table-column">
      <style:table-column-properties style:column-width="1.9389in"/>
    </style:style>
    <style:style style:name="Table9.B" style:family="table-column">
      <style:table-column-properties style:column-width="0.8236in"/>
    </style:style>
    <style:style style:name="Table9.C" style:family="table-column">
      <style:table-column-properties style:column-width="1.2368in"/>
    </style:style>
    <style:style style:name="Table9.D" style:family="table-column">
      <style:table-column-properties style:column-width="1.3104in"/>
    </style:style>
    <style:style style:name="Table9.E" style:family="table-column">
      <style:table-column-properties style:column-width="1.0882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E1" style:family="table-cell">
      <style:table-cell-properties style:vertical-align="top" fo:padding-left="0.075in" fo:padding-right="0.075in" fo:padding-top="0in" fo:padding-bottom="0in" fo:border="0.75pt solid #000000" style:writing-mode="lr-tb"/>
    </style:style>
    <style:style style:name="P1" style:family="paragraph" style:parent-style-name="Text_20_body_20_indent">
      <style:paragraph-properties fo:margin-left="0in" fo:margin-right="0in" fo:line-height="200%" fo:text-indent="-0.25in" style:auto-text-indent="false" fo:break-before="page"/>
      <style:text-properties fo:font-size="14pt" fo:font-weight="bold" style:font-size-asian="14pt" style:font-weight-asian="bold"/>
    </style:style>
    <style:style style:name="P2" style:family="paragraph" style:parent-style-name="Text_20_body_20_indent" style:list-style-name="">
      <style:paragraph-properties fo:margin-left="0in" fo:margin-right="0in" fo:line-height="200%" fo:text-indent="-0.25in" style:auto-text-indent="false" fo:break-before="page"/>
      <style:text-properties fo:font-size="14pt" fo:font-weight="bold" style:font-size-asian="14pt" style:font-weight-asian="bold"/>
    </style:style>
    <style:style style:name="P3" style:family="paragraph" style:parent-style-name="Text_20_body_20_indent">
      <style:paragraph-properties fo:margin-left="0in" fo:margin-right="0in" fo:line-height="200%" fo:text-indent="-0.25in" style:auto-text-indent="false"/>
      <style:text-properties fo:font-size="14pt" fo:font-weight="bold" style:font-size-asian="14pt"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font-size="14pt" fo:font-weight="bold" style:font-size-asian="14pt" style:font-weight-asian="bold"/>
    </style:style>
    <style:style style:name="P7" style:family="paragraph" style:parent-style-name="Standard">
      <style:paragraph-properties style:snap-to-layout-grid="false"/>
      <style:text-properties fo:font-size="14pt" fo:font-weight="bold" style:font-size-asian="14pt" style:font-weight-asian="bold"/>
    </style:style>
    <style:style style:name="P8" style:family="paragraph" style:parent-style-name="Standard">
      <style:paragraph-properties fo:text-align="center" style:justify-single-word="false"/>
      <style:text-properties fo:font-size="14pt" fo:font-weight="bold" style:font-size-asian="14pt" style:font-weight-asian="bold"/>
    </style:style>
    <style:style style:name="P9" style:family="paragraph" style:parent-style-name="Standard">
      <style:paragraph-properties fo:text-align="center" style:justify-single-word="false" style:snap-to-layout-grid="false"/>
      <style:text-properties fo:font-size="14pt" fo:font-weight="bold" style:font-size-asian="14pt" style:font-weight-asian="bold"/>
    </style:style>
    <style:style style:name="P10" style:family="paragraph" style:parent-style-name="Standard">
      <style:paragraph-properties fo:line-height="200%"/>
      <style:text-properties fo:font-size="14pt" fo:font-weight="bold" style:font-size-asian="14pt" style:font-weight-asian="bold"/>
    </style:style>
    <style:style style:name="P11" style:family="paragraph" style:parent-style-name="Standard">
      <style:paragraph-properties fo:line-height="200%" fo:text-align="center" style:justify-single-word="false"/>
      <style:text-properties fo:font-size="14pt" fo:font-weight="bold" style:font-size-asian="14pt" style:font-weight-asian="bold"/>
    </style:style>
    <style:style style:name="P12" style:family="paragraph" style:parent-style-name="Standard">
      <style:paragraph-properties style:snap-to-layout-grid="false"/>
      <style:text-properties fo:font-size="14pt" style:text-underline-style="solid" style:text-underline-width="auto" style:text-underline-color="font-color" fo:font-weight="bold" style:font-size-asian="14pt" style:font-weight-asian="bold"/>
    </style:style>
    <style:style style:name="P13" style:family="paragraph" style:parent-style-name="Standard">
      <style:paragraph-properties fo:line-height="200%"/>
      <style:text-properties fo:font-size="14pt" style:text-underline-style="solid" style:text-underline-width="auto" style:text-underline-color="font-color" fo:font-weight="bold" style:font-size-asian="14pt" style:font-weight-asian="bold"/>
    </style:style>
    <style:style style:name="P14" style:family="paragraph" style:parent-style-name="Standard">
      <style:paragraph-properties fo:line-height="200%"/>
    </style:style>
    <style:style style:name="P15" style:family="paragraph" style:parent-style-name="Standard">
      <style:paragraph-properties fo:line-height="200%">
        <style:tab-stops>
          <style:tab-stop style:position="3.3126in"/>
        </style:tab-stops>
      </style:paragraph-properties>
    </style:style>
    <style:style style:name="P16" style:family="paragraph" style:parent-style-name="Standard">
      <style:text-properties fo:font-size="12pt" style:font-size-asian="12pt"/>
    </style:style>
    <style:style style:name="P17" style:family="paragraph" style:parent-style-name="Standard">
      <style:paragraph-properties style:line-height-at-least="0.3335in"/>
      <style:text-properties fo:font-size="12pt" style:font-size-asian="12pt"/>
    </style:style>
    <style:style style:name="P18" style:family="paragraph" style:parent-style-name="Standard">
      <style:text-properties fo:font-size="12pt" style:text-underline-style="solid" style:text-underline-width="auto" style:text-underline-color="font-color" fo:font-weight="bold" style:font-size-asian="12pt" style:font-weight-asian="bold"/>
    </style:style>
    <style:style style:name="P19" style:family="paragraph" style:parent-style-name="Standard">
      <style:paragraph-properties fo:margin-top="0.0417in" fo:margin-bottom="0.0417in" style:contextual-spacing="false"/>
      <style:text-properties fo:font-size="14pt" fo:font-weight="bold" style:font-size-asian="14pt" style:font-weight-asian="bold"/>
    </style:style>
    <style:style style:name="P20" style:family="paragraph" style:parent-style-name="Standard">
      <style:paragraph-properties fo:margin-top="0.0417in" fo:margin-bottom="0.0417in" style:contextual-spacing="false" fo:text-align="center" style:justify-single-word="false"/>
      <style:text-properties fo:font-size="14pt" fo:font-weight="bold" style:font-size-asian="14pt" style:font-weight-asian="bold"/>
    </style:style>
    <style:style style:name="P21" style:family="paragraph" style:parent-style-name="Standard" style:list-style-name="WW8Num96">
      <style:paragraph-properties fo:margin-left="0.75in" fo:margin-right="0in" fo:line-height="200%" fo:text-indent="-0.25in" style:auto-text-indent="false"/>
    </style:style>
    <style:style style:name="P22" style:family="paragraph" style:parent-style-name="Standard">
      <style:paragraph-properties fo:margin-top="0.0835in" fo:margin-bottom="0.0835in" style:contextual-spacing="false"/>
      <style:text-properties fo:font-size="14pt" fo:font-weight="bold" style:font-size-asian="14pt" style:font-weight-asian="bold"/>
    </style:style>
    <style:style style:name="P23" style:family="paragraph" style:parent-style-name="Standard">
      <style:paragraph-properties fo:margin-top="0.0835in" fo:margin-bottom="0.0835in" style:contextual-spacing="false" fo:text-align="center" style:justify-single-word="false"/>
      <style:text-properties fo:font-size="14pt" fo:font-weight="bold" style:font-size-asian="14pt" style:font-weight-asian="bold"/>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indent="0in" style:auto-text-indent="false"/>
      <style:text-properties fo:font-size="12pt" style:font-size-asian="12pt"/>
    </style:style>
    <style:style style:name="P26" style:family="paragraph" style:parent-style-name="Standard">
      <style:paragraph-properties fo:margin-left="0.5in" fo:margin-right="0in" fo:text-indent="0in" style:auto-text-indent="false"/>
      <style:text-properties fo:font-size="12pt" style:text-underline-style="solid" style:text-underline-width="auto" style:text-underline-color="font-color" fo:font-weight="bold" style:font-size-asian="12pt" style:font-weight-asian="bold"/>
    </style:style>
    <style:style style:name="P27" style:family="paragraph" style:parent-style-name="Standard">
      <style:paragraph-properties fo:margin-left="0.5in" fo:margin-right="0in" fo:line-height="200%" fo:text-indent="0in" style:auto-text-indent="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indent="0.5in" style:auto-text-indent="false"/>
      <style:text-properties fo:font-size="12pt" style:font-size-asian="12pt"/>
    </style:style>
    <style:style style:name="P30" style:family="paragraph" style:parent-style-name="Standard">
      <style:paragraph-properties fo:margin-left="0in" fo:margin-right="0in" fo:line-height="200%" fo:text-indent="0.5in" style:auto-text-indent="false"/>
      <style:text-properties fo:font-size="12pt" style:font-size-asian="12pt"/>
    </style:style>
    <style:style style:name="P31" style:family="paragraph" style:parent-style-name="Standard">
      <style:paragraph-properties fo:margin-left="0in" fo:margin-right="0in" style:line-height-at-least="0.3335in" fo:text-indent="0.5in" style:auto-text-indent="false"/>
      <style:text-properties fo:font-size="12pt" style:font-size-asian="12pt"/>
    </style:style>
    <style:style style:name="P32" style:family="paragraph" style:parent-style-name="Heading_20_2">
      <style:paragraph-properties fo:line-height="100%"/>
      <style:text-properties fo:font-size="14pt" fo:font-weight="bold" style:font-size-asian="14pt" style:font-weight-asian="bold"/>
    </style:style>
    <style:style style:name="P33" style:family="paragraph" style:parent-style-name="Heading_20_2">
      <style:paragraph-properties fo:text-align="start" style:justify-single-word="false"/>
      <style:text-properties fo:font-size="14pt" fo:font-weight="bold" style:font-size-asian="14pt" style:font-weight-asian="bold"/>
    </style:style>
    <style:style style:name="P34" style:family="paragraph" style:parent-style-name="Style3">
      <style:text-properties fo:font-size="14pt" fo:font-weight="bold" style:font-size-asian="14pt" style:font-weight-asian="bold"/>
    </style:style>
    <style:style style:name="P35" style:family="paragraph" style:parent-style-name="Style3">
      <style:paragraph-properties fo:text-align="start" style:justify-single-word="false"/>
      <style:text-properties fo:font-size="14pt" fo:font-weight="bold" style:font-size-asian="14pt" style:font-weight-asian="bold"/>
    </style:style>
    <style:style style:name="P36" style:family="paragraph" style:parent-style-name="Style3">
      <style:paragraph-properties fo:break-before="page"/>
    </style:style>
    <style:style style:name="P37" style:family="paragraph" style:parent-style-name="Style3">
      <style:paragraph-properties fo:break-before="page"/>
      <style:text-properties fo:font-size="14pt" fo:font-weight="bold" style:font-size-asian="14pt" style:font-weight-asian="bold"/>
    </style:style>
    <style:style style:name="P38" style:family="paragraph" style:parent-style-name="Style3">
      <style:paragraph-properties fo:margin-left="0in" fo:margin-right="-0.9374in" fo:text-indent="0in" style:auto-text-indent="false" fo:break-before="page">
        <style:tab-stops>
          <style:tab-stop style:position="6.8752in"/>
        </style:tab-stops>
      </style:paragraph-properties>
      <style:text-properties fo:font-size="14pt" fo:font-weight="bold" style:font-size-asian="14pt" style:font-weight-asian="bold"/>
    </style:style>
    <style:style style:name="P39" style:family="paragraph" style:parent-style-name="Body_20_Text_20_Indent_20_2">
      <style:paragraph-properties fo:line-height="100%"/>
    </style:style>
    <style:style style:name="P40" style:family="paragraph" style:parent-style-name="Body_20_Text_20_2">
      <style:text-properties fo:font-size="14pt" style:text-underline-style="none" fo:font-weight="bold" style:font-size-asian="14pt" style:font-weight-asian="bold"/>
    </style:style>
    <style:style style:name="P41" style:family="paragraph" style:parent-style-name="Body_20_Text_20_2">
      <style:paragraph-properties fo:break-before="page"/>
      <style:text-properties fo:font-size="14pt" style:text-underline-style="none" fo:font-weight="bold" style:font-size-asian="14pt" style:font-weight-asian="bold"/>
    </style:style>
    <style:style style:name="P42" style:family="paragraph" style:parent-style-name="Body_20_Text_20_2">
      <style:paragraph-properties fo:line-height="200%" fo:break-before="page">
        <style:tab-stops/>
      </style:paragraph-properties>
    </style:style>
    <style:style style:name="P43" style:family="paragraph" style:parent-style-name="Style4">
      <style:text-properties fo:font-size="14pt" fo:font-weight="bold" style:font-size-asian="14pt" style:font-weight-asian="bold"/>
    </style:style>
    <style:style style:name="P44" style:family="paragraph" style:parent-style-name="Body_20_Text_20_3">
      <style:text-properties fo:font-size="14pt" style:text-underline-style="solid" style:text-underline-width="auto" style:text-underline-color="font-color" fo:font-weight="bold" style:font-size-asian="14pt" style:font-weight-asian="bold"/>
    </style:style>
    <style:style style:name="P45" style:family="paragraph" style:parent-style-name="Body_20_Text_20_3">
      <style:paragraph-properties fo:padding-left="0in" fo:padding-right="0in" fo:padding-top="0in" fo:padding-bottom="0.0138in" fo:border-left="none" fo:border-right="none" fo:border-top="none" fo:border-bottom="0.51pt solid #000000"/>
      <style:text-properties fo:font-size="14pt" style:text-underline-style="solid" style:text-underline-width="auto" style:text-underline-color="font-color" fo:font-weight="bold" style:font-size-asian="14pt" style:font-weight-asian="bold"/>
    </style:style>
    <style:style style:name="P46" style:family="paragraph" style:parent-style-name="Body_20_Text_20_3">
      <style:paragraph-properties fo:break-before="page"/>
      <style:text-properties fo:font-size="14pt" style:text-underline-style="solid" style:text-underline-width="auto" style:text-underline-color="font-color" fo:font-weight="bold" style:font-size-asian="14pt" style:font-weight-asian="bold"/>
    </style:style>
    <style:style style:name="P47" style:family="paragraph" style:parent-style-name="Contents_20_1">
      <style:text-properties fo:font-size="14pt" fo:font-weight="bold" style:font-size-asian="14pt" style:font-weight-asian="bold"/>
    </style:style>
    <style:style style:name="P48" style:family="paragraph" style:parent-style-name="Heading_20_1">
      <style:paragraph-properties fo:line-height="200%"/>
      <style:text-properties fo:font-size="14pt" fo:font-weight="bold" style:font-size-asian="14pt" style:font-weight-asian="bold"/>
    </style:style>
    <style:style style:name="P49" style:family="paragraph" style:parent-style-name="Heading_20_1">
      <style:paragraph-properties fo:line-height="200%" fo:break-before="page"/>
      <style:text-properties fo:font-size="14pt" style:text-underline-style="solid" style:text-underline-width="auto" style:text-underline-color="font-color" fo:font-weight="bold" style:font-size-asian="14pt" style:font-weight-asian="bold"/>
    </style:style>
    <style:style style:name="P50" style:family="paragraph" style:parent-style-name="Heading_20_4">
      <style:text-properties fo:font-size="14pt" fo:font-weight="bold" style:font-size-asian="14pt" style:font-weight-asian="bold"/>
    </style:style>
    <style:style style:name="P51" style:family="paragraph" style:parent-style-name="Text_20_body">
      <style:text-properties fo:font-weight="bold" style:font-weight-asian="bold"/>
    </style:style>
    <style:style style:name="P52" style:family="paragraph" style:parent-style-name="Text_20_body">
      <style:text-properties style:text-underline-style="solid" style:text-underline-width="auto" style:text-underline-color="font-color" fo:font-weight="bold" style:font-weight-asian="bold"/>
    </style:style>
    <style:style style:name="P53" style:family="paragraph" style:parent-style-name="Text_20_body">
      <style:text-properties fo:font-size="16pt" style:text-underline-style="solid" style:text-underline-width="auto" style:text-underline-color="font-color" fo:font-weight="bold" style:font-size-asian="16pt" style:font-weight-asian="bold"/>
    </style:style>
    <style:style style:name="P54" style:family="paragraph" style:parent-style-name="Text_20_body">
      <style:text-properties fo:font-size="16pt" fo:font-weight="bold" style:font-size-asian="16pt" style:font-weight-asian="bold"/>
    </style:style>
    <style:style style:name="P55" style:family="paragraph" style:parent-style-name="Text_20_body" style:list-style-name="WW8Num39"/>
    <style:style style:name="P56" style:family="paragraph" style:parent-style-name="Text_20_body" style:list-style-name="WW8Num4"/>
    <style:style style:name="P57" style:family="paragraph" style:parent-style-name="Text_20_body">
      <style:text-properties fo:font-size="14pt" style:text-underline-style="solid" style:text-underline-width="auto" style:text-underline-color="font-color" fo:font-weight="bold" style:font-size-asian="14pt" style:font-weight-asian="bold"/>
    </style:style>
    <style:style style:name="P58"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59" style:family="paragraph" style:parent-style-name="Text_20_body">
      <style:text-properties fo:font-size="14pt" fo:font-weight="bold" style:font-size-asian="14pt" style:font-weight-asian="bold"/>
    </style:style>
    <style:style style:name="P60" style:family="paragraph" style:parent-style-name="Text_20_body" style:list-style-name="WW8Num25">
      <style:text-properties fo:font-size="14pt" fo:font-weight="bold" style:font-size-asian="14pt" style:font-weight-asian="bold"/>
    </style:style>
    <style:style style:name="P61" style:family="paragraph" style:parent-style-name="Text_20_body" style:list-style-name="WW8Num55">
      <style:text-properties fo:font-size="14pt" fo:font-weight="bold" style:font-size-asian="14pt" style:font-weight-asian="bold"/>
    </style:style>
    <style:style style:name="P62" style:family="paragraph" style:parent-style-name="Text_20_body" style:list-style-name="WW8Num74">
      <style:text-properties fo:font-size="14pt" fo:font-weight="bold" style:font-size-asian="14pt" style:font-weight-asian="bold"/>
    </style:style>
    <style:style style:name="P63" style:family="paragraph" style:parent-style-name="Text_20_body" style:list-style-name="WW8Num73">
      <style:text-properties fo:font-size="14pt" fo:font-weight="bold" style:font-size-asian="14pt" style:font-weight-asian="bold"/>
    </style:style>
    <style:style style:name="P64" style:family="paragraph" style:parent-style-name="Text_20_body" style:list-style-name="WW8Num33"/>
    <style:style style:name="P65" style:family="paragraph" style:parent-style-name="Text_20_body" style:list-style-name="WW8Num25"/>
    <style:style style:name="P66" style:family="paragraph" style:parent-style-name="Text_20_body" style:list-style-name="WW8Num19"/>
    <style:style style:name="P67" style:family="paragraph" style:parent-style-name="Text_20_body">
      <style:paragraph-properties fo:line-height="100%"/>
    </style:style>
    <style:style style:name="P68" style:family="paragraph" style:parent-style-name="Text_20_body" style:list-style-name="WW8Num71"/>
    <style:style style:name="P69" style:family="paragraph" style:parent-style-name="Text_20_body">
      <style:paragraph-properties fo:break-before="page"/>
    </style:style>
    <style:style style:name="P70" style:family="paragraph" style:parent-style-name="Text_20_body">
      <style:paragraph-properties fo:break-before="page"/>
      <style:text-properties fo:font-weight="bold" style:font-weight-asian="bold"/>
    </style:style>
    <style:style style:name="P71" style:family="paragraph" style:parent-style-name="Text_20_body">
      <style:paragraph-properties fo:break-before="page"/>
      <style:text-properties style:text-underline-style="solid" style:text-underline-width="auto" style:text-underline-color="font-color" fo:font-weight="bold" style:font-weight-asian="bold"/>
    </style:style>
    <style:style style:name="P72" style:family="paragraph" style:parent-style-name="Text_20_body">
      <style:paragraph-properties fo:break-before="page"/>
      <style:text-properties fo:font-size="16pt" style:text-underline-style="solid" style:text-underline-width="auto" style:text-underline-color="font-color" fo:font-weight="bold" style:font-size-asian="16pt" style:font-weight-asian="bold"/>
    </style:style>
    <style:style style:name="P73" style:family="paragraph" style:parent-style-name="Text_20_body">
      <style:paragraph-properties fo:break-before="page">
        <style:tab-stops>
          <style:tab-stop style:position="0in"/>
          <style:tab-stop style:position="0.2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text-underline-style="solid" style:text-underline-width="auto" style:text-underline-color="font-color" fo:font-weight="bold" style:font-size-asian="16pt" style:font-weight-asian="bold"/>
    </style:style>
    <style:style style:name="P74" style:family="paragraph" style:parent-style-name="Text_20_body">
      <style:paragraph-properties fo:break-before="page"/>
      <style:text-properties fo:font-size="14pt" fo:font-weight="bold" style:font-size-asian="14pt" style:font-weight-asian="bold"/>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weight-asian="bold"/>
    </style:style>
    <style:style style:name="P76" style:family="paragraph" style:parent-style-name="Text_20_body">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style>
    <style:style style:name="P77" style:family="paragraph" style:parent-style-name="Text_20_body">
      <style:paragraph-properties fo:margin-left="0in" fo:margin-right="-0.9374in" fo:text-indent="0in" style:auto-text-indent="false" fo:break-before="page">
        <style:tab-stops>
          <style:tab-stop style:position="0.2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8752in"/>
        </style:tab-stops>
      </style:paragraph-properties>
      <style:text-properties fo:font-size="16pt" style:text-underline-style="solid" style:text-underline-width="auto" style:text-underline-color="font-color" fo:font-weight="bold" style:font-size-asian="16pt" style:font-weight-asian="bold"/>
    </style:style>
    <style:style style:name="P78" style:family="paragraph" style:parent-style-name="Text_20_body">
      <style:paragraph-properties fo:margin-left="1in" fo:margin-right="0in" fo:text-indent="-1in" style:auto-text-indent="false"/>
      <style:text-properties fo:font-size="14pt" fo:font-weight="bold" style:font-size-asian="14pt" style:font-weight-asian="bold"/>
    </style:style>
    <style:style style:name="P79" style:family="paragraph" style:parent-style-name="Text_20_body">
      <style:paragraph-properties fo:margin-left="1in" fo:margin-right="0in" fo:text-indent="-1in" style:auto-text-indent="false" fo:break-before="page"/>
      <style:text-properties fo:font-size="14pt" fo:font-weight="bold" style:font-size-asian="14pt" style:font-weight-asian="bold"/>
    </style:style>
    <style:style style:name="P80" style:family="paragraph" style:parent-style-name="Text_20_body">
      <style:paragraph-properties fo:padding-left="0in" fo:padding-right="0in" fo:padding-top="0in" fo:padding-bottom="0.0138in" fo:border-left="none" fo:border-right="none" fo:border-top="none" fo:border-bottom="0.51pt solid #000000"/>
      <style:text-properties fo:font-size="14pt" fo:font-weight="bold" style:font-size-asian="14pt" style:font-weight-asian="bold"/>
    </style:style>
    <style:style style:name="P81" style:family="paragraph" style:parent-style-name="Text_20_body" style:list-style-name="WW8Num73">
      <style:paragraph-properties fo:padding-left="0in" fo:padding-right="0in" fo:padding-top="0in" fo:padding-bottom="0.0138in" fo:border-left="none" fo:border-right="none" fo:border-top="none" fo:border-bottom="0.51pt solid #000000"/>
      <style:text-properties fo:font-size="14pt" fo:font-weight="bold" style:font-size-asian="14pt" style:font-weight-asian="bold"/>
    </style:style>
    <style:style style:name="P82" style:family="paragraph" style:parent-style-name="Text_20_body" style:list-style-name="WW8Num17">
      <style:paragraph-properties fo:margin-left="0.5in" fo:margin-right="0in" fo:text-indent="-0.25in" style:auto-text-indent="false">
        <style:tab-stops>
          <style:tab-stop style:position="0.2299in"/>
          <style:tab-stop style:position="0.6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83" style:family="paragraph" style:parent-style-name="Text_20_body" style:list-style-name="WW8Num17">
      <style:paragraph-properties fo:margin-left="0.5in" fo:margin-right="0in" fo:text-indent="-0.25in" style:auto-text-indent="false">
        <style:tab-stops>
          <style:tab-stop style:position="0.2299in"/>
          <style:tab-stop style:position="0.6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fo:font-weight="bold" style:font-size-asian="14pt" style:font-weight-asian="bold"/>
    </style:style>
    <style:style style:name="P84" style:family="paragraph" style:parent-style-name="Text_20_body" style:list-style-name="WW8Num11">
      <style:paragraph-properties fo:margin-left="0.4791in" fo:margin-right="0in" fo:text-indent="-0.25in" style:auto-text-indent="false">
        <style:tab-stops>
          <style:tab-stop style:position="0.2299in"/>
          <style:tab-stop style:position="0.4791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fo:font-weight="bold" style:font-size-asian="14pt" style:font-weight-asian="bold"/>
    </style:style>
    <style:style style:name="P85" style:family="paragraph" style:parent-style-name="Text_20_body">
      <style:paragraph-properties fo:margin-left="0.2291in" fo:margin-right="0in" fo:text-indent="0in" style:auto-text-indent="false" fo:break-before="page"/>
      <style:text-properties fo:font-size="14pt" fo:font-weight="bold" style:font-size-asian="14pt" style:font-weight-asian="bold"/>
    </style:style>
    <style:style style:name="P86" style:family="paragraph" style:parent-style-name="Text_20_body">
      <style:paragraph-properties fo:margin-left="0.5in" fo:margin-right="0in" fo:line-height="100%" fo:text-indent="0in" style:auto-text-indent="false"/>
    </style:style>
    <style:style style:name="P87" style:family="paragraph" style:parent-style-name="Text_20_body" style:master-page-name="Standard">
      <style:paragraph-properties style:page-number="auto"/>
      <style:text-properties fo:font-size="16pt" style:text-underline-style="solid" style:text-underline-width="auto" style:text-underline-color="font-color" fo:font-weight="bold" style:font-size-asian="16pt" style:font-weight-asian="bold"/>
    </style:style>
    <style:style style:name="T1" style:family="text">
      <style:text-properties fo:font-weight="bold" style:font-weight-asian="bold"/>
    </style:style>
    <style:style style:name="T2" style:family="text">
      <style:text-properties fo:font-size="16pt" fo:font-weight="bold" style:font-size-asian="16pt" style:font-weight-asian="bold"/>
    </style:style>
    <style:style style:name="T3" style:family="text">
      <style:text-properties fo:font-size="16pt" style:text-underline-style="solid" style:text-underline-width="auto" style:text-underline-color="font-color" fo:font-weight="bold" style:font-size-asian="16pt"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4pt" fo:font-weight="bold" style:font-size-asian="14pt" style:font-weight-asian="bold"/>
    </style:style>
    <style:style style:name="T7" style:family="text">
      <style:text-properties fo:font-size="14pt" style:text-underline-style="solid" style:text-underline-width="auto" style:text-underline-color="font-color" fo:font-weight="bold" style:font-size-asian="14pt" style:font-weight-asian="bold"/>
    </style:style>
    <style:style style:name="T8" style:family="text">
      <style:text-properties fo:font-size="14pt" fo:font-style="italic" style:text-underline-style="solid" style:text-underline-width="auto" style:text-underline-color="font-color" fo:font-weight="bold" style:font-size-asian="14pt" style:font-style-asian="italic" style:font-weight-asian="bold"/>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style:font-size-asian="12pt"/>
    </style:style>
    <style:style style:name="T11" style:family="text">
      <style:text-properties fo:font-size="12pt" fo:font-weight="bold" style:font-size-asian="12pt" style:font-weight-asian="bold"/>
    </style:style>
    <style:style style:name="T12" style:family="text">
      <style:text-properties style:text-position="super 58%" fo:font-size="12pt" style:font-size-asian="12pt"/>
    </style:style>
    <style:style style:name="T13" style:family="text">
      <style:text-properties style:text-position="50% 100%"/>
    </style:style>
    <style:style style:name="fr1" style:family="graphic" style:parent-style-name="OLE">
      <style:graphic-properties fo:margin-left="0in" fo:margin-right="0in" style:vertical-pos="top" style:vertical-rel="baseline"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STATEMENT OF THE PROBLEM</text:p>
      <text:p text:style-name="P53"/>
      <text:p text:style-name="Text_20_body"><text:span text:style-name="T2">The study sought to investigate the effects of integrating focused in-class writing tasks within the context of a “reformed” calculus course. This study investigated two different methods of instruction: (1) an approach that emphasized multiple representations </text:span><text:span text:style-name="T3">using problem solving exercises</text:span><text:span text:style-name="T2">, and (2) an approach that emphasized multiple representations using problem solving exercises that </text:span><text:span text:style-name="T3">involved focused in-class writing assignments</text:span><text:span text:style-name="T2">.</text:span></text:p>
      <text:p text:style-name="P69"><text:span text:style-name="T3">PURPOSES OF THE STUDY</text:span><text:span text:style-name="T2"> <text:tab/></text:span></text:p>
      <text:p text:style-name="P54"/>
      <text:p text:style-name="P54">To compare students’ achievement, attitudes, problem solving abilities in writing and non-writing classes</text:p>
      <text:p text:style-name="P54"/>
      <text:p text:style-name="P54">To examine the nature of the relationship between selected background factors to achievement and attitudes for both the writing and comparison class </text:p>
      <text:p text:style-name="P54"/>
      <text:p text:style-name="P54">To examine students’ perceptions on how the instructional approach they received effected their understanding of calculus and attitude towards calculus.</text:p>
      <text:h text:style-name="P38" text:outline-level="9" text:is-list-header="true"/>
      <text:p text:style-name="P53">NEED FOR THE STUDY</text:p>
      <text:p text:style-name="P54"/>
      <text:p text:style-name="Text_20_body"><text:span text:style-name="T2">Much of this </text:span><text:span text:style-name="T3">shifting away from traditional lecturing</text:span><text:span text:style-name="T2"> is being adapted for use in the college or university classroom. </text:span></text:p>
      <text:p text:style-name="P54"/>
      <text:p text:style-name="Text_20_body"><text:span text:style-name="T2">Research findings reveal </text:span><text:span text:style-name="T3">low success rates</text:span><text:span text:style-name="T2"> in college calculus and students’ </text:span><text:span text:style-name="T3">lack of understanding</text:span><text:span text:style-name="T2"> of key concepts.</text:span></text:p>
      <text:p text:style-name="P54"><text:s/></text:p>
      <text:p text:style-name="Text_20_body"><text:span text:style-name="T2">Research suggests that </text:span><text:span text:style-name="T3">providing access to representations by just adding a technological component</text:span><text:span text:style-name="T2"> to an existing curriculum will not facilitate students’ ability to use and understand representations. <text:s/></text:span></text:p>
      <text:p text:style-name="P54"/>
      <text:p text:style-name="Text_20_body"><text:span text:style-name="T2">The </text:span><text:span text:style-name="T3">literature justifies the use of writing for promoting connections</text:span><text:span text:style-name="T2"> between representations and facilitating flexibility in their application. </text:span></text:p>
      <text:p text:style-name="P77">Frameworks (Cognitive/Psychological)</text:p>
      <text:list xml:id="list5119116039673892760" text:style-name="WW8Num39">
        <text:list-item>
          <text:p text:style-name="P55"><text:span text:style-name="T3">Vygotsky</text:span><text:span text:style-name="T2"> - Writing as a “psychological tool” </text:span></text:p>
        </text:list-item>
        <text:list-item>
          <text:p text:style-name="P55"><text:span text:style-name="T3">Piaget</text:span><text:span text:style-name="T2"> – Assimilation and accommodation – occurs as students are brought to reflect on their understanding.</text:span></text:p>
        </text:list-item>
        <text:list-item>
          <text:p text:style-name="P55"><text:span text:style-name="T3">Information processing</text:span><text:span text:style-name="T2"> - Connections between students’ internal representations are induced or constructed by having the student build connections between corresponding external representations. </text:span></text:p>
        </text:list-item>
        <text:list-item>
          <text:p text:style-name="P55"><text:span text:style-name="T3">Affective</text:span><text:span text:style-name="T2"> - Communication through writing has potential benefits for students’ confidence, attitudes toward mathematics, beliefs, and levels of anxiety.</text:span></text:p>
        </text:list-item>
      </text:list>
      <text:p text:style-name="P72">PHILOSOPHICAL FRAMEWORK - CONSTRUCTIVISM</text:p>
      <text:list xml:id="list6620662675114164302" text:style-name="WW8Num4">
        <text:list-item>
          <text:p text:style-name="P56"><text:span text:style-name="T2">Constructivism consists of three major premises: (1) knowledge is </text:span><text:span text:style-name="T3">actively constructed, not passively received or transmitted</text:span><text:span text:style-name="T2">, (2) coming to know is an adaptive process of </text:span><text:span text:style-name="T3">organizing one’s experiences</text:span><text:span text:style-name="T2">, and (3) learning does not involve discovering an independent pre-existing world outside the mind of the knower.</text:span></text:p>
        </text:list-item>
      </text:list>
      <text:p text:style-name="P54"/>
      <text:list xml:id="list163950173155351" text:continue-numbering="true" text:style-name="WW8Num4">
        <text:list-item>
          <text:p text:style-name="P56"><text:span text:style-name="T2">Because proponents of writing-to-learn view both learning and writing as </text:span><text:span text:style-name="T3">meaning-making processes</text:span><text:span text:style-name="T2"> that involve the learner in </text:span><text:span text:style-name="T3">actively building connections</text:span><text:span text:style-name="T2">, writing-to-learn is generally supported by mathematics educators who have accepted constructivists’ beliefs about teaching.</text:span></text:p>
        </text:list-item>
      </text:list>
      <text:p text:style-name="P74"><text:s/></text:p>
      <text:h text:style-name="P34" text:outline-level="9" text:is-list-header="true">Types of Writing</text:h>
      <text:p text:style-name="P57">Transactional<text:tab/><text:tab/><text:tab/><text:tab/><text:tab/><text:tab/>Expressive</text:p>
      <text:p text:style-name="P59"><text:tab/>Writing Prompts <text:tab/><text:tab/><text:tab/><text:tab/><text:tab/>Journals</text:p>
      <text:p text:style-name="P59"><text:tab/>Lab Reports. <text:tab/><text:tab/><text:tab/><text:tab/><text:tab/><text:tab/>Freewriting</text:p>
      <text:p text:style-name="P59"><text:tab/>Essays. </text:p>
      <text:p text:style-name="P59"><text:tab/>Word Problems. </text:p>
      <text:p text:style-name="P59"><text:tab/>Summaries. </text:p>
      <text:h text:style-name="P34" text:outline-level="9" text:is-list-header="true"/>
      <text:h text:style-name="P34" text:outline-level="9" text:is-list-header="true">Reported Benefits from Writing</text:h>
      <text:p text:style-name="P43">Metacognition </text:p>
      <text:p text:style-name="P57">Amendment of Misconceptions</text:p>
      <text:p text:style-name="P57">Assessment</text:p>
      <text:p text:style-name="P43">Communication and Classroom Discourse</text:p>
      <text:p text:style-name="P43">Active Learning and Knowledge Construction</text:p>
      <text:p text:style-name="P43">Attitudes and Beliefs</text:p>
      <text:p text:style-name="P59"><text:tab/> </text:p>
      <text:p text:style-name="P74">COMPONENTS OF EFFECTIVE WRITING TREATMENTS</text:p>
      <text:h text:style-name="P35" text:outline-level="9" text:is-list-header="true">I. Grading and Feedback</text:h>
      <text:list xml:id="list7363844250284647830" text:style-name="WW8Num33">
        <text:list-item>
          <text:p text:style-name="P64"><text:span text:style-name="T6"><text:s/>Students regard tasks </text:span><text:span text:style-name="T7">more seriously if they are graded</text:span><text:span text:style-name="T6">.</text:span></text:p>
        </text:list-item>
        <text:list-item>
          <text:p text:style-name="P64"><text:span text:style-name="T6">Researchers recommend </text:span><text:span text:style-name="T7">brief, positive comments</text:span><text:span text:style-name="T6">; posing questions, or stating alternate points of view. </text:span></text:p>
        </text:list-item>
        <text:list-item>
          <text:p text:style-name="P64"><text:span text:style-name="T6">Do not grade informal writing for </text:span><text:span text:style-name="T7">spelling, punctuation, or grammar</text:span><text:span text:style-name="T6">. </text:span></text:p>
        </text:list-item>
        <text:list-item>
          <text:p text:style-name="P64"><text:span text:style-name="T7">Group discussions</text:span><text:span text:style-name="T6"> following writing assignments provide meaningful feedback to students. </text:span></text:p>
        </text:list-item>
        <text:list-item>
          <text:p text:style-name="P64"><text:span text:style-name="T6">Some teachers use a </text:span><text:span text:style-name="T7">peer evaluation system</text:span><text:span text:style-name="T6"> to provide feedback such as having students write a first draft to be distributed to classmates for advice on how the paper could be improved. </text:span></text:p>
        </text:list-item>
        <text:list-item>
          <text:p text:style-name="P64"><text:span text:style-name="T7">Grading did not overburden the professor when a holistic grading system</text:span><text:span text:style-name="T6"> was used to evaluate student writing. </text:span></text:p>
        </text:list-item>
        <text:list-item>
          <text:p text:style-name="P64"><text:span text:style-name="T6">Researchers suggest that </text:span><text:span text:style-name="T7">rubrics be given to students before writing.</text:span><text:span text:style-name="T6"> </text:span></text:p>
        </text:list-item>
      </text:list>
      <text:h text:style-name="P35" text:outline-level="9" text:is-list-header="true">II. Audience</text:h>
      <text:p text:style-name="P59">Researchers suggest that teachers state for the student to whom they are writing and how much mathematics they should assume that person knows. </text:p>
      <text:p text:style-name="P74"/>
      <text:h text:style-name="P34" text:outline-level="9" text:is-list-header="true">Multiple Representations</text:h>
      <text:list xml:id="list8317352517708830111" text:style-name="WW8Num25">
        <text:list-item>
          <text:p text:style-name="P65"><text:span text:style-name="T6">The AMATYC (1995) and NCTM (1989) </text:span><text:span text:style-name="T7">Standards</text:span><text:span text:style-name="T6"> recommended that students attain verbal, numerical, graphical and symbolic representations of the mathematical concepts. </text:span></text:p>
        </text:list-item>
      </text:list>
      <text:p text:style-name="P59"/>
      <text:list xml:id="list163950184171456" text:continue-numbering="true" text:style-name="WW8Num25">
        <text:list-item>
          <text:p text:style-name="P60">Activities such as organizing information, summarizing information, or comparing new material with prior material are activities help students to develop and strengthen their connections between mental representations. <text:s/></text:p>
        </text:list-item>
      </text:list>
      <text:p text:style-name="P59"/>
      <text:list xml:id="list163950185141666" text:continue-numbering="true" text:style-name="WW8Num25">
        <text:list-item>
          <text:p text:style-name="P60">Each external representation emphasizes and conceals various aspects of concepts, and thus students could gain a more thorough understanding of mathematical concepts, such as functions, if they are explored using symbolic, graphical, and numerical methods. </text:p>
        </text:list-item>
      </text:list>
      <text:p text:style-name="P59"/>
      <text:list xml:id="list163950185162009" text:continue-numbering="true" text:style-name="WW8Num25">
        <text:list-item>
          <text:p text:style-name="P60">Researchers found that using more than one representational system enables teachers to present a clearer picture of a concept and reduce ambiguities that might occur in an isolated representation.</text:p>
        </text:list-item>
      </text:list>
      <text:p text:style-name="P59"><text:soft-page-break/></text:p>
      <text:h text:style-name="P37" text:outline-level="9" text:is-list-header="true">Calculators and Computers.</text:h>
      <text:p text:style-name="Text_20_body"><text:span text:style-name="T6">Benefits from implementing Graphing calculators and Computer Algebra Systems into the mathematics curriculum include: (a</text:span><text:span text:style-name="T7">) removing the computational burden</text:span><text:span text:style-name="T6"> often associated with symbol manipulation, allowing students to focus more clearly on underlying concepts; (b) encouraging and enabling students to engage in exploratory/discovery work; (c) allowing students to consider </text:span><text:span text:style-name="T7">more interesting and realistic applications</text:span><text:span text:style-name="T6">; (d) </text:span><text:span text:style-name="T7">supporting discussion and cooperative learning</text:span><text:span text:style-name="T6">; and (e) providing the possibility of </text:span><text:span text:style-name="T7">adding graphical and numerical viewpoints to traditional symbolic ones</text:span><text:span text:style-name="T6"> </text:span></text:p>
      <text:p text:style-name="P71">Problem Solving</text:p>
      <text:list xml:id="list8644116417742755052" text:style-name="WW8Num55">
        <text:list-item>
          <text:p text:style-name="P61"><text:s/>Cognitive and metacognitive abilities led to research on problem solving. </text:p>
        </text:list-item>
      </text:list>
      <text:p text:style-name="P59"/>
      <text:list xml:id="list163950188168210" text:continue-numbering="true" text:style-name="WW8Num55">
        <text:list-item>
          <text:p text:style-name="P61">The same metacognitive skills which allow the student to perform the self-monitoring skills in writing would seem to be those involved in problem solving. </text:p>
        </text:list-item>
      </text:list>
      <text:p text:style-name="P59"/>
      <text:list xml:id="list163950189154496" text:continue-numbering="true" text:style-name="WW8Num55">
        <text:list-item>
          <text:p text:style-name="P61">Developing the disposition to look back is hard to accomplish with students. Implications are that the metacognitive aspect of writing could enhance students’ reflection during problem solving.</text:p>
        </text:list-item>
      </text:list>
      <text:p text:style-name="P59"><text:s/></text:p>
      <text:p text:style-name="P74"/>
      <text:h text:style-name="P34" text:outline-level="9" text:is-list-header="true">Procedures</text:h>
      <text:list xml:id="list3046292218034031279" text:style-name="WW8Num19">
        <text:list-item>
          <text:p text:style-name="P66"><text:span text:style-name="T7">Participants</text:span><text:span text:style-name="T6"> - college students enrolled in two intact Calculus I classes taught by the same instructor.</text:span></text:p>
        </text:list-item>
        <text:list-item>
          <text:p text:style-name="P66"><text:span text:style-name="T7">Pretests</text:span><text:span text:style-name="T6"> - Students completed Prior Writing Experiences Survey, Multiple Representations Test (MRT) </text:span><text:span text:style-name="T7">pretest</text:span><text:span text:style-name="T6">, and Revised Mathematics Attitude Scale </text:span><text:span text:style-name="T7">pretest</text:span><text:span text:style-name="T6">.</text:span></text:p>
        </text:list-item>
        <text:list-item>
          <text:p text:style-name="P66"><text:span text:style-name="T7">Treatment tasks</text:span><text:span text:style-name="T6"> - For eight weeks, both classes participated at least twice weekly in the writing or problem solving treatment - during the first five to ten minutes of class. Students’ work was returned the day following the assignment. Feedback for both groups was based on a 0-4 scoring rubric. </text:span></text:p>
        </text:list-item>
        <text:list-item>
          <text:p text:style-name="P66"><text:span text:style-name="T7">Written daily lesson plans were scripted</text:span><text:span text:style-name="T6"> to help ensure that teaching in each class differed only in treatment tasks. </text:span></text:p>
        </text:list-item>
        <text:list-item>
          <text:p text:style-name="P66"><text:span text:style-name="T7">Posttests</text:span><text:span text:style-name="T6"> – After eight weeks the MRT (posttest), the attitude scale (posttest), and the Calculus Applications Test (CALAT) were given to both classes</text:span></text:p>
        </text:list-item>
        <text:list-item>
          <text:p text:style-name="P66"><text:span text:style-name="T7">Personal interviews</text:span><text:span text:style-name="T6"> followed the CALAT.</text:span></text:p>
        </text:list-item>
      </text:list>
      <text:p text:style-name="P70"/>
      <text:p text:style-name="P73">Data Analysis</text:p>
      <text:p text:style-name="P53"/>
      <text:p text:style-name="Text_20_body"><text:span text:style-name="T3">Descriptive statistics</text:span><text:span text:style-name="T2"> appeared to be satisfactory for addressing the research questions. Factors such as class size, scheduling, and limitations precluded the researcher from randomizing into treatment and control groups and prevented the use of inferential statistics in the analysis of data. </text:span></text:p>
      <text:p text:style-name="P54"/>
      <text:p text:style-name="Text_20_body"><text:span text:style-name="T3">Demographic data</text:span><text:span text:style-name="T2"> were used to profile each class, and to provide a source of antecedent data for making comparisons between the two classes in the study. </text:span></text:p>
      <text:p text:style-name="P75">RESEARCH QUESTIONS, DATA ANALYSIS, AND RESULTS</text:p>
      <text:p text:style-name="P78"><text:tab/>1. <text:tab/>What is the relationship between the instructional approach that students’ experience and their achievement on a posttest that involves connecting graphical, numerical, and symbolic representations of functions and derivatives?</text:p>
      <text:p text:style-name="Text_20_body"><text:span text:style-name="T6">This was </text:span><text:span text:style-name="T7">measured using pretest and posttest scores from the Multiple Representations Test.</text:span><text:span text:style-name="T6"> </text:span></text:p>
      <text:p text:style-name="P59"/>
      <text:p text:style-name="P44">MRT Pretest and Posttest Results: Group Means and Standard Deviation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row table:style-name="Table1.1">
          <table:table-cell table:style-name="Table1.A1" office:value-type="string">
            <text:p text:style-name="P7"/>
          </table:table-cell>
          <table:table-cell table:style-name="Table1.B1" table:number-columns-spanned="6" office:value-type="string">
            <text:h text:style-name="P32" text:outline-level="2">MRT scores</text:h>
          </table:table-cell>
          <table:covered-table-cell/>
          <table:covered-table-cell/>
          <table:covered-table-cell/>
          <table:covered-table-cell/>
          <table:covered-table-cell/>
        </table:table-row>
        <table:table-row table:style-name="Table1.1">
          <table:table-cell table:style-name="Table1.A2" office:value-type="string">
            <text:p text:style-name="P7"/>
          </table:table-cell>
          <table:table-cell table:style-name="Table1.A2" table:number-columns-spanned="2" office:value-type="string">
            <text:p text:style-name="P8">PreTest</text:p>
          </table:table-cell>
          <table:covered-table-cell/>
          <table:table-cell table:style-name="Table1.A2" table:number-columns-spanned="2" office:value-type="string">
            <text:p text:style-name="P8">Posttest</text:p>
          </table:table-cell>
          <table:covered-table-cell/>
          <table:table-cell table:style-name="Table1.A2" table:number-columns-spanned="2" office:value-type="string">
            <text:p text:style-name="P8">Gain</text:p>
          </table:table-cell>
          <table:covered-table-cell/>
        </table:table-row>
        <table:table-row table:style-name="Table1.3">
          <table:table-cell table:style-name="Table1.A2" office:value-type="string">
            <text:p text:style-name="P6">Class</text:p>
          </table:table-cell>
          <table:table-cell table:style-name="Table1.B3" office:value-type="string">
            <text:p text:style-name="P8">Mean</text:p>
          </table:table-cell>
          <table:table-cell table:style-name="Table1.B3" office:value-type="string">
            <text:p text:style-name="P8">SD</text:p>
          </table:table-cell>
          <table:table-cell table:style-name="Table1.B3" office:value-type="string">
            <text:p text:style-name="P8">Mean</text:p>
          </table:table-cell>
          <table:table-cell table:style-name="Table1.B3" office:value-type="string">
            <text:p text:style-name="P8">SD</text:p>
          </table:table-cell>
          <table:table-cell table:style-name="Table1.B3" office:value-type="string">
            <text:p text:style-name="P8">Mean</text:p>
          </table:table-cell>
          <table:table-cell table:style-name="Table1.B3" office:value-type="string">
            <text:p text:style-name="P8">SD</text:p>
          </table:table-cell>
        </table:table-row>
        <table:table-row table:style-name="Table1.4">
          <table:table-cell table:style-name="Table1.A1" office:value-type="string">
            <text:p text:style-name="P12"/>
            <text:p text:style-name="P6">Treatment</text:p>
          </table:table-cell>
          <table:table-cell table:style-name="Table1.A1" office:value-type="string">
            <text:p text:style-name="P9"/>
            <text:p text:style-name="P8">.75</text:p>
          </table:table-cell>
          <table:table-cell table:style-name="Table1.A1" office:value-type="string">
            <text:p text:style-name="P9"/>
            <text:p text:style-name="P8">1.773</text:p>
          </table:table-cell>
          <table:table-cell table:style-name="Table1.A1" office:value-type="string">
            <text:p text:style-name="P9"/>
            <text:p text:style-name="P8">6.80</text:p>
          </table:table-cell>
          <table:table-cell table:style-name="Table1.A1" office:value-type="string">
            <text:p text:style-name="P9"/>
            <text:p text:style-name="P8">2.042</text:p>
          </table:table-cell>
          <table:table-cell table:style-name="Table1.A1" office:value-type="string">
            <text:p text:style-name="P9"/>
            <text:p text:style-name="P8">6.05</text:p>
          </table:table-cell>
          <table:table-cell table:style-name="Table1.A1" office:value-type="string">
            <text:p text:style-name="P9"/>
            <text:p text:style-name="P8">2.235</text:p>
          </table:table-cell>
        </table:table-row>
        <table:table-row table:style-name="Table1.5">
          <table:table-cell table:style-name="Table1.A5" office:value-type="string">
            <text:p text:style-name="P7"/>
            <text:p text:style-name="P6">Comparison</text:p>
            <text:p text:style-name="P6"/>
          </table:table-cell>
          <table:table-cell table:style-name="Table1.A5" office:value-type="string">
            <text:p text:style-name="P9"/>
            <text:p text:style-name="P8">.786</text:p>
          </table:table-cell>
          <table:table-cell table:style-name="Table1.A5" office:value-type="string">
            <text:p text:style-name="P9"/>
            <text:p text:style-name="P8">1.424</text:p>
          </table:table-cell>
          <table:table-cell table:style-name="Table1.A5" office:value-type="string">
            <text:p text:style-name="P9"/>
            <text:p text:style-name="P8">6.929</text:p>
          </table:table-cell>
          <table:table-cell table:style-name="Table1.A5" office:value-type="string">
            <text:p text:style-name="P9"/>
            <text:p text:style-name="P8">2.615</text:p>
          </table:table-cell>
          <table:table-cell table:style-name="Table1.A5" office:value-type="string">
            <text:p text:style-name="P9"/>
            <text:p text:style-name="P8">6.357</text:p>
          </table:table-cell>
          <table:table-cell table:style-name="Table1.A5" office:value-type="string">
            <text:p text:style-name="P9"/>
            <text:p text:style-name="P8">3.054</text:p>
          </table:table-cell>
        </table:table-row>
      </table:table>
      <text:p text:style-name="P78"/>
      <text:p text:style-name="P79"><text:tab/>2.<text:tab/>What is the relationship between the instructional approach that students experience and their achievement on a posttest that involves applying what they learned to solve application problems involving the derivative concept?</text:p>
      <text:p text:style-name="Text_20_body"><text:span text:style-name="T6">This was measured using scores from the </text:span><text:span text:style-name="T7">Calculus Applications Test (section one)</text:span><text:span text:style-name="T6"> as dependent variable. </text:span></text:p>
      <text:p text:style-name="P59"/>
      <text:p text:style-name="P44">CALAT Means and Standard Deviations for Treatment and Comparison Classes</text:p>
      <text:p text:style-name="P4"/>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P7"/>
          </table:table-cell>
          <table:table-cell table:style-name="Table2.A1" table:number-columns-spanned="3" office:value-type="string">
            <text:p text:style-name="P8">Experimental Group<text:line-break/>(N = 20)</text:p>
          </table:table-cell>
          <table:covered-table-cell/>
          <table:covered-table-cell/>
          <table:table-cell table:style-name="Table2.A1" table:number-columns-spanned="2" office:value-type="string">
            <text:p text:style-name="P8">Comparison Group<text:line-break/>(N = 14)</text:p>
          </table:table-cell>
          <table:covered-table-cell/>
        </table:table-row>
        <table:table-row table:style-name="Table2.1">
          <table:table-cell table:style-name="Table2.A2" office:value-type="string">
            <text:p text:style-name="P6">CALAT</text:p>
          </table:table-cell>
          <table:table-cell table:style-name="Table2.A2" office:value-type="string">
            <text:p text:style-name="P8">Maximum Score</text:p>
          </table:table-cell>
          <table:table-cell table:style-name="Table2.A2" office:value-type="string">
            <text:p text:style-name="P8">Mean</text:p>
          </table:table-cell>
          <table:table-cell table:style-name="Table2.A2" office:value-type="string">
            <text:p text:style-name="P8">SD</text:p>
          </table:table-cell>
          <table:table-cell table:style-name="Table2.A2" office:value-type="string">
            <text:p text:style-name="P8">Mean</text:p>
          </table:table-cell>
          <table:table-cell table:style-name="Table2.A2" office:value-type="string">
            <text:p text:style-name="P8">SD</text:p>
          </table:table-cell>
        </table:table-row>
        <table:table-row table:style-name="Table2.1">
          <table:table-cell table:style-name="Table2.A3" office:value-type="string">
            <text:p text:style-name="P19">CALAT<text:line-break/>(TOTAL)</text:p>
          </table:table-cell>
          <table:table-cell table:style-name="Table2.A3" office:value-type="string">
            <text:p text:style-name="P20">12</text:p>
          </table:table-cell>
          <table:table-cell table:style-name="Table2.A3" office:value-type="string">
            <text:p text:style-name="P20">6.35</text:p>
          </table:table-cell>
          <table:table-cell table:style-name="Table2.A3" office:value-type="string">
            <text:p text:style-name="P20">3.031</text:p>
          </table:table-cell>
          <table:table-cell table:style-name="Table2.A3" office:value-type="string">
            <text:p text:style-name="P20">6.714</text:p>
          </table:table-cell>
          <table:table-cell table:style-name="Table2.A3" office:value-type="string">
            <text:p text:style-name="P20">2.89</text:p>
          </table:table-cell>
        </table:table-row>
        <table:table-row table:style-name="Table2.1">
          <table:table-cell table:style-name="Table2.A3" office:value-type="string">
            <text:p text:style-name="P19">CALAT<text:line-break/>(A,B)</text:p>
          </table:table-cell>
          <table:table-cell table:style-name="Table2.A3" office:value-type="string">
            <text:p text:style-name="P20">4</text:p>
          </table:table-cell>
          <table:table-cell table:style-name="Table2.A3" office:value-type="string">
            <text:p text:style-name="P20">3.65</text:p>
          </table:table-cell>
          <table:table-cell table:style-name="Table2.A3" office:value-type="string">
            <text:p text:style-name="P20">.671</text:p>
          </table:table-cell>
          <table:table-cell table:style-name="Table2.A3" office:value-type="string">
            <text:p text:style-name="P20">3.857</text:p>
          </table:table-cell>
          <table:table-cell table:style-name="Table2.A3" office:value-type="string">
            <text:p text:style-name="P20">.535</text:p>
          </table:table-cell>
        </table:table-row>
        <table:table-row table:style-name="Table2.1">
          <table:table-cell table:style-name="Table2.A3" office:value-type="string">
            <text:p text:style-name="P19">CALAT<text:line-break/>(C)</text:p>
          </table:table-cell>
          <table:table-cell table:style-name="Table2.A3" office:value-type="string">
            <text:p text:style-name="P20">2</text:p>
          </table:table-cell>
          <table:table-cell table:style-name="Table2.A3" office:value-type="string">
            <text:p text:style-name="P20">.60</text:p>
          </table:table-cell>
          <table:table-cell table:style-name="Table2.A3" office:value-type="string">
            <text:p text:style-name="P20">.821</text:p>
          </table:table-cell>
          <table:table-cell table:style-name="Table2.A3" office:value-type="string">
            <text:p text:style-name="P20">.714</text:p>
          </table:table-cell>
          <table:table-cell table:style-name="Table2.A3" office:value-type="string">
            <text:p text:style-name="P20">.994</text:p>
          </table:table-cell>
        </table:table-row>
        <table:table-row table:style-name="Table2.6">
          <table:table-cell table:style-name="Table2.A2" office:value-type="string">
            <text:p text:style-name="P19">CALAT<text:line-break/>(D)</text:p>
          </table:table-cell>
          <table:table-cell table:style-name="Table2.A2" office:value-type="string">
            <text:p text:style-name="P20">6</text:p>
          </table:table-cell>
          <table:table-cell table:style-name="Table2.A2" office:value-type="string">
            <text:p text:style-name="P20">2.10</text:p>
          </table:table-cell>
          <table:table-cell table:style-name="Table2.A2" office:value-type="string">
            <text:p text:style-name="P20">2.360</text:p>
          </table:table-cell>
          <table:table-cell table:style-name="Table2.A2" office:value-type="string">
            <text:p text:style-name="P20">2.14</text:p>
          </table:table-cell>
          <table:table-cell table:style-name="Table2.A2" office:value-type="string">
            <text:p text:style-name="P20">2.282</text:p>
          </table:table-cell>
        </table:table-row>
      </table:table>
      <text:p text:style-name="Text_20_body"/>
      <text:p text:style-name="P59"><text:s/></text:p>
      <text:p text:style-name="P78"><text:soft-page-break/><text:tab/>3. <text:tab/>What is the relationship between the instructional approach that students experience and how they use and connect multiple representations when solving calculus problems? </text:p>
      <text:p text:style-name="P59"/>
      <text:p text:style-name="P59">A content analysis of students’ solutions and responses to sections one and two of the Calculus Applications Test (CALAT), and their responses to interview questions were used to investigate this research question. </text:p>
      <text:p text:style-name="P59"/>
      <text:list xml:id="list432442270674859228" text:style-name="WW8Num96">
        <text:list-item>
          <text:p text:style-name="P21"><text:span text:style-name="T7">Most students in both classes had difficulties on part c</text:span><text:span text:style-name="T6"> in interpreting the points where a function is increasing or decreasing the fastest.</text:span></text:p>
        </text:list-item>
        <text:list-item>
          <text:p text:style-name="P21"><text:span text:style-name="T6">Essentially the </text:span><text:span text:style-name="T7">same percent of students were able to use the derivative concept to locate the extrema </text:span><text:span text:style-name="T6">of population function P(t).</text:span></text:p>
        </text:list-item>
        <text:list-item>
          <text:p text:style-name="P21"><text:span text:style-name="T7">A greater proportion of students in the treatment class used calculus in part </text:span><text:span text:style-name="T8">c </text:span><text:span text:style-name="T6">to locate where the population was increasing or decreasing fastest than did comparison students.</text:span></text:p>
        </text:list-item>
        <text:list-item>
          <text:p text:style-name="P21"><text:soft-page-break/><text:span text:style-name="T7">Treatment students used a greater variety of representations to identify points where the function increased or decreased</text:span><text:span text:style-name="T6"> fastest than did students in the comparison class. </text:span></text:p>
        </text:list-item>
        <text:list-item>
          <text:p text:style-name="P21"><text:span text:style-name="T7">A greater proportion of treatment students who used the derivative concept to locate extreme values could also use the derivative to locate maximum and minimum rates</text:span><text:span text:style-name="T6"> than students in the comparison class. </text:span></text:p>
        </text:list-item>
      </text:list>
      <text:p text:style-name="P59"/>
      <text:p text:style-name="P79"><text:tab/>4.<text:tab/>What is the relationship between the instructional approach that students experience and their attitude toward mathematics?</text:p>
      <text:p text:style-name="Text_20_body"><text:span text:style-name="T6">Gain scores obtained from the </text:span><text:span text:style-name="T7">Revised Mathematics Attitude Scale</text:span><text:span text:style-name="T6"> pretests and posttests were used to determine the effect of each approach on student attitude.</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E"/>
        <table:table-row table:style-name="Table3.1">
          <table:table-cell table:style-name="Table3.A1" office:value-type="string">
            <text:p text:style-name="P7"/>
          </table:table-cell>
          <table:table-cell table:style-name="Table3.B1" table:number-columns-spanned="7" office:value-type="string">
            <text:h text:style-name="P32" text:outline-level="2">Attitude scores</text:h>
          </table:table-cell>
          <table:covered-table-cell/>
          <table:covered-table-cell/>
          <table:covered-table-cell/>
          <table:covered-table-cell/>
          <table:covered-table-cell/>
          <table:covered-table-cell/>
        </table:table-row>
        <table:table-row table:style-name="Table3.1">
          <table:table-cell table:style-name="Table3.A2" office:value-type="string">
            <text:p text:style-name="P7"/>
          </table:table-cell>
          <table:table-cell table:style-name="Table3.A2" table:number-columns-spanned="2" office:value-type="string">
            <text:p text:style-name="P8">PreTest</text:p>
          </table:table-cell>
          <table:covered-table-cell/>
          <table:table-cell table:style-name="Table3.A2" office:value-type="string">
            <text:p text:style-name="P8">Posttest</text:p>
          </table:table-cell>
          <table:table-cell table:style-name="Table3.A2" table:number-columns-spanned="3" office:value-type="string">
            <text:p text:style-name="P8">Gain</text:p>
          </table:table-cell>
          <table:covered-table-cell/>
          <table:covered-table-cell/>
          <table:table-cell table:style-name="Table3.H2" office:value-type="string">
            <text:p text:style-name="P7"/>
          </table:table-cell>
        </table:table-row>
        <table:table-row table:style-name="Table3.3">
          <table:table-cell table:style-name="Table3.A2" office:value-type="string">
            <text:p text:style-name="P6">Class</text:p>
          </table:table-cell>
          <table:table-cell table:style-name="Table3.A2" office:value-type="string">
            <text:p text:style-name="P8">Mean</text:p>
          </table:table-cell>
          <table:table-cell table:style-name="Table3.A2" office:value-type="string">
            <text:p text:style-name="P8">SD</text:p>
          </table:table-cell>
          <table:table-cell table:style-name="Table3.A2" office:value-type="string">
            <text:p text:style-name="P8">Mean</text:p>
          </table:table-cell>
          <table:table-cell table:style-name="Table3.A2" office:value-type="string">
            <text:p text:style-name="P8">SD</text:p>
          </table:table-cell>
          <table:table-cell table:style-name="Table3.A2" office:value-type="string">
            <text:p text:style-name="P8">Mean</text:p>
          </table:table-cell>
          <table:table-cell table:style-name="Table3.A2" table:number-columns-spanned="2" office:value-type="string">
            <text:p text:style-name="P8">SD</text:p>
          </table:table-cell>
          <table:covered-table-cell/>
        </table:table-row>
        <table:table-row table:style-name="Table3.4">
          <table:table-cell table:style-name="Table3.A1" office:value-type="string">
            <text:p text:style-name="P12"/>
            <text:p text:style-name="P6">Treatment</text:p>
          </table:table-cell>
          <table:table-cell table:style-name="Table3.A1" office:value-type="string">
            <text:p text:style-name="P8">64.3</text:p>
          </table:table-cell>
          <table:table-cell table:style-name="Table3.A1" office:value-type="string">
            <text:p text:style-name="P8">21.73</text:p>
          </table:table-cell>
          <table:table-cell table:style-name="Table3.A1" office:value-type="string">
            <text:p text:style-name="P8">69.35</text:p>
          </table:table-cell>
          <table:table-cell table:style-name="Table3.A1" office:value-type="string">
            <text:p text:style-name="P8">22.04</text:p>
          </table:table-cell>
          <table:table-cell table:style-name="Table3.A1" office:value-type="string">
            <text:p text:style-name="P8">5.05</text:p>
          </table:table-cell>
          <table:table-cell table:style-name="Table3.A1" table:number-columns-spanned="2" office:value-type="string">
            <text:p text:style-name="P8">7.37</text:p>
          </table:table-cell>
          <table:covered-table-cell/>
        </table:table-row>
        <table:table-row table:style-name="Table3.5">
          <table:table-cell table:style-name="Table3.A5" office:value-type="string">
            <text:p text:style-name="P7"/>
            <text:p text:style-name="P6">Comparison</text:p>
          </table:table-cell>
          <table:table-cell table:style-name="Table3.A5" office:value-type="string">
            <text:p text:style-name="P8">65.14</text:p>
          </table:table-cell>
          <table:table-cell table:style-name="Table3.A5" office:value-type="string">
            <text:p text:style-name="P8">12.26</text:p>
          </table:table-cell>
          <table:table-cell table:style-name="Table3.A5" office:value-type="string">
            <text:p text:style-name="P8">68.07</text:p>
          </table:table-cell>
          <table:table-cell table:style-name="Table3.A5" office:value-type="string">
            <text:p text:style-name="P8">16.11</text:p>
          </table:table-cell>
          <table:table-cell table:style-name="Table3.A5" office:value-type="string">
            <text:p text:style-name="P8">2.93</text:p>
          </table:table-cell>
          <table:table-cell table:style-name="Table3.A5" table:number-columns-spanned="2" office:value-type="string">
            <text:p text:style-name="P8">7.4</text:p>
          </table:table-cell>
          <table:covered-table-cell/>
        </table:table-row>
      </table:table>
      <text:h text:style-name="P34" text:outline-level="9" text:is-list-header="true"/>
      <text:p text:style-name="P59"/>
      <text:p text:style-name="P79"><text:tab/>5.<text:tab/>What is the nature of the relationship between selected background factors to achievement and attitudes for both the writing and comparison class.</text:p>
      <text:p text:style-name="P59">A graphical analysis of data was used to examine for evidence of interactions. The analysis was conducted to investigate whether selected background factors had the same relation to success in both courses. </text:p>
      <text:p text:style-name="P59"/>
      <text:p text:style-name="P5"><text:bookmark text:name="_950179665"/><text:bookmark text:name="_948960367"/><text:bookmark text:name="_948960296"/><draw:frame draw:style-name="fr1" draw:name="Object1" text:anchor-type="as-char" svg:width="8.2in" svg:height="4.8654in" draw:z-index="0"><draw:object xlink:href="./Object 1" xlink:type="simple" xlink:show="embed" xlink:actuate="onLoad"/><draw:image xlink:href="./ObjectReplacements/Object 1" xlink:type="simple" xlink:show="embed" xlink:actuate="onLoad"/></draw:frame></text:p>
      <text:p text:style-name="P40">Prior Achievement (CPT) by Treatment</text:p>
      <text:p text:style-name="P70"/>
      <text:p text:style-name="P51"><text:bookmark text:name="_947764228"/><text:bookmark text:name="_947764180"/><text:bookmark text:name="_947764125"/><draw:frame draw:style-name="fr1" draw:name="Object2" text:anchor-type="as-char" svg:width="6.6965in" svg:height="6.1992in" draw:z-index="1"><draw:object xlink:href="./Object 2" xlink:type="simple" xlink:show="embed" xlink:actuate="onLoad"/><draw:image xlink:href="./ObjectReplacements/Object 2" xlink:type="simple" xlink:show="embed" xlink:actuate="onLoad"/></draw:frame></text:p>
      <text:p text:style-name="P40">Previous Mathematics Course by Treatment (MRT posttest)</text:p>
      <text:p text:style-name="P70"><text:s/></text:p>
      <text:p text:style-name="P5"><draw:frame draw:style-name="fr1" draw:name="Object3" text:anchor-type="as-char" svg:width="6.6201in" svg:height="6.0091in" draw:z-index="2"><draw:object xlink:href="./Object 3" xlink:type="simple" xlink:show="embed" xlink:actuate="onLoad"/><draw:image xlink:href="./ObjectReplacements/Object 3" xlink:type="simple" xlink:show="embed" xlink:actuate="onLoad"/></draw:frame></text:p>
      <text:p text:style-name="P52"/>
      <text:p text:style-name="P40">Beginning Attitude * Treatment</text:p>
      <text:p text:style-name="P41"/>
      <text:p text:style-name="P74"/>
      <text:list xml:id="list8287628662369059675" text:style-name="WW8Num74">
        <text:list-item>
          <text:p text:style-name="P62">What effects of the instructional approach do students report on their understanding of calculus and on their attitude towards calculus?</text:p>
        </text:list-item>
      </text:list>
      <text:p text:style-name="P59">Results from the Student Perception Instrument soliciting student opinion on the impact of the treatments on their understanding of calculus and attitude towards calculus was analyzed for descriptive patterns.</text:p>
      <text:p text:style-name="P44"/>
      <text:p text:style-name="P44">Sample Comments of Students About the Use of In-Class Focused Writing Assignments</text:p>
      <text:p text:style-name="P57"><text:tab/><text:tab/><text:tab/><text:tab/><text:tab/><text:tab/><text:tab/><text:tab/><text:tab/><text:tab/><text:tab/><text:tab/></text:p>
      <text:p text:style-name="P59"><text:s/>“They were to helpful to review for testing.”</text:p>
      <text:p text:style-name="P59">“They helped to make me to better understand the problems and answers.”</text:p>
      <text:p text:style-name="P59">“It lets a student show the instructor that they may understand the concept, but don’t know how to solve it.”</text:p>
      <text:p text:style-name="P59">“The writing prompts ‘kept me on my toes.’ They also cleared up something’s that I didn’t catch the first time.”</text:p>
      <text:p text:style-name="P59"><text:soft-page-break/>“Writing about problems was a new and helpful approach to math I had not tried before.”</text:p>
      <text:p text:style-name="P57"><text:tab/><text:tab/><text:tab/><text:tab/><text:tab/><text:tab/><text:tab/><text:tab/><text:tab/><text:tab/><text:tab/><text:tab/><text:tab/></text:p>
      <text:p text:style-name="P51"/>
      <text:p text:style-name="P45">Sample Comments of Students About How the Writing Assignments Changed their Beliefs About “Doing” Mathematics.</text:p>
      <text:p text:style-name="P6"/>
      <text:p text:style-name="P59">“I learned that there is more to learning mathematics besides just coming up with the correct answer.”</text:p>
      <text:p text:style-name="P59">“Writing helped me see that math is more than just writing the numbers." </text:p>
      <text:p text:style-name="P59">“I used to think that I understood math when I could get the right answer, now I believe that more is involved in really understanding than just getting a correct answer.” </text:p>
      <text:p text:style-name="P80">“Writing helped me see that there is more to understanding math than just being able to solve problems correctly. You understand it when you can put it in words.”</text:p>
      <text:p text:style-name="P74"/>
      <text:p text:style-name="P45">Sample Comments of Students About How the Writing Influenced Their Metacognitive Ability in Calculus</text:p>
      <text:p text:style-name="P6"/>
      <text:p text:style-name="P59">“I like the prompts very much, they gave me the opportunity to put things in my own words.”</text:p>
      <text:p text:style-name="P59">“Yes. It helps me to develop and understand the concepts in my own mind.”</text:p>
      <text:p text:style-name="P59">“The writing activities helped a lot in understanding, but if you didn’t understand it, then you probably got a low score on it”</text:p>
      <text:p text:style-name="P59">“They reaffirmed the fact that I know what I was doing.”</text:p>
      <text:p text:style-name="P59">“It gave me the opportunity to put the things in my own words.”</text:p>
      <text:p text:style-name="P59">“It quickly gave me an idea as to whether I had understood what the professor had taught and where were the areas I need to work on.”</text:p>
      <text:p text:style-name="P59">“It was very helpful, because I had to know inner concepts of the mathematical problems.</text:p>
      <text:p text:style-name="P59">“They help me know what I needed to study.”</text:p>
      <text:p text:style-name="P80">“It made it me try hard to understand and voice concepts.”</text:p>
      <text:p text:style-name="P70"/>
      <text:p text:style-name="P45">Sample Comments on Students’ Suggestions for Improving Use of Writing Prompts</text:p>
      <text:p text:style-name="P6"/>
      <text:p text:style-name="P59">“I liked the writing prompts, so more assignments like that would help in learning the material.”</text:p>
      <text:p text:style-name="P59">“Students should have more problems where they describe in a paragraph the steps they took.”</text:p>
      <text:p text:style-name="P59">“More notice should have been given about the writing tasks beforehand.”</text:p>
      <text:p text:style-name="P59">“I believe that they should have been explained more in class.”</text:p>
      <text:p text:style-name="P59">“The teacher should give us some review about what the next writing assignment is about.”</text:p>
      <text:p text:style-name="P59">“Students should be allowed more time to complete the writing. Sometimes I ran out of time and I felt that for this reason it hurt my grade.”</text:p>
      <text:p text:style-name="P80">“I think it would have been better if they weren’t graded. If they weren’t graded then they would have been just as helpful to us in studying for test.”</text:p>
      <text:p text:style-name="P74"/>
      <text:p text:style-name="P45">Sample Negative Comments of Students About Focused Writing Assignments.</text:p>
      <text:p text:style-name="P6"/>
      <text:p text:style-name="P59">“I like the actual problems. I didn’t like explaining myself.</text:p>
      <text:p text:style-name="P59">“I would prefer never to see any writing prompts again.”</text:p>
      <text:p text:style-name="P59">“What I liked least about the writing assignment was writing itself.”</text:p>
      <text:p text:style-name="P59">“I would not prefer a calculus course with writing prompts again because I can do math I just have trouble putting it into words or understanding it through words”</text:p>
      <text:p text:style-name="P59">“Sometimes I ran out of time and I felt that this reason it hurt my grade”</text:p>
      <text:p text:style-name="P80">“I disliked some of the questions.”</text:p>
      <text:p text:style-name="P70"/>
      <text:p text:style-name="P45">Students’ Responses to Attitudinal Questions on the Student Perception Survey.</text:p>
      <text:p text:style-name="P47"/>
      <text:h text:style-name="P50" text:outline-level="4">Question<text:tab/><text:tab/><text:tab/><text:tab/><text:tab/><text:tab/> <text:s text:c="6"/># Students Answering</text:h>
      <text:p text:style-name="P80"><text:tab/><text:tab/><text:tab/><text:tab/><text:tab/><text:tab/><text:tab/>Yes<text:tab/>No<text:tab/>Unable to Discern</text:p>
      <text:p text:style-name="P59"/>
      <text:list xml:id="list2789080240755533130" text:style-name="WW8Num73">
        <text:list-item>
          <text:p text:style-name="P63">Would you prefer a calculus course<text:tab/><text:tab/>15<text:tab/> 3<text:tab/><text:tab/>2<text:line-break/>with writing prompts again?</text:p>
        </text:list-item>
        <text:list-item>
          <text:p text:style-name="P63">Are you more interested in learning<text:tab/><text:tab/>15<text:tab/>5<text:tab/><text:tab/>0<text:line-break/>mathematics since taking this course?</text:p>
        </text:list-item>
        <text:list-item>
          <text:p text:style-name="P81">Are you more confident with your <text:tab/><text:tab/>12<text:tab/>4<text:tab/><text:tab/>4<text:line-break/>math skills since you’ve taken this course?</text:p>
        </text:list-item>
      </text:list>
      <text:p text:style-name="P51"><text:tab/></text:p>
      <text:p text:style-name="P46">Summary of Interview Data<text:line-break/>Descriptive Statistics for Principle-Based Elaborations</text:p>
      <table:table table:name="Table4" table:style-name="Table4">
        <table:table-column table:style-name="Table4.A"/>
        <table:table-column table:style-name="Table4.B" table:number-columns-repeated="3"/>
        <table:table-row table:style-name="Table4.1">
          <table:table-cell table:style-name="Table4.A1" office:value-type="string">
            <text:p text:style-name="P22">CALAT</text:p>
          </table:table-cell>
          <table:table-cell table:style-name="Table4.B1" office:value-type="string">
            <text:p text:style-name="P23">Mean</text:p>
          </table:table-cell>
          <table:table-cell table:style-name="Table4.A1" office:value-type="string">
            <text:p text:style-name="P23">SD</text:p>
          </table:table-cell>
          <table:table-cell table:style-name="Table4.A1" office:value-type="string">
            <text:p text:style-name="P23">Median</text:p>
          </table:table-cell>
        </table:table-row>
        <table:table-row table:style-name="Table4.2">
          <table:table-cell table:style-name="Table4.A1" office:value-type="string">
            <text:p text:style-name="P6">Treatment (Low)</text:p>
          </table:table-cell>
          <table:table-cell table:style-name="Table4.A1" office:value-type="string">
            <text:p text:style-name="P8">4.6</text:p>
          </table:table-cell>
          <table:table-cell table:style-name="Table4.A1" office:value-type="string">
            <text:p text:style-name="P8">1.82</text:p>
          </table:table-cell>
          <table:table-cell table:style-name="Table4.A1" office:value-type="string">
            <text:p text:style-name="P8">4</text:p>
          </table:table-cell>
        </table:table-row>
        <table:table-row table:style-name="Table4.3">
          <table:table-cell table:style-name="Table4.A3" office:value-type="string">
            <text:p text:style-name="P6">Comparison (Low)</text:p>
          </table:table-cell>
          <table:table-cell table:style-name="Table4.A3" office:value-type="string">
            <text:p text:style-name="P8">3.4</text:p>
          </table:table-cell>
          <table:table-cell table:style-name="Table4.A3" office:value-type="string">
            <text:p text:style-name="P8">1.67</text:p>
          </table:table-cell>
          <table:table-cell table:style-name="Table4.A3" office:value-type="string">
            <text:p text:style-name="P8">3</text:p>
          </table:table-cell>
        </table:table-row>
        <table:table-row table:style-name="Table4.2">
          <table:table-cell table:style-name="Table4.A3" office:value-type="string">
            <text:p text:style-name="P6">Treatment (High)</text:p>
          </table:table-cell>
          <table:table-cell table:style-name="Table4.A3" office:value-type="string">
            <text:p text:style-name="P8">5.2</text:p>
          </table:table-cell>
          <table:table-cell table:style-name="Table4.A3" office:value-type="string">
            <text:p text:style-name="P8">.837</text:p>
          </table:table-cell>
          <table:table-cell table:style-name="Table4.A3" office:value-type="string">
            <text:p text:style-name="P8">5</text:p>
          </table:table-cell>
        </table:table-row>
        <table:table-row table:style-name="Table4.3">
          <table:table-cell table:style-name="Table4.A5" office:value-type="string">
            <text:p text:style-name="P6">Comparison (High)</text:p>
          </table:table-cell>
          <table:table-cell table:style-name="Table4.A5" office:value-type="string">
            <text:p text:style-name="P8">4.6</text:p>
          </table:table-cell>
          <table:table-cell table:style-name="Table4.A5" office:value-type="string">
            <text:p text:style-name="P8">.548</text:p>
          </table:table-cell>
          <table:table-cell table:style-name="Table4.A5" office:value-type="string">
            <text:p text:style-name="P8">5</text:p>
          </table:table-cell>
        </table:table-row>
      </table:table>
      <text:p text:style-name="P57"/>
      <text:p text:style-name="P43">Summary of Interview Data</text:p>
      <text:list xml:id="list8735507709360048885" text:style-name="WW8Num17">
        <text:list-item>
          <text:p text:style-name="P83">More low treatment students than low comparison students elaborated on the connection between extrema of functions, the first derivative, and zero slope when prompted. </text:p>
        </text:list-item>
        <text:list-item>
          <text:p text:style-name="P83">Fewer comparison students than treatment students seemed to recognize the connection between using the first derivative to find the maximum and minimum values of a function and using the second derivative to find the maximum and minimum rate.</text:p>
        </text:list-item>
        <text:list-item>
          <text:p text:style-name="P83">Equal numbers of students interpreted where a function is increasing fastest or decreasing fastest as intervals, rather than as single points on the graph.</text:p>
        </text:list-item>
        <text:list-item>
          <text:p text:style-name="P82"><text:soft-page-break/><text:span text:style-name="T6">Calculus conceptualizations for low and high treatment students were generally </text:span><text:span text:style-name="T7">better organized and logically structured</text:span><text:span text:style-name="T6"> than for low and high comparison students, respectively.</text:span></text:p>
        </text:list-item>
        <text:list-item>
          <text:p text:style-name="P82"><text:span text:style-name="T6">Low and high treatment students demonstrated </text:span><text:span text:style-name="T7">more coherent and detailed explanations</text:span><text:span text:style-name="T6"> than low and high comparison students, respectively.</text:span></text:p>
        </text:list-item>
      </text:list>
      <text:p text:style-name="P76"/>
      <text:p text:style-name="P58">Conclusions and Implications</text:p>
      <text:list xml:id="list5408865561932857761" text:style-name="WW8Num11">
        <text:list-item>
          <text:p text:style-name="P84">A significant contribution of this research is that time spent on writing was at least not harmful, even on problem solving tests, and seemed to benefit students’ ability to verbally articulate their understanding of the derivative concept.</text:p>
        </text:list-item>
        <text:list-item>
          <text:p text:style-name="P84">Some teachers are skeptical about using writing in mathematics. Results from this study could contribute to the literature on calculus teaching by demonstrating that writing can be integrated into the regular instruction of college calculus without encroaching too heavily on instruction time or having a negative impact on students’ calculus achievement. The issue for some teachers who desire to use writing tasks may be whether or not they are willing or able to omit or reduce the emphasis on certain topics, or whether they would prefer to incorporate other activities such as discussion, collaboration, or peer review into their classroom. </text:p>
        </text:list-item>
        <text:list-item>
          <text:p text:style-name="P84">A related contribution is the detailed account of how the treatment course was taught and how writing was used. The <text:soft-page-break/>course was developed to include several key elements advocated by researchers and proponents of calculus reform. These elements included the use of writing, technology, the role of symbol-manipulation, and intuitive approaches designed to make calculus content more understandable, useful, and relevant for students. </text:p>
        </text:list-item>
      </text:list>
      <text:p text:style-name="P85"/>
      <text:p text:style-name="P57">Limitations</text:p>
      <text:p text:style-name="Text_20_body"><text:span text:style-name="T6"><text:tab/>Because the study was limited to only </text:span><text:span text:style-name="T7">two intact classes</text:span><text:span text:style-name="T6">, the comparison class provided a backdrop, not a tight experimental control. The </text:span><text:span text:style-name="T7">classes were small</text:span><text:span text:style-name="T6"> which made it particularly difficult to analyze data related to background characteristics of students. The fact that the </text:span><text:span text:style-name="T7">investigator served as interviewer and instructor</text:span><text:span text:style-name="T6"> had both limitations and benefits.</text:span></text:p>
      <text:p text:style-name="Text_20_body"><text:span text:style-name="T6"><text:tab/>There is </text:span><text:span text:style-name="T7">self-selection in the attrition that occurs</text:span><text:span text:style-name="T6">, which is largely outside of the control of the instructor. It may be that students who do not like the writing assignments slipped away, leaving a somewhat skewed sample of individuals. </text:span></text:p>
      <text:p text:style-name="Text_20_body"><text:span text:style-name="T6"><text:tab/>The </text:span><text:span text:style-name="T7">short duration of the instructional period</text:span><text:span text:style-name="T6">, eight weeks, could have affected the study. It is feasible that this time period was insufficient length to allow the merits of writing-to-learn to become fully evident. </text:span></text:p>
      <text:h text:style-name="P49" text:outline-level="1">I. high treatment students</text:h>
      <text:p text:style-name="P10"><text:s/>“To find the maximum/minimum value take derivative set equal 0.</text:p>
      <text:p text:style-name="P10"/>
      <text:p text:style-name="P10">“If the second derivative is positive, it (the function) is at a minimum if it’s negative the function is at a maximum.” <text:s/></text:p>
      <text:p text:style-name="P10"/>
      <text:p text:style-name="P10">“to find when the population was increasing the fastest, or when it is decreasing the fastest, took the second derivative set equal 0.” <text:s/></text:p>
      <text:p text:style-name="P10"/>
      <text:p text:style-name="P10">“I took the second derivative to find inflection points” </text:p>
      <text:p text:style-name="P10"/>
      <text:p text:style-name="P10">“The first thing I did was take the derivative of the equation we were given and then I found the critical point, which was “t” in this case, and I put that on a line and found whether it was positive and negative to the right and left of it. <text:s/>The increasing or decreasing told me whether it was a maximum number of wolves or minimum number. <text:s/></text:p>
      <text:p text:style-name="P10"/>
      <text:p text:style-name="P10"><text:soft-page-break/>“You could take the second derivative and plug it in and see if it was positive or negative and that would have told you concavity which would have told you whether it was maximum/minimum.” </text:p>
      <text:p text:style-name="P10"/>
      <text:p text:style-name="P10">“I found where the second derivative was equal to 0 and I told the inflection point and then that is where it was increasing the fastest.” <text:s text:c="3"/></text:p>
      <text:p text:style-name="P10"/>
      <text:p text:style-name="P10">“Why is it that the point where it is increasing the fastest occurs at the inflection point? Because beyond that, the graph is moving, the derivatives are getting closer to 0 and tangent lines are turned back. <text:s/>It’s kind of hard to explain.” <text:s/></text:p>
      <text:p text:style-name="P10"/>
      <text:p text:style-name="P10">“ Yes because taking the second derivative is like taking the derivative of the first derivative, which is telling you the max and min rate instead of function values.” <text:s/></text:p>
      <text:p text:style-name="P13"/>
      <text:p text:style-name="P59">“In finding maximum and minimum values critical values tell you where the curve changes slope.”</text:p>
      <text:p text:style-name="P10"/>
      <text:p text:style-name="P10"><text:soft-page-break/>“at the critical value if you drew a tangent line, then it would be a horizontal line.” <text:s/></text:p>
      <text:p text:style-name="P13"/>
      <text:p text:style-name="P10">“That number (the derivative) represents the slope of the original function at that point.”</text:p>
      <text:p text:style-name="P10"/>
      <text:p text:style-name="P10">“First of all, I took the equation and found the derivative because when you find the derivative you can find the maximum and minimum parts. <text:s/>When I took the derivative it was time equaled positive or negative 2.309 and then I just did the first derivative test to see where the maximum was.” <text:s/></text:p>
      <text:p text:style-name="P10"/>
      <text:p text:style-name="P10">“If the derivative is 0 that means there is might be a maximum or minimum at that point for x.” <text:s/></text:p>
      <text:p text:style-name="P10"/>
      <text:p text:style-name="P10">“Just take the second derivative and set it equal to 0 and you can find concavity where it is changing from up or down.” <text:s/></text:p>
      <text:p text:style-name="P10"/>
      <text:p text:style-name="P10"><text:soft-page-break/>“There I used the second derivative and because, the point of inflection, that is where it is getting ready to change concavity, so that means it is at its greatest point right before it changes over.” <text:s/></text:p>
      <text:p text:style-name="P10"/>
      <text:p text:style-name="P10">“Set the derivative equal to zero and find where it is increasing or decreasing.</text:p>
      <text:p text:style-name="P10">If the derivative is 0, the shape of the curve of that point is flat.”</text:p>
      <text:p text:style-name="P10"/>
      <text:p text:style-name="P59">“Its maximum if the second derivative is negative at a critical point and minimum if its positive.” <text:s/></text:p>
      <text:p text:style-name="P10"/>
      <text:p text:style-name="P10">“The first derivative gives you the rates, the maximum/minimum rates.” <text:s/></text:p>
      <text:p text:style-name="P10">“You could use the second derivative to find the inflection point. That is where the population is increasing or decreasing the most.”</text:p>
      <text:p text:style-name="P10"/>
      <text:p text:style-name="P10">“Because the inflection point is a critical point for the first derivative and that would give the maximum or minimum value of that function.”</text:p>
      <text:h text:style-name="P33" text:outline-level="2"><text:soft-page-break/>II. Comparison High Students</text:h>
      <text:p text:style-name="P10">“To find critical values I just took the first derivative of the original function and set it equal to zero and solved it for t.”</text:p>
      <text:p text:style-name="P10"/>
      <text:p text:style-name="P10">“Well, where it the derivative crosses the x-axis it gives you the maximum and minimum for a certain t years.”</text:p>
      <text:p text:style-name="P10"/>
      <text:p text:style-name="P10">“The slope will be zero at the max and min of the original function. <text:s/>It would be horizontal.”</text:p>
      <text:p text:style-name="P10"/>
      <text:p text:style-name="P10">“The derivative gives you slopes and instantaneous rates.”</text:p>
      <text:p text:style-name="P10"/>
      <text:h text:style-name="P48" text:outline-level="1">“Inflection points are where your concavity changes from increasing to decreasing.”</text:h>
      <text:p text:style-name="P10"/>
      <text:p text:style-name="P10">“Set the second derivative equal to zero to find the inflection point”</text:p>
      <text:p text:style-name="P10">“I took the first derivative, set it equal to 0, found that’s the stationary points, and then I used the end points of the closed interval, 0 with 4.”</text:p>
      <text:p text:style-name="P10"/>
      <text:p text:style-name="P10"><text:soft-page-break/>“I plugged that into the derivative and it showed me that the derivative was negative. <text:s/>So that means the function is decreasing on that interval from negative infinity to –2.309. <text:s/></text:p>
      <text:p text:style-name="P10"/>
      <text:p text:style-name="P10">The first two consecutive intervals, the function would be decreasing in the first one, increasing in the next one, so that tells you that you have a negative and a plus, which means you have a relative minimum. <text:s/>So that’s using your first derivative test.” <text:s/></text:p>
      <text:p text:style-name="P10"/>
      <text:p text:style-name="P10">“If I get a positive value (for the second derivative), it tells you that at the critical value its concave up. The vertex would be the minimum, If it were concave down, the vertex would be the maximum.”</text:p>
      <text:p text:style-name="P10"/>
      <text:h text:style-name="P48" text:outline-level="1">“You can find the slope of the lines by evaluating x value into the first derivative” </text:h>
      <text:p text:style-name="P13"/>
      <text:p text:style-name="P10">“The first derivative is the rate at which something changes. <text:s/>In other words, if it was increasing and then starting to level out and then started to decrease, you have a point where that change is going to be nothing. <text:soft-page-break/>That would be where the rate of change goes from positive to negative. <text:s/>Right in between there is 0. <text:s/>If you find out where that 0 point is, that will give you exactly where the maximum or minimum occurs.” <text:s/></text:p>
      <text:p text:style-name="P10"/>
      <text:p text:style-name="P10">“I took the second derivative of that and found where that was equal to 0. <text:s/>That gives an inflection point, like a rate of change of the rate of change”.</text:p>
      <text:p text:style-name="P13"/>
      <text:p text:style-name="P10">“The maximum rate occurs where the slope is 0 on the first derivative.”</text:p>
      <text:p text:style-name="P10">“I used the first derivative test to distinguish where the relative extrema where, and where the pop would be at a max or min is the slope of the tangent line there would be zero.”</text:p>
      <text:p text:style-name="P10"/>
      <text:p text:style-name="P59">“If the second derivative is positive at a point, it is concave up. <text:s text:c="2"/>You could use that as your relative minimum. “If the second derivative is negative, it would be the maximum.”</text:p>
      <text:p text:style-name="P10"/>
      <text:p text:style-name="P10"><text:soft-page-break/>“Wherever the first derivative is the greatest would be the greatest rate….the first derivative shows the slope of the tangent line, and wherever ever it is the greatest is where it is increasing the most.</text:p>
      <text:p text:style-name="P10"/>
      <text:p text:style-name="P10">“Yes, it would tell the greatest points of the first derivative, which is going to be the greatest increasing rate.</text:p>
      <text:p text:style-name="P10"/>
      <text:p text:style-name="P10">“To find the critical points, you would have to get the first derivative and set it equal to 0. <text:s/></text:p>
      <text:p text:style-name="P10"/>
      <text:p text:style-name="P59">“If the first derivative is 0, the graph looks flat.”</text:p>
      <text:p text:style-name="P10"/>
      <text:p text:style-name="P10"/>
      <text:p text:style-name="P59">“It (sign of the derivative) is showing where it is equaled out and if it positive on one side and negative on the other. <text:s/>It means its positive it is going like this (student shows increasing), and then if it is negative, it is going like that (shows negative).” <text:s/></text:p>
      <text:p text:style-name="P10"/>
      <text:p text:style-name="P10">“The derivative is the rate of change.” <text:s/></text:p>
      <text:p text:style-name="P10"><text:soft-page-break/></text:p>
      <text:p text:style-name="P10">“Take the second derivative which tells you acceleration, something which would tell you how quickly and then find out what point the acceleration is greatest?” <text:s/></text:p>
      <text:h text:style-name="P33" text:outline-level="2">III. Treatment low</text:h>
      <text:p text:style-name="P10">“Because the slope is equal to zero, and that tells you a maximum and minimum point.</text:p>
      <text:p text:style-name="P10"/>
      <text:p text:style-name="P10">“I drew a line and put the numbers in two different columns, and I plugged them into the equation, and if I got a negative number I knew that it was decreasing. If I got a positive number, I knew that it was increasing. Increasing then decreasing is a maximum, and decreasing then increasing is a minimum.”</text:p>
      <text:p text:style-name="P13"/>
      <text:p text:style-name="P10">“If the number (derivative at a point) you get is a positive then its a minimum, and then the number you get is negative, then it is a maximum.”</text:p>
      <text:p text:style-name="P10"/>
      <text:p text:style-name="P10">“I found the point of inflection is where the greatest rate of change is.”</text:p>
      <text:p text:style-name="P10"><text:soft-page-break/></text:p>
      <text:p text:style-name="P10">“Graph it, and pick points on each side of the inflection point, and the closer you get to the greater the inflection points greater the slope gets.”</text:p>
      <text:p text:style-name="P10"/>
      <text:p text:style-name="P10">“Finding the inflection point is the first derivative test.”</text:p>
      <text:p text:style-name="P10"/>
      <text:p text:style-name="P14"><text:span text:style-name="T6">“I found where it was</text:span><text:span text:style-name="T7"> </text:span><text:span text:style-name="T6">increasing or decreasing at the greatest rates by finding the inflection points.”</text:span></text:p>
      <text:p text:style-name="P10"/>
      <text:p text:style-name="P10">“I used the second derivative find the inflection points by setting it equal to zero.”</text:p>
      <text:p text:style-name="P10"/>
      <text:p text:style-name="P10">“Because the tangent lines with will give the max rate when it changes from concave up to down.”</text:p>
      <text:p text:style-name="P10"/>
      <text:p text:style-name="P10">“The first derivative in general gives you rate changes.”</text:p>
      <text:p text:style-name="P10"/>
      <text:p text:style-name="P10">“That means that the derivative is 0 and, therefore, it has a horizontal line.”</text:p>
      <text:p text:style-name="P10"><text:soft-page-break/></text:p>
      <text:p text:style-name="P10">“No. <text:s/>That (critical values) just gives me a good approximation as to where I could find the maximum or minimum values. <text:s/></text:p>
      <text:p text:style-name="P10"/>
      <text:p text:style-name="P59">“That is when I went to the second derivative and used the concavity rules to determine whether it was a maximum or minimum at these values.”</text:p>
      <text:p text:style-name="P10"><text:s text:c="2"/></text:p>
      <text:p text:style-name="P10">“At the 0 point (of second derivative) is where it is a change in concavity. </text:p>
      <text:p text:style-name="P13"/>
      <text:p text:style-name="P10">“If the concavity for the second derivative—you get the concavity basically by solving for the second derivative and if you get a negative number for the second derivative then the concavity of the function is negative.”</text:p>
      <text:p text:style-name="P10"/>
      <text:p text:style-name="P10">“The derivative at the point and if the derivative is positive then the values are increasing and the greater the slope of the derivative, the faster they are increasing.” <text:s/></text:p>
      <text:p text:style-name="P13"><text:soft-page-break/></text:p>
      <text:p text:style-name="P10">“Then I set that (the derivative) equal to 0 and that gave me a x intercept, which was a candidate for either a maximum or minimum. </text:p>
      <text:p text:style-name="P10"/>
      <text:p text:style-name="P10">“The derivative tells you the shape of the curve. Whether it is increasing or decreasing.” <text:s/></text:p>
      <text:p text:style-name="P10"/>
      <text:p text:style-name="P10">“If the derivative is positive, then it is increasing. And if it is negative, Then it is decreasing.”</text:p>
      <text:p text:style-name="P10"/>
      <text:p text:style-name="P10">“It flattens out, it is level (when the derivative is zero).” <text:s/></text:p>
      <text:p text:style-name="P10"/>
      <text:p text:style-name="P10">“I graphed the derivative and it gave me a graph of the slopes, and looked for the minimum and maximum.” <text:s/></text:p>
      <text:p text:style-name="P10"/>
      <text:p text:style-name="P59">“The slope graph gave me where it was increasing and decreasing the fastest.”</text:p>
      <text:p text:style-name="P10"/>
      <text:p text:style-name="P10"><text:soft-page-break/>“You could have gotten the derivative, set it equal to 0, and set it on a number line, plug values in, in front of it and behind it, and look where it was increasing and decreasing on either side.” <text:s/></text:p>
      <text:p text:style-name="P10"/>
      <text:p text:style-name="P59">“The second derivative would have given you, if it was positive, it would have been a minimum. <text:s/>If it were negative, it would be a maximum, if you took the second derivative and set it equal to 0.” <text:s/></text:p>
      <text:p text:style-name="P10"/>
      <text:p text:style-name="P10">IV. Comparison Low</text:p>
      <text:p text:style-name="P59"/>
      <text:p text:style-name="P59">“Because that way I know where my critical points are at and where I can find the maximum and minimum values for certain years. <text:s/></text:p>
      <text:p text:style-name="P10"/>
      <text:p text:style-name="P10">“In Part C, when is it increasing or decreasing the fastest, I set the second derivative equal to 0. That gave me the point of inflection.” <text:s/></text:p>
      <text:p text:style-name="P10"/>
      <text:p text:style-name="P59">“The point of inflection gives you, the greatest rate of change and where the function changes from concave up to concave down.” <text:s/></text:p>
      <text:p text:style-name="P10"/>
      <text:p text:style-name="P10"><text:soft-page-break/>“It’s (the derivative) the instantaneous rate of the whole thing.”</text:p>
      <text:p text:style-name="P10"/>
      <text:p text:style-name="P10">“Where t is 0, what does the curve looks like a horizontal thing, a straight line.”</text:p>
      <text:p text:style-name="P10"/>
      <text:p text:style-name="P10">“The first derivative gives you the instantaneous rate of change.” <text:s/></text:p>
      <text:p text:style-name="P10"/>
      <text:p text:style-name="P10">“You have a peak or trough on the original graph (when the first derivative is zero).”</text:p>
      <text:p text:style-name="P10"/>
      <text:p text:style-name="P10">“When the derivative is 0 the shape of the curve at that very point has a slope of should be 0…..and it should be flat.” <text:s/></text:p>
      <text:p text:style-name="P10"/>
      <text:p text:style-name="P10">“Positive (value of the second derivative) if it is concave up and if it is negative, then it is concave down.” <text:s/></text:p>
      <text:p text:style-name="P10"/>
      <text:p text:style-name="P10">“It would be increasing the greatest on the first derivative, the highest point on the graph, increasing the greatest on the greatest slope of a tangent line on the original function.” <text:s/></text:p>
      <text:p text:style-name="P10"><text:soft-page-break/></text:p>
      <text:p text:style-name="P10">“Take the second derivative of the original function to find the greatest slope”.</text:p>
      <text:p text:style-name="P10"/>
      <text:p text:style-name="P59">“To find the minimum and maximum value, you set the derivative equal to 0 that would give you the slope of the tangent line.”</text:p>
      <text:p text:style-name="P10"/>
      <text:p text:style-name="P10">“You take the second derivative and it should tell you concavity up or concavity down.” <text:s/></text:p>
      <text:p text:style-name="P10"/>
      <text:p text:style-name="P10">“Concavity should be upwards (if the second derivative is positive).”</text:p>
      <text:p text:style-name="P10"/>
      <text:p text:style-name="P10">“That (inflection point) tells you the point of changing concavity? To find I took the second derivative and set it equal to 0.” <text:s/></text:p>
      <text:p text:style-name="P10"/>
      <text:p text:style-name="P59">“The inflection point would give us the maximum slope.”</text:p>
      <text:p text:style-name="P2"/>
      <text:p text:style-name="P1"/>
      <text:p text:style-name="P3"><text:tab/>Table 25</text:p>
      <text:p text:style-name="P15"><text:span text:style-name="T7">Frequency of Preferred Representation and Amount of Prompting for CALAT (Problem 1a, b)</text:span><text:span text:style-name="T6">.</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0"><text:s/>Amount of Prompting Used for Initial Approach</text:p>
          </table:table-cell>
          <table:table-cell table:style-name="Table5.A1" office:value-type="string">
            <text:p text:style-name="P11">Correct</text:p>
          </table:table-cell>
          <table:table-cell table:style-name="Table5.A1" office:value-type="string">
            <text:p text:style-name="P11">Correct/Min</text:p>
            <text:p text:style-name="P11">Assistance</text:p>
          </table:table-cell>
          <table:table-cell table:style-name="Table5.A1" office:value-type="string">
            <text:p text:style-name="P11">Correct/LeadAssistance</text:p>
          </table:table-cell>
          <table:table-cell table:style-name="Table5.E1" office:value-type="string">
            <text:p text:style-name="P11">Incorrect</text:p>
          </table:table-cell>
        </table:table-row>
        <table:table-row table:style-name="Table5.1">
          <table:table-cell table:style-name="Table5.A1" office:value-type="string">
            <text:p text:style-name="P10">Treatment (Low)</text:p>
          </table:table-cell>
          <table:table-cell table:style-name="Table5.A1" office:value-type="string">
            <text:p text:style-name="P11">4</text:p>
          </table:table-cell>
          <table:table-cell table:style-name="Table5.A1" office:value-type="string">
            <text:p text:style-name="P11">1</text:p>
          </table:table-cell>
          <table:table-cell table:style-name="Table5.A1" office:value-type="string">
            <text:p text:style-name="P11">0</text:p>
          </table:table-cell>
          <table:table-cell table:style-name="Table5.E1" office:value-type="string">
            <text:p text:style-name="P11">0</text:p>
          </table:table-cell>
        </table:table-row>
        <table:table-row table:style-name="Table5.1">
          <table:table-cell table:style-name="Table5.A1" office:value-type="string">
            <text:p text:style-name="P10">Comparison (Low)</text:p>
          </table:table-cell>
          <table:table-cell table:style-name="Table5.A1" office:value-type="string">
            <text:p text:style-name="P11">4</text:p>
          </table:table-cell>
          <table:table-cell table:style-name="Table5.A1" office:value-type="string">
            <text:p text:style-name="P11">1</text:p>
          </table:table-cell>
          <table:table-cell table:style-name="Table5.A1" office:value-type="string">
            <text:p text:style-name="P11">0</text:p>
          </table:table-cell>
          <table:table-cell table:style-name="Table5.E1" office:value-type="string">
            <text:p text:style-name="P11">0</text:p>
          </table:table-cell>
        </table:table-row>
        <table:table-row table:style-name="Table5.1">
          <table:table-cell table:style-name="Table5.A1" office:value-type="string">
            <text:p text:style-name="P10">Treatment (High)</text:p>
          </table:table-cell>
          <table:table-cell table:style-name="Table5.A1" office:value-type="string">
            <text:p text:style-name="P11">5</text:p>
          </table:table-cell>
          <table:table-cell table:style-name="Table5.A1" office:value-type="string">
            <text:p text:style-name="P11">0</text:p>
          </table:table-cell>
          <table:table-cell table:style-name="Table5.A1" office:value-type="string">
            <text:p text:style-name="P11">0</text:p>
          </table:table-cell>
          <table:table-cell table:style-name="Table5.E1" office:value-type="string">
            <text:p text:style-name="P11">0</text:p>
          </table:table-cell>
        </table:table-row>
        <table:table-row table:style-name="Table5.1">
          <table:table-cell table:style-name="Table5.A1" office:value-type="string">
            <text:p text:style-name="P10">Comparison (High)</text:p>
          </table:table-cell>
          <table:table-cell table:style-name="Table5.A1" office:value-type="string">
            <text:p text:style-name="P11">5</text:p>
          </table:table-cell>
          <table:table-cell table:style-name="Table5.A1" office:value-type="string">
            <text:p text:style-name="P11">0</text:p>
          </table:table-cell>
          <table:table-cell table:style-name="Table5.A1" office:value-type="string">
            <text:p text:style-name="P11">0</text:p>
          </table:table-cell>
          <table:table-cell table:style-name="Table5.E1" office:value-type="string">
            <text:p text:style-name="P11">0</text:p>
          </table:table-cell>
        </table:table-row>
      </table:table>
      <text:p text:style-name="P10"/>
      <text:p text:style-name="P3"><text:tab/></text:p>
      <text:p text:style-name="P1"/>
      <text:p text:style-name="P15"><text:span text:style-name="T7">Frequency of Preferred Representation for Verifying Solution to Problem 1a, b (Problem 1d)</text:span><text:span text:style-name="T6">.</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0">Amount of Prompting Used for Initial Approach</text:p>
          </table:table-cell>
          <table:table-cell table:style-name="Table6.A1" office:value-type="string">
            <text:p text:style-name="P11">Correct</text:p>
          </table:table-cell>
          <table:table-cell table:style-name="Table6.A1" office:value-type="string">
            <text:p text:style-name="P11">Correct/Min</text:p>
            <text:p text:style-name="P11">Assistance</text:p>
          </table:table-cell>
          <table:table-cell table:style-name="Table6.A1" office:value-type="string">
            <text:p text:style-name="P11">Correct/Lead</text:p>
            <text:p text:style-name="P11">Assistance</text:p>
          </table:table-cell>
          <table:table-cell table:style-name="Table6.E1" office:value-type="string">
            <text:p text:style-name="P11">Incorrect</text:p>
          </table:table-cell>
        </table:table-row>
        <table:table-row table:style-name="Table6.1">
          <table:table-cell table:style-name="Table6.A1" office:value-type="string">
            <text:p text:style-name="P10">Treatment (Low)</text:p>
          </table:table-cell>
          <table:table-cell table:style-name="Table6.A1" office:value-type="string">
            <text:p text:style-name="P11">0</text:p>
          </table:table-cell>
          <table:table-cell table:style-name="Table6.A1" office:value-type="string">
            <text:p text:style-name="P11">4</text:p>
          </table:table-cell>
          <table:table-cell table:style-name="Table6.A1" office:value-type="string">
            <text:p text:style-name="P11">1</text:p>
          </table:table-cell>
          <table:table-cell table:style-name="Table6.E1" office:value-type="string">
            <text:p text:style-name="P11">0</text:p>
          </table:table-cell>
        </table:table-row>
        <table:table-row table:style-name="Table6.1">
          <table:table-cell table:style-name="Table6.A1" office:value-type="string">
            <text:p text:style-name="P10">Comparison (Low)</text:p>
          </table:table-cell>
          <table:table-cell table:style-name="Table6.A1" office:value-type="string">
            <text:p text:style-name="P11">0</text:p>
          </table:table-cell>
          <table:table-cell table:style-name="Table6.A1" office:value-type="string">
            <text:p text:style-name="P11">4</text:p>
          </table:table-cell>
          <table:table-cell table:style-name="Table6.A1" office:value-type="string">
            <text:p text:style-name="P11">0</text:p>
          </table:table-cell>
          <table:table-cell table:style-name="Table6.E1" office:value-type="string">
            <text:p text:style-name="P11">1</text:p>
          </table:table-cell>
        </table:table-row>
        <table:table-row table:style-name="Table6.1">
          <table:table-cell table:style-name="Table6.A1" office:value-type="string">
            <text:p text:style-name="P10">Treatment (High)</text:p>
          </table:table-cell>
          <table:table-cell table:style-name="Table6.A1" office:value-type="string">
            <text:p text:style-name="P11">5</text:p>
          </table:table-cell>
          <table:table-cell table:style-name="Table6.A1" office:value-type="string">
            <text:p text:style-name="P11">0</text:p>
          </table:table-cell>
          <table:table-cell table:style-name="Table6.A1" office:value-type="string">
            <text:p text:style-name="P11">0</text:p>
          </table:table-cell>
          <table:table-cell table:style-name="Table6.E1" office:value-type="string">
            <text:p text:style-name="P11">0</text:p>
          </table:table-cell>
        </table:table-row>
        <table:table-row table:style-name="Table6.1">
          <table:table-cell table:style-name="Table6.A1" office:value-type="string">
            <text:p text:style-name="P10">Comparison (High)</text:p>
          </table:table-cell>
          <table:table-cell table:style-name="Table6.A1" office:value-type="string">
            <text:p text:style-name="P11">5</text:p>
          </table:table-cell>
          <table:table-cell table:style-name="Table6.A1" office:value-type="string">
            <text:p text:style-name="P11">0</text:p>
          </table:table-cell>
          <table:table-cell table:style-name="Table6.A1" office:value-type="string">
            <text:p text:style-name="P11">0</text:p>
          </table:table-cell>
          <table:table-cell table:style-name="Table6.E1" office:value-type="string">
            <text:p text:style-name="P11">0</text:p>
          </table:table-cell>
        </table:table-row>
      </table:table>
      <text:p text:style-name="P10"/>
      <text:p text:style-name="P1"/>
      <text:p text:style-name="P15"><text:span text:style-name="T7">Frequency of Preferred Representation and Amount of Prompting for CALAT (Problem 1c)</text:span><text:span text:style-name="T6">.<text:tab/></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0"><text:s/>Amount of Prompting Used for Initial Approach</text:p>
          </table:table-cell>
          <table:table-cell table:style-name="Table7.A1" office:value-type="string">
            <text:p text:style-name="P11">Correct</text:p>
          </table:table-cell>
          <table:table-cell table:style-name="Table7.A1" office:value-type="string">
            <text:p text:style-name="P11">Correct/Min</text:p>
            <text:p text:style-name="P11">Assistance</text:p>
          </table:table-cell>
          <table:table-cell table:style-name="Table7.A1" office:value-type="string">
            <text:p text:style-name="P11">Correct/Lead</text:p>
            <text:p text:style-name="P11">Assistance</text:p>
          </table:table-cell>
          <table:table-cell table:style-name="Table7.E1" office:value-type="string">
            <text:p text:style-name="P11">Incorrect</text:p>
          </table:table-cell>
        </table:table-row>
        <table:table-row table:style-name="Table7.1">
          <table:table-cell table:style-name="Table7.A1" office:value-type="string">
            <text:p text:style-name="P10">Treatment (Low)</text:p>
          </table:table-cell>
          <table:table-cell table:style-name="Table7.A1" office:value-type="string">
            <text:p text:style-name="P11">1</text:p>
          </table:table-cell>
          <table:table-cell table:style-name="Table7.A1" office:value-type="string">
            <text:p text:style-name="P11">2</text:p>
          </table:table-cell>
          <table:table-cell table:style-name="Table7.A1" office:value-type="string">
            <text:p text:style-name="P11">1</text:p>
          </table:table-cell>
          <table:table-cell table:style-name="Table7.E1" office:value-type="string">
            <text:p text:style-name="P11">1</text:p>
          </table:table-cell>
        </table:table-row>
        <table:table-row table:style-name="Table7.1">
          <table:table-cell table:style-name="Table7.A1" office:value-type="string">
            <text:p text:style-name="P10">Comparison (Low)</text:p>
          </table:table-cell>
          <table:table-cell table:style-name="Table7.A1" office:value-type="string">
            <text:p text:style-name="P11">1</text:p>
          </table:table-cell>
          <table:table-cell table:style-name="Table7.A1" office:value-type="string">
            <text:p text:style-name="P11">2</text:p>
          </table:table-cell>
          <table:table-cell table:style-name="Table7.A1" office:value-type="string">
            <text:p text:style-name="P11">2</text:p>
          </table:table-cell>
          <table:table-cell table:style-name="Table7.E1" office:value-type="string">
            <text:p text:style-name="P11">0</text:p>
          </table:table-cell>
        </table:table-row>
        <table:table-row table:style-name="Table7.1">
          <table:table-cell table:style-name="Table7.A1" office:value-type="string">
            <text:p text:style-name="P10">Treatment (High)</text:p>
          </table:table-cell>
          <table:table-cell table:style-name="Table7.A1" office:value-type="string">
            <text:p text:style-name="P11">2</text:p>
          </table:table-cell>
          <table:table-cell table:style-name="Table7.A1" office:value-type="string">
            <text:p text:style-name="P11">3</text:p>
          </table:table-cell>
          <table:table-cell table:style-name="Table7.A1" office:value-type="string">
            <text:p text:style-name="P11">0</text:p>
          </table:table-cell>
          <table:table-cell table:style-name="Table7.E1" office:value-type="string">
            <text:p text:style-name="P11">0</text:p>
          </table:table-cell>
        </table:table-row>
        <table:table-row table:style-name="Table7.1">
          <table:table-cell table:style-name="Table7.A1" office:value-type="string">
            <text:p text:style-name="P10">Comparison (High)</text:p>
          </table:table-cell>
          <table:table-cell table:style-name="Table7.A1" office:value-type="string">
            <text:p text:style-name="P11">3</text:p>
          </table:table-cell>
          <table:table-cell table:style-name="Table7.A1" office:value-type="string">
            <text:p text:style-name="P11">1</text:p>
          </table:table-cell>
          <table:table-cell table:style-name="Table7.A1" office:value-type="string">
            <text:p text:style-name="P11">1</text:p>
          </table:table-cell>
          <table:table-cell table:style-name="Table7.E1" office:value-type="string">
            <text:p text:style-name="P11">0</text:p>
          </table:table-cell>
        </table:table-row>
      </table:table>
      <text:p text:style-name="P10"/>
      <text:p text:style-name="P1"/>
      <text:p text:style-name="P15"><text:span text:style-name="T7">Frequency of Preferred Representation for Verifying Solution to Problem 1c (Problem 1d)</text:span><text:span text:style-name="T6">.</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0">Amount of Prompting Used for Initial Approach</text:p>
          </table:table-cell>
          <table:table-cell table:style-name="Table8.A1" office:value-type="string">
            <text:p text:style-name="P11">Correct</text:p>
          </table:table-cell>
          <table:table-cell table:style-name="Table8.A1" office:value-type="string">
            <text:p text:style-name="P11">Correct/Min</text:p>
            <text:p text:style-name="P11">Assistance</text:p>
          </table:table-cell>
          <table:table-cell table:style-name="Table8.A1" office:value-type="string">
            <text:p text:style-name="P11">Correct/Lead</text:p>
            <text:p text:style-name="P11">Assistance</text:p>
          </table:table-cell>
          <table:table-cell table:style-name="Table8.E1" office:value-type="string">
            <text:p text:style-name="P11">Incorrect</text:p>
          </table:table-cell>
        </table:table-row>
        <table:table-row table:style-name="Table8.1">
          <table:table-cell table:style-name="Table8.A1" office:value-type="string">
            <text:p text:style-name="P10">Treatment (Low)</text:p>
          </table:table-cell>
          <table:table-cell table:style-name="Table8.A1" office:value-type="string">
            <text:p text:style-name="P11">0</text:p>
          </table:table-cell>
          <table:table-cell table:style-name="Table8.A1" office:value-type="string">
            <text:p text:style-name="P11">3</text:p>
          </table:table-cell>
          <table:table-cell table:style-name="Table8.A1" office:value-type="string">
            <text:p text:style-name="P11">1</text:p>
          </table:table-cell>
          <table:table-cell table:style-name="Table8.E1" office:value-type="string">
            <text:p text:style-name="P11">1</text:p>
          </table:table-cell>
        </table:table-row>
        <table:table-row table:style-name="Table8.1">
          <table:table-cell table:style-name="Table8.A1" office:value-type="string">
            <text:p text:style-name="P10">Comparison (Low)</text:p>
          </table:table-cell>
          <table:table-cell table:style-name="Table8.A1" office:value-type="string">
            <text:p text:style-name="P11">0</text:p>
          </table:table-cell>
          <table:table-cell table:style-name="Table8.A1" office:value-type="string">
            <text:p text:style-name="P11">3</text:p>
          </table:table-cell>
          <table:table-cell table:style-name="Table8.A1" office:value-type="string">
            <text:p text:style-name="P11">0</text:p>
          </table:table-cell>
          <table:table-cell table:style-name="Table8.E1" office:value-type="string">
            <text:p text:style-name="P11">2</text:p>
          </table:table-cell>
        </table:table-row>
        <table:table-row table:style-name="Table8.1">
          <table:table-cell table:style-name="Table8.A1" office:value-type="string">
            <text:p text:style-name="P10">Treatment (High)</text:p>
          </table:table-cell>
          <table:table-cell table:style-name="Table8.A1" office:value-type="string">
            <text:p text:style-name="P11">2</text:p>
          </table:table-cell>
          <table:table-cell table:style-name="Table8.A1" office:value-type="string">
            <text:p text:style-name="P11">3</text:p>
          </table:table-cell>
          <table:table-cell table:style-name="Table8.A1" office:value-type="string">
            <text:p text:style-name="P11">0</text:p>
          </table:table-cell>
          <table:table-cell table:style-name="Table8.E1" office:value-type="string">
            <text:p text:style-name="P11">0</text:p>
          </table:table-cell>
        </table:table-row>
        <table:table-row table:style-name="Table8.1">
          <table:table-cell table:style-name="Table8.A1" office:value-type="string">
            <text:p text:style-name="P10">Comparison (High)</text:p>
          </table:table-cell>
          <table:table-cell table:style-name="Table8.A1" office:value-type="string">
            <text:p text:style-name="P11">1</text:p>
          </table:table-cell>
          <table:table-cell table:style-name="Table8.A1" office:value-type="string">
            <text:p text:style-name="P11">2</text:p>
          </table:table-cell>
          <table:table-cell table:style-name="Table8.A1" office:value-type="string">
            <text:p text:style-name="P11">2</text:p>
          </table:table-cell>
          <table:table-cell table:style-name="Table8.E1" office:value-type="string">
            <text:p text:style-name="P11">0</text:p>
          </table:table-cell>
        </table:table-row>
      </table:table>
      <text:p text:style-name="P3"/>
      <text:p text:style-name="P1"/>
      <text:p text:style-name="P15"><text:span text:style-name="T7">Frequency of Prompting for Aggregated data in Tables 12 - 15</text:span><text:span text:style-name="T6">.</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0">Amount of Prompting Used for Initial Approach</text:p>
          </table:table-cell>
          <table:table-cell table:style-name="Table9.A1" office:value-type="string">
            <text:p text:style-name="P11">Correct</text:p>
          </table:table-cell>
          <table:table-cell table:style-name="Table9.A1" office:value-type="string">
            <text:p text:style-name="P11">Correct/Min</text:p>
            <text:p text:style-name="P11">Assistance</text:p>
          </table:table-cell>
          <table:table-cell table:style-name="Table9.A1" office:value-type="string">
            <text:p text:style-name="P11">Correct/Lead</text:p>
            <text:p text:style-name="P11">Assistance</text:p>
          </table:table-cell>
          <table:table-cell table:style-name="Table9.E1" office:value-type="string">
            <text:p text:style-name="P11">Incorrect</text:p>
          </table:table-cell>
        </table:table-row>
        <table:table-row table:style-name="Table9.1">
          <table:table-cell table:style-name="Table9.A1" office:value-type="string">
            <text:p text:style-name="P10">Treatment </text:p>
          </table:table-cell>
          <table:table-cell table:style-name="Table9.A1" office:value-type="string">
            <text:p text:style-name="P11">19</text:p>
          </table:table-cell>
          <table:table-cell table:style-name="Table9.A1" office:value-type="string">
            <text:p text:style-name="P11">16</text:p>
          </table:table-cell>
          <table:table-cell table:style-name="Table9.A1" office:value-type="string">
            <text:p text:style-name="P11">3</text:p>
          </table:table-cell>
          <table:table-cell table:style-name="Table9.E1" office:value-type="string">
            <text:p text:style-name="P11">2</text:p>
          </table:table-cell>
        </table:table-row>
        <table:table-row table:style-name="Table9.1">
          <table:table-cell table:style-name="Table9.A1" office:value-type="string">
            <text:p text:style-name="P10">Comparison </text:p>
          </table:table-cell>
          <table:table-cell table:style-name="Table9.A1" office:value-type="string">
            <text:p text:style-name="P11">19</text:p>
          </table:table-cell>
          <table:table-cell table:style-name="Table9.A1" office:value-type="string">
            <text:p text:style-name="P11">13</text:p>
          </table:table-cell>
          <table:table-cell table:style-name="Table9.A1" office:value-type="string">
            <text:p text:style-name="P11">5</text:p>
          </table:table-cell>
          <table:table-cell table:style-name="Table9.E1" office:value-type="string">
            <text:p text:style-name="P11">3</text:p>
          </table:table-cell>
        </table:table-row>
      </table:table>
      <text:p text:style-name="P10"/>
      <text:p text:style-name="P42">Summary of Interview Data for Parts a and b –Determining maximum and minima population values <text:s/></text:p>
      <text:p text:style-name="P67">Subject TL1:</text:p>
      <text:p text:style-name="P67"/>
      <text:p text:style-name="P24"><text:span text:style-name="T9">Student:</text:span><text:span text:style-name="T10"> The first thing I did is I got the original function down and I graphed the original function on the calculator. <text:s/>Then I took the first derivative, by hand on paper, and came out with a –300t</text:span><text:span text:style-name="T12">2</text:span><text:span text:style-name="T10"> + 1600 for the first derivative. <text:s/>Then I set that equal to 0 and that gave me a x intercept, which was a candidate for either a maximum or minimum. </text:span></text:p>
      <text:p text:style-name="P24"><text:span text:style-name="T9">Interviewer</text:span><text:span text:style-name="T10">: <text:s/>When you set the derivative equal to 0 and solve it, what does it tell you about the shape of the curve? <text:s/>What does the derivative tell you about the shape of the curve?</text:span></text:p>
      <text:p text:style-name="P24"><text:span text:style-name="T9">Student</text:span><text:span text:style-name="T10">: <text:s text:c="2"/>Whether it is increasing or decreasing. <text:s/></text:span></text:p>
      <text:p text:style-name="P24"><text:span text:style-name="T9">Interviewer</text:span><text:span text:style-name="T10">: <text:s/>Tell me how that works? <text:s/>Can you remember? <text:s/>If the derivative is positive, what does that tell you about the curve?<text:tab/></text:span></text:p>
      <text:p text:style-name="P24"><text:span text:style-name="T9">Student</text:span><text:span text:style-name="T10">: <text:s/>That it is increasing. <text:s/></text:span></text:p>
      <text:p text:style-name="P24"><text:span text:style-name="T9">Interviewer</text:span><text:span text:style-name="T10">: <text:s/>And if it is negative?<text:tab/></text:span></text:p>
      <text:p text:style-name="P24"><text:span text:style-name="T9">Student</text:span><text:span text:style-name="T10">: <text:s/>That it is decreasing.</text:span></text:p>
      <text:p text:style-name="P24"><text:span text:style-name="T9">Interviewer</text:span><text:span text:style-name="T10">: When you set the derivative is equal to 0, at that point where it is 0, what is true about the shape of the curve? <text:s/></text:span></text:p>
      <text:p text:style-name="P24"><text:span text:style-name="T9">Student</text:span><text:span text:style-name="T10">: <text:s/>It flattens out, tangent lines are level, and if the derivative is positive on one side and negative say on the right then it is a maximum population at that point. </text:span></text:p>
      <text:p text:style-name="P25"/>
      <text:p text:style-name="P25">Student TL2:</text:p>
      <text:p text:style-name="P26"/>
      <text:p text:style-name="P24"><text:span text:style-name="T9">Student</text:span><text:span text:style-name="T10">: I got the derivative for the equation and solved for t, I set it equal to zero and solved for t.</text:span></text:p>
      <text:p text:style-name="Standard"><text:span text:style-name="T10"><text:tab/></text:span><text:span text:style-name="T9">Interviewer</text:span><text:span text:style-name="T10">: <text:s/>Why did you do that and what did it tell you? </text:span></text:p>
      <text:p text:style-name="P28"><text:span text:style-name="T9">Student</text:span><text:span text:style-name="T10">: <text:s/>It tells you the maximum point</text:span></text:p>
      <text:p text:style-name="P28"><text:span text:style-name="T9">Interviewer</text:span><text:span text:style-name="T10">: Why?</text:span></text:p>
      <text:p text:style-name="P24"><text:span text:style-name="T9">Student</text:span><text:span text:style-name="T10">: Because the slope is equal to zero, and that tells you a maximum and minimum point.</text:span></text:p>
      <text:p text:style-name="Text_20_body"/>
      <text:p text:style-name="Text_20_body">Student TL3:</text:p>
      <text:p text:style-name="P24"><text:span text:style-name="T9">Interviewer</text:span><text:span text:style-name="T10">: <text:s/>You took the first derivative and you solved it for 0. <text:s/>You set it equal to 0. <text:s/>When you solved it for 0, what do those values tell you about the shape of the curve, where the derivative is 0? <text:s/>Do you remember?</text:span></text:p>
      <text:p text:style-name="P24"><text:span text:style-name="T9">Student</text:span><text:span text:style-name="T10">: <text:s/>That means that the derivative is 0 and, therefore, it has a horizontal line at that point.</text:span></text:p>
      <text:p text:style-name="P24"><text:soft-page-break/><text:span text:style-name="T9">Interviewer</text:span><text:span text:style-name="T10">: <text:s/>The curve itself looks like what then?</text:span></text:p>
      <text:p text:style-name="P24"><text:span text:style-name="T9">Student</text:span><text:span text:style-name="T10">: <text:s/>The shape of the curve looks like a horizontal line.</text:span></text:p>
      <text:p text:style-name="Text_20_body"/>
      <text:p text:style-name="Text_20_body"/>
      <text:p text:style-name="Text_20_body">Student TL5:</text:p>
      <text:p text:style-name="P24"><text:span text:style-name="T9">Interviewer</text:span><text:span text:style-name="T10">: <text:s/>What would you do to find the maximum or minimum with calculus? <text:s/></text:span></text:p>
      <text:p text:style-name="P24"><text:span text:style-name="T9">Student</text:span><text:span text:style-name="T10">: <text:s/>Besides getting a derivative? <text:s/></text:span></text:p>
      <text:p text:style-name="P24"><text:span text:style-name="T9">Interviewer</text:span><text:span text:style-name="T10">: <text:s/>Let me get this right. <text:s/>For Parts A and B, you didn’t use a derivative. <text:s/>You just graphed it. </text:span></text:p>
      <text:p text:style-name="P24"><text:span text:style-name="T9">Student</text:span><text:span text:style-name="T10">: <text:s/>Yes.</text:span></text:p>
      <text:p text:style-name="P24"><text:span text:style-name="T9">Interviewer</text:span><text:span text:style-name="T10">: <text:s/>Now you just mentioned the derivative. <text:s/>You could do it with the derivative. <text:s/>How would you do that?</text:span></text:p>
      <text:p text:style-name="P24"><text:span text:style-name="T9">Student</text:span><text:span text:style-name="T10">: <text:s/>You could have gotten the derivative, set it equal to 0, and set it on a number line, plug values in, in front of it and behind it, and look where it was increasing and decreasing on either side. <text:s/></text:span></text:p>
      <text:p text:style-name="P24"><text:span text:style-name="T9">Interviewer</text:span><text:span text:style-name="T10">: <text:s/>And if it is increasing on one side and decreasing on the other, what does it give you?</text:span></text:p>
      <text:p text:style-name="P24"><text:span text:style-name="T9">Student</text:span><text:span text:style-name="T10">: <text:s/>If it is increasing on the left, decreasing on the right, and zero slope between then it is a maximum. <text:s/></text:span></text:p>
      <text:p text:style-name="Text_20_body"/>
      <text:p text:style-name="Text_20_body">Subject CL1:</text:p>
      <text:p text:style-name="P24"><text:span text:style-name="T9">Interviewer</text:span><text:span text:style-name="T10">: <text:s text:c="2"/>Why did you set it equal to 0? <text:s/>If you set the first derivative equal to 0…</text:span></text:p>
      <text:p text:style-name="P24"><text:span text:style-name="T9">Student</text:span><text:span text:style-name="T10">: <text:s text:c="2"/>To find a local minimum.</text:span></text:p>
      <text:p text:style-name="P24"><text:span text:style-name="T9">Interviewer</text:span><text:span text:style-name="T10">: <text:s/>When you set the first derivative equal to 0, what does it tell you about the shape of the curve? <text:s/></text:span></text:p>
      <text:p text:style-name="P24"><text:span text:style-name="T9">Student</text:span><text:span text:style-name="T10">: <text:s/>That it’s 0</text:span></text:p>
      <text:p text:style-name="P24"><text:span text:style-name="T9">Interviewer</text:span><text:span text:style-name="T10">: <text:s/>What does that mean about the shape of the curve, when the derivative is 0?</text:span></text:p>
      <text:p text:style-name="P24"><text:span text:style-name="T9">Student</text:span><text:span text:style-name="T10">: <text:s/>Parabola shape? <text:s/></text:span></text:p>
      <text:p text:style-name="P16"/>
      <text:p text:style-name="Text_20_body">Subject CL2:</text:p>
      <text:p text:style-name="P24"><text:span text:style-name="T9">Interviewer</text:span><text:span text:style-name="T10">: <text:s/>So you took the derivative, set it equal to 0. <text:s/>Why do you do that? <text:s/>What does it tell you when it is 0?</text:span></text:p>
      <text:p text:style-name="P24"><text:span text:style-name="T9">Student</text:span><text:span text:style-name="T10">: <text:s text:c="2"/>It’s the instantaneous rate of the whole thing.</text:span></text:p>
      <text:p text:style-name="P24"><text:span text:style-name="T9">Interviewer</text:span><text:span text:style-name="T10">: <text:s/>Where t is 0, what does the curve look like?</text:span></text:p>
      <text:p text:style-name="P24"><text:span text:style-name="T9">Student</text:span><text:span text:style-name="T10">: <text:s/>It’s just a horizontal thing, a straight line.</text:span></text:p>
      <text:p text:style-name="Text_20_body"><text:soft-page-break/></text:p>
      <text:p text:style-name="Text_20_body">Student CL3</text:p>
      <text:p text:style-name="P24"><text:span text:style-name="T9">Interviewer</text:span><text:span text:style-name="T10">: <text:s/>When you did that, could you use the first derivative to find the maximum for population. <text:s/>Do you remember the first derivative test? <text:s/></text:span></text:p>
      <text:p text:style-name="P24"><text:span text:style-name="T9">Student</text:span><text:span text:style-name="T10">: <text:s/>Yes. <text:s/>It would be where it crosses the x-axis because at the highest and lowest point it has to change direction from being low to high, high to low. <text:s/></text:span></text:p>
      <text:p text:style-name="P24"><text:span text:style-name="T9">Interviewer</text:span><text:span text:style-name="T10">: <text:s/>You did that graphically as well. <text:s/>You would graph the first derivative.</text:span></text:p>
      <text:p text:style-name="P28"><text:span text:style-name="T9">Student</text:span><text:span text:style-name="T10">: <text:s/>Yes and look to see where it crossed the x-axis. <text:s/></text:span></text:p>
      <text:p text:style-name="Standard"><text:span text:style-name="T10"><text:tab/></text:span><text:span text:style-name="T9">Interviewer</text:span><text:span text:style-name="T10">: <text:s/>Where it crosses the x-axis, the derivative has what value again. </text:span></text:p>
      <text:p text:style-name="Standard"><text:span text:style-name="T10"><text:tab/></text:span><text:span text:style-name="T9">Student</text:span><text:span text:style-name="T10">: <text:s/>0</text:span></text:p>
      <text:p text:style-name="P24"><text:span text:style-name="T9">Interviewer</text:span><text:span text:style-name="T10">: <text:s/>And what does the original graph look like when the first derivative is 0? <text:s/>When the first derivative crosses the x-axis?</text:span></text:p>
      <text:p text:style-name="P28"><text:span text:style-name="T9">Student</text:span><text:span text:style-name="T10">: <text:s/>You have a peak or trough on the original graph.</text:span></text:p>
      <text:p text:style-name="P24"><text:span text:style-name="T9">Interviewer</text:span><text:span text:style-name="T10">: <text:s/>Why is that? <text:s/>When the derivative is 0, what does that say about the graph? <text:s/>What is it shaped like?</text:span></text:p>
      <text:p text:style-name="P28"><text:span text:style-name="T9">Student</text:span><text:span text:style-name="T10">: <text:s/>Parabola. <text:s/></text:span></text:p>
      <text:p text:style-name="Standard"><text:span text:style-name="T10"><text:tab/></text:span><text:span text:style-name="T9">Interviewer</text:span><text:span text:style-name="T10">: Why?</text:span></text:p>
      <text:p text:style-name="P28"><text:span text:style-name="T9">Student</text:span><text:span text:style-name="T10">: <text:s/>Because the derivative is zero. <text:s/></text:span></text:p>
      <text:p text:style-name="Text_20_body"/>
      <text:p text:style-name="Text_20_body">Subject CL4</text:p>
      <text:p text:style-name="P24"><text:span text:style-name="T9">Interviewer</text:span><text:span text:style-name="T10">: <text:s text:c="2"/>Why did you set the derivative equal to 0? <text:s/></text:span></text:p>
      <text:p text:style-name="P24"><text:span text:style-name="T9">Student</text:span><text:span text:style-name="T10">: <text:s text:c="2"/>To find maximums or minimums.</text:span></text:p>
      <text:p text:style-name="P24"><text:span text:style-name="T9">Interviewer</text:span><text:span text:style-name="T10">: <text:s/>What does first derivative have to do with maximum or minimums? I don’t understand how this method works? <text:s/></text:span></text:p>
      <text:p text:style-name="P24"><text:span text:style-name="T9">Student</text:span><text:span text:style-name="T10">: <text:s/>Because when the derivative is equal to zero you have critical values.</text:span></text:p>
      <text:p text:style-name="P24"><text:span text:style-name="T9">Interviewer</text:span><text:span text:style-name="T10">: <text:s/>What do critical values tell you about the shape of the curve, when the derivative is 0?</text:span></text:p>
      <text:p text:style-name="P24"><text:span text:style-name="T9">Student</text:span><text:span text:style-name="T10">: That the function is maximum or minimum. <text:s/></text:span></text:p>
      <text:p text:style-name="Standard"><text:span text:style-name="T10"><text:tab/></text:span><text:span text:style-name="T9">Interviewer:</text:span><text:span text:style-name="T10"> What does the derivative tell us at these points?</text:span></text:p>
      <text:p text:style-name="Text_20_body"><text:span text:style-name="T5">Student:</text:span> The slope of a tangent line would be zero.</text:p>
      <text:p text:style-name="Text_20_body">Subject CL5</text:p>
      <text:p text:style-name="P24"><text:span text:style-name="T9">Student</text:span><text:span text:style-name="T10">: <text:s/>I set it equal to 0 and solved for t. <text:s text:c="2"/></text:span></text:p>
      <text:p text:style-name="P24"><text:span text:style-name="T9">Interviewer</text:span><text:span text:style-name="T10">: <text:s/>Why do you do that? <text:s/>Why do you set the first derivative equal to 0? <text:s/></text:span></text:p>
      <text:p text:style-name="P24"><text:span text:style-name="T9">Student</text:span><text:span text:style-name="T10">: <text:s/>Because that way I know where my critical points are at and where I can find the maximum and minimum values for certain years. <text:s/></text:span></text:p>
      <text:p text:style-name="P24"><text:soft-page-break/><text:span text:style-name="T9">Interviewer</text:span><text:span text:style-name="T10">: <text:s/>When you found the values for t, by setting the derivative equal to 0, how do you know whether or not those values are maximum or minimum? <text:s/></text:span></text:p>
      <text:p text:style-name="P24"><text:span text:style-name="T9">Student</text:span><text:span text:style-name="T10">: <text:s/>I set it equal to 0 and then I solved for t again and there it gave me maximum and minimum values. </text:span></text:p>
      <text:p text:style-name="P24"><text:span text:style-name="T9">Interviewer</text:span><text:span text:style-name="T10">: Exactly what does the graph look like when the t values where the derivative is 0.</text:span></text:p>
      <text:p text:style-name="P24"><text:span text:style-name="T9">Student</text:span><text:span text:style-name="T10">: Its maximum. </text:span></text:p>
      <text:p text:style-name="Text_20_body"/>
      <text:p text:style-name="Text_20_body">Subject TL1:</text:p>
      <text:p text:style-name="P24"><text:span text:style-name="T9">Interviewer</text:span><text:span text:style-name="T10">: <text:s/>That’s okay. <text:s/>Let’s go on to the last part, Part C - when the population was increasing or decreasing the fastest. <text:s/>How did you work that? <text:s/>What did you do first and why? </text:span></text:p>
      <text:p text:style-name="P24"><text:span text:style-name="T9">Student</text:span><text:span text:style-name="T10">: <text:s/>I did some but I don’t think I have this part right. <text:s/>I have it increasing from 0 to 2.35 years. <text:s/></text:span></text:p>
      <text:p text:style-name="P24"><text:span text:style-name="T9">Interviewer</text:span><text:span text:style-name="T10">: <text:s/>What did you do to come up with that? <text:s/></text:span></text:p>
      <text:p text:style-name="P24"><text:span text:style-name="T9">Student</text:span><text:span text:style-name="T10">: <text:s/>I was looking at the graph but I think I was pressed for time at this point too. <text:s/></text:span></text:p>
      <text:p text:style-name="P24"><text:span text:style-name="T9">Interviewer</text:span><text:span text:style-name="T10">: <text:s/>Well, what does the first derivative tell you in general? <text:s text:c="2"/>Remember we said the derivative was a slope and we said something else. <text:s/></text:span></text:p>
      <text:p text:style-name="P24"><text:span text:style-name="T9">Student</text:span><text:span text:style-name="T10">: <text:s/>Position, velocity of the growth.</text:span></text:p>
      <text:p text:style-name="P24"><text:span text:style-name="T9">Interviewer</text:span><text:span text:style-name="T10">: <text:s/>Velocity at the rate of growth. <text:s/>Could you use the first derivative to find out where the rate was the greatest? <text:s/>Or where the rate was a maximum? <text:s/>Could you think of any way you could do that with a derivative? <text:s/>You see a derivative is a rate of change and you have to find the greatest rate. <text:s/></text:span></text:p>
      <text:p text:style-name="P27"><text:span text:style-name="T9">Student</text:span><text:span text:style-name="T10">: <text:s/>I’m drawing a blank. <text:s/></text:span></text:p>
      <text:p text:style-name="Text_20_body"/>
      <text:p text:style-name="Text_20_body">Subject TL2:</text:p>
      <text:p text:style-name="P24"><text:span text:style-name="T9">Interviewer</text:span><text:span text:style-name="T10">: Alright, in part C when is the population increasing the fastest and decreasing the fastest, and what did you do?</text:span></text:p>
      <text:p text:style-name="P24"><text:span text:style-name="T9">Subject</text:span><text:span text:style-name="T10">: I found the point of inflection is where the greatest rate of change is.</text:span></text:p>
      <text:p text:style-name="P24"><text:span text:style-name="T9">Interviewer</text:span><text:span text:style-name="T10">: Why?</text:span></text:p>
      <text:p text:style-name="P24"><text:span text:style-name="T9">Subject</text:span><text:span text:style-name="T10">: That is where the concavity is changing from up to down.</text:span></text:p>
      <text:p text:style-name="P24"><text:span text:style-name="T9">Interviewer</text:span><text:span text:style-name="T10">: Why does that give you the greatest rate?</text:span></text:p>
      <text:p text:style-name="P24"><text:span text:style-name="T9">Subject</text:span><text:span text:style-name="T10">: Graph it, and pick points on each side of the inflection point, and the closer you get to the inflection point the greater the slope gets.</text:span></text:p>
      <text:p text:style-name="P24"><text:span text:style-name="T9">Interviewer</text:span><text:span text:style-name="T10">: The slope is what the first or the second derivative?</text:span></text:p>
      <text:p text:style-name="P24"><text:span text:style-name="T9">Subject</text:span><text:span text:style-name="T10">: First derivative</text:span></text:p>
      <text:p text:style-name="P24"><text:soft-page-break/><text:span text:style-name="T9">Interviewer</text:span><text:span text:style-name="T10">: When you set the slope equal to zero and find the maximum point when its increasing or decreasing, is that related to the first derivative test for finding maximum or minimum values?</text:span></text:p>
      <text:p text:style-name="P24"><text:span text:style-name="T9">Subject</text:span><text:span text:style-name="T10">: Yes that is the first derivative test.</text:span></text:p>
      <text:p text:style-name="P86"><text:span text:style-name="T5">Interviewer:</text:span> Say more, Why?</text:p>
      <text:p text:style-name="P86"><text:span text:style-name="T5">Subject:</text:span> When you set the derivative equal to zero, you are finding critical values for the first derivative and this will give the maximum and minimum value of the first derivative</text:p>
      <text:p text:style-name="Text_20_body"/>
      <text:p text:style-name="Text_20_body">Subject TL3:</text:p>
      <text:p text:style-name="P24"><text:span text:style-name="T9">Interviewer</text:span><text:span text:style-name="T10">: In Part C you had to find where the function increased or decreased at the greatest rate. <text:s/>Do you remember how to do that? <text:s/>What did you do to solve that?</text:span></text:p>
      <text:p text:style-name="P24"><text:span text:style-name="T9">Student</text:span><text:span text:style-name="T10">: I am not really sure. <text:s/>I think what I did was I graphed the function and using the graph to determine where it was increasing and decreasing.</text:span></text:p>
      <text:p text:style-name="P24"><text:span text:style-name="T9">Interviewer</text:span><text:span text:style-name="T10">: <text:s/>What would you look at on the graph?</text:span></text:p>
      <text:p text:style-name="P24"><text:span text:style-name="T9">Student</text:span><text:span text:style-name="T10">: <text:s/>You would look at where the values are becoming more positive or becoming more negative. <text:s/></text:span></text:p>
      <text:p text:style-name="P24"><text:span text:style-name="T9">Interviewer</text:span><text:span text:style-name="T10">: <text:s/>What values? <text:s/>Function values or what? <text:s/>If the graph looks like this, population versus time, if the graph has this shape, where would the population be increasing at the greatest rate?</text:span></text:p>
      <text:p text:style-name="P24"><text:span text:style-name="T9">Student</text:span><text:span text:style-name="T10">: <text:s/>It would be increasing over here. </text:span></text:p>
      <text:p text:style-name="P24"><text:span text:style-name="T9">Interviewer</text:span><text:span text:style-name="T10">: <text:s/>Okay. <text:s/>Where would it be increasing? <text:s/>Is there a single point where it is increasing at the greatest rate? <text:s/></text:span></text:p>
      <text:p text:style-name="P24"><text:span text:style-name="T9">Student</text:span><text:span text:style-name="T10">: <text:s/>It would be increasing at the greatest rate right around here. <text:s/></text:span></text:p>
      <text:p text:style-name="P24"><text:span text:style-name="T9">Interviewer</text:span><text:span text:style-name="T10">: <text:s/>Could you use a derivative to help you find that point.</text:span></text:p>
      <text:p text:style-name="P24"><text:span text:style-name="T9">Student</text:span><text:span text:style-name="T10">: <text:s/>Yes.</text:span></text:p>
      <text:p text:style-name="P24"><text:span text:style-name="T9">Interviewer</text:span><text:span text:style-name="T10">: <text:s/>How would you do that?</text:span></text:p>
      <text:p text:style-name="P24"><text:span text:style-name="T9">Student</text:span><text:span text:style-name="T10">: <text:s/>The derivative at the point and if the derivative is positive then the values are increasing and the greater the slope of the derivative, the faster they are increasing. <text:s/></text:span></text:p>
      <text:p text:style-name="P24"><text:span text:style-name="T9">Interviewer</text:span><text:span text:style-name="T10">: <text:s/>So if you wanted to find the greatest rate, how would you do that?</text:span></text:p>
      <text:p text:style-name="P25">The derivative gives you the rate. <text:s/>If you want to find the greatest rate…</text:p>
      <text:p text:style-name="P24"><text:span text:style-name="T9">Student</text:span><text:span text:style-name="T10">: <text:s/>You plug in the maximum value for the derivative, wouldn’t you?</text:span></text:p>
      <text:p text:style-name="P24"><text:span text:style-name="T9">Interviewer:</text:span><text:span text:style-name="T10"> Plug what into what?</text:span></text:p>
      <text:p text:style-name="P24"><text:span text:style-name="T9">Student:</text:span><text:span text:style-name="T10"> Get the largest slope from the derivative and plug into the original to get the greatest rate.</text:span></text:p>
      <text:p text:style-name="P24"><text:span text:style-name="T9">Interviewer</text:span><text:span text:style-name="T10">: <text:s/>Could you use the second derivative to find that? <text:s/>The greatest rate?</text:span></text:p>
      <text:p text:style-name="P24"><text:span text:style-name="T9">Student</text:span><text:span text:style-name="T10">: <text:s/>Well, it would be at the maximum value so use the second derivative to find where the maximum value is….I’m not sure.</text:span></text:p>
      <text:p text:style-name="Text_20_body"/>
      <text:p text:style-name="Text_20_body"><text:soft-page-break/>Subject TL4:</text:p>
      <text:p text:style-name="P24"><text:span text:style-name="T9">Interviewer</text:span><text:span text:style-name="T10">: For another part of the problem, you had to find where the population was increasing or decreasing at the greatest rates. Do you remember how you did that?</text:span></text:p>
      <text:p text:style-name="P24"><text:span text:style-name="T9">Subject</text:span><text:span text:style-name="T10">: Find the inflection points.</text:span></text:p>
      <text:p text:style-name="P24"><text:span text:style-name="T9">Interviewer</text:span><text:span text:style-name="T10">: Do you know why the inflection points give you the max and min rates?</text:span></text:p>
      <text:p text:style-name="P24"><text:span text:style-name="T9">Subject</text:span><text:span text:style-name="T10">: no</text:span></text:p>
      <text:p text:style-name="P24"><text:span text:style-name="T9">Interviewer</text:span><text:span text:style-name="T10">; How did you find the inflection points?</text:span></text:p>
      <text:p text:style-name="P24"><text:span text:style-name="T9">Subject</text:span><text:span text:style-name="T10">. I think you use the second derivative.</text:span></text:p>
      <text:p text:style-name="P24"><text:span text:style-name="T9">Interviewer</text:span><text:span text:style-name="T10">: If you use the second derivative to find the inflection points, how do you do that?</text:span></text:p>
      <text:p text:style-name="P24"><text:span text:style-name="T9">Subject</text:span><text:span text:style-name="T10">: Set it equal to zero.</text:span></text:p>
      <text:p text:style-name="P24"><text:span text:style-name="T9">Interviewer</text:span><text:span text:style-name="T10">: So, you can set it equal to zero, do you remember why the inflection point gives you the greatest rate?</text:span></text:p>
      <text:p text:style-name="P24"><text:span text:style-name="T9">Subject</text:span><text:span text:style-name="T10">: Because the tangent lines will give max rate between concave up or down.</text:span></text:p>
      <text:p text:style-name="P24"><text:span text:style-name="T9">Interviewer:</text:span><text:span text:style-name="T10"> The first derivative in general gives you what?</text:span></text:p>
      <text:p text:style-name="P24"><text:span text:style-name="T9">Subject</text:span><text:span text:style-name="T10">: rate changes</text:span></text:p>
      <text:p text:style-name="P24"><text:span text:style-name="T9">Interviewer:</text:span><text:span text:style-name="T10"> If you want to find the maximum rate, then how is that related to the first derivative?</text:span></text:p>
      <text:p text:style-name="P24"><text:span text:style-name="T9">Subject</text:span><text:span text:style-name="T10">; Take the second derivative and set that equal to zero that gives the maximum or minimum of the first derivative</text:span></text:p>
      <text:p text:style-name="Text_20_body"/>
      <text:p text:style-name="Text_20_body">Subject TL5:</text:p>
      <text:p text:style-name="P16"/>
      <text:p text:style-name="P24"><text:span text:style-name="T9">Student:</text:span><text:span text:style-name="T10"> For C, I graphed the derivative of a graph of the slope, or graphed the slopes, and looked for the minimum and maximum. <text:s/></text:span></text:p>
      <text:p text:style-name="P24"><text:span text:style-name="T9">Interviewer</text:span><text:span text:style-name="T10">: <text:s/>Because the slope gives you what?</text:span></text:p>
      <text:p text:style-name="P24"><text:span text:style-name="T9">Student</text:span><text:span text:style-name="T10">: <text:s/>Instantaneous rates. The graph of the derivative will show the greatest and smallest rate.</text:span></text:p>
      <text:p text:style-name="P24"><text:span text:style-name="T9">Interview:</text:span><text:span text:style-name="T10"> Where does that occur on the graph of the original function</text:span></text:p>
      <text:p text:style-name="P24"><text:span text:style-name="T9">Student:</text:span><text:span text:style-name="T10"> At inflection points.</text:span></text:p>
      <text:p text:style-name="P24"><text:span text:style-name="T9">Interview: </text:span><text:span text:style-name="T10">Could you have used the second derivative to solve the problem</text:span></text:p>
      <text:p text:style-name="P24"><text:span text:style-name="T9">Student</text:span><text:span text:style-name="T10">: <text:s/>You could have gotten the second derivative, set it equal to 0, and solved it. <text:s/></text:span></text:p>
      <text:p text:style-name="P24"><text:span text:style-name="T9">Interviewer</text:span><text:span text:style-name="T10">: <text:s/>Why does this method work? </text:span></text:p>
      <text:p text:style-name="P24"><text:span text:style-name="T9">Student</text:span><text:span text:style-name="T10">: <text:s/>Because setting the derivative equal to zero gives maximum value of the first derivative which will give the maximum slope</text:span></text:p>
      <text:p text:style-name="P26"/>
      <text:p text:style-name="Text_20_body"><text:s/></text:p>
      <text:h text:style-name="Heading_20_4" text:outline-level="4"><text:soft-page-break/><text:tab/>Subject CL1</text:h>
      <text:p text:style-name="P24"><text:span text:style-name="T9">Interviewer</text:span><text:span text:style-name="T10">: <text:s/>In Part C you had to find where the population was increasing or decreasing the fastest. <text:s/>What did you do and why? </text:span></text:p>
      <text:p text:style-name="P28"><text:span text:style-name="T9">Student</text:span><text:span text:style-name="T10">: <text:s/>You check your inflection points, but I wasn’t sure how to do it. <text:s/></text:span></text:p>
      <text:p text:style-name="P28"><text:span text:style-name="T9">Interviewer</text:span><text:span text:style-name="T10">: <text:s/>Why the inflection points?</text:span></text:p>
      <text:p text:style-name="Standard"><text:span text:style-name="T10"><text:tab/></text:span><text:span text:style-name="T9">Student</text:span><text:span text:style-name="T10">: <text:s/>That tells your point of changing concavity?</text:span></text:p>
      <text:p text:style-name="Standard"><text:span text:style-name="T10"><text:tab/></text:span><text:span text:style-name="T9">Interviewer</text:span><text:span text:style-name="T10">: <text:s text:c="2"/>Here’s the graph. Where is the population increasing the greatest?</text:span></text:p>
      <text:p text:style-name="P28"><text:span text:style-name="T9">Student</text:span><text:span text:style-name="T10">: <text:s/>At this point.</text:span></text:p>
      <text:p text:style-name="P24"><text:span text:style-name="T9">Interviewer</text:span><text:span text:style-name="T10">: <text:s/>Using calculus, how could you find those two inflection points? <text:s/>Can you recall? <text:s/></text:span></text:p>
      <text:p text:style-name="P28"><text:span text:style-name="T9">Student</text:span><text:span text:style-name="T10">: <text:s text:c="3"/>I do not recall.</text:span></text:p>
      <text:p text:style-name="P28"><text:span text:style-name="T9">Interviewer</text:span><text:span text:style-name="T10">: <text:s/>Could you use the second derivative to do it?</text:span></text:p>
      <text:p text:style-name="Standard"><text:span text:style-name="T10"><text:tab/></text:span><text:span text:style-name="T9">Student</text:span><text:span text:style-name="T10">: <text:s/>Yes.</text:span></text:p>
      <text:p text:style-name="P28"><text:span text:style-name="T9">Interviewer</text:span><text:span text:style-name="T10">: <text:s/>And how would you do that? <text:s/></text:span></text:p>
      <text:p text:style-name="P28"><text:span text:style-name="T9">Student</text:span><text:span text:style-name="T10">: I would take the second derivative and set it equal to 0. <text:s/></text:span></text:p>
      <text:p text:style-name="P28"><text:span text:style-name="T9">Interviewer</text:span><text:span text:style-name="T10">: <text:s/>Do you know why you do that?</text:span></text:p>
      <text:p text:style-name="P24"><text:span text:style-name="T9">Student</text:span><text:span text:style-name="T10">: <text:s/>No, all I remember is the second derivative is used to find inflection points.</text:span></text:p>
      <text:p text:style-name="Standard"><text:span text:style-name="T10"><text:tab/></text:span><text:span text:style-name="T9">Interviewer</text:span><text:span text:style-name="T10">: Why does this give the greatest rate?</text:span></text:p>
      <text:p text:style-name="Text_20_body"><text:tab/><text:span text:style-name="T5">Student</text:span>: Because that is where the graph is increasing the greatest.</text:p>
      <text:p text:style-name="P24"><text:span text:style-name="T9">Interviewer:</text:span><text:span text:style-name="T10"> Is setting the second derivative equal to zero similar to finding critical values?</text:span></text:p>
      <text:p text:style-name="Text_20_body"><text:span text:style-name="T5">Subject:</text:span> Yes but you’re finding inflection points.</text:p>
      <text:p text:style-name="P30"/>
      <text:p text:style-name="P30">Subject CL2:</text:p>
      <text:p text:style-name="P24"><text:span text:style-name="T9">Interviewer</text:span><text:span text:style-name="T10">: <text:s/>Okay, let’s talk about that one. <text:s/>How did you work that problem – where the population is increasing the fastest? <text:s/>What did you do there?</text:span></text:p>
      <text:p text:style-name="P28"><text:span text:style-name="T9">Student</text:span><text:span text:style-name="T10">: <text:s/>Graphically. <text:s/></text:span></text:p>
      <text:p text:style-name="P28"><text:span text:style-name="T9">Interviewer</text:span><text:span text:style-name="T10">: <text:s/>You just graphed it, looked at the graph.</text:span></text:p>
      <text:p text:style-name="P24"><text:span text:style-name="T9">Student</text:span><text:span text:style-name="T10">: <text:s/>I evaluated what x would be at 0 or 2 at 0, 1, 2, 3, and 4 and it gave what the wide values would be. <text:s/></text:span></text:p>
      <text:p text:style-name="P24"><text:span text:style-name="T9">Interviewer</text:span><text:span text:style-name="T10">: <text:s/>What did you plug it into? <text:s/>Did you plug it into the original function? <text:s/></text:span></text:p>
      <text:p text:style-name="P24"><text:span text:style-name="T9">Student</text:span><text:span text:style-name="T10">: <text:s/>Yes. <text:s/>I could tell from the numbers from the y coordinates, like being from 500 at 0, 501 and one would be 2000. <text:s/>There was a large increase there and from the other numbers I knew it would be increasing and slowing down.</text:span></text:p>
      <text:p text:style-name="P24"><text:span text:style-name="T9">Interviewer</text:span><text:span text:style-name="T10">: <text:s/>Okay, could you use calculus to do the same thing?</text:span></text:p>
      <text:p text:style-name="P24"><text:span text:style-name="T9">Student</text:span><text:span text:style-name="T10">: <text:s/>Yes, you probably could. <text:s/>I didn’t do it because it was just easier to use a calculator. <text:s/></text:span></text:p>
      <text:p text:style-name="P24"><text:soft-page-break/><text:span text:style-name="T9">Interviewer</text:span><text:span text:style-name="T10">: <text:s/>What does the first derivative give you? <text:s/></text:span></text:p>
      <text:p text:style-name="P28"><text:span text:style-name="T9">Student</text:span><text:span text:style-name="T10">: <text:s/>Instantaneous rate of change. <text:s/></text:span></text:p>
      <text:p text:style-name="P24"><text:span text:style-name="T9">Interviewer</text:span><text:span text:style-name="T10">: <text:s/>So if you had the first derivative, you have that formula, how could you use that formula to get the largest instantaneous rate? <text:s/></text:span></text:p>
      <text:p text:style-name="P28"><text:span text:style-name="T9">Student</text:span><text:span text:style-name="T10">: <text:s/>It would be like taking the second derivative wouldn’t it? <text:s/></text:span></text:p>
      <text:p text:style-name="P24"><text:span text:style-name="T9">Interviewer</text:span><text:span text:style-name="T10">: <text:s/>Why would that help you?. And how could I find the maximum of the instantaneous rate</text:span></text:p>
      <text:p text:style-name="Standard"><text:span text:style-name="T10"><text:tab/></text:span><text:span text:style-name="T9">Student</text:span><text:span text:style-name="T10">: I just can’t remember</text:span></text:p>
      <text:p text:style-name="P17"><text:tab/>Subject CL3:</text:p>
      <text:p text:style-name="P25"/>
      <text:p text:style-name="P24"><text:span text:style-name="T9">Student</text:span><text:span text:style-name="T10">: <text:s/>Yes. You take the derivative of the function and where ever the highest point on the graph is where it is actually increasing fastest.</text:span></text:p>
      <text:p text:style-name="P24"><text:span text:style-name="T9">Interviewer</text:span><text:span text:style-name="T10">: <text:s/>Could you confirm that another way? <text:s/>You said it is increasing or decreasing the fastest where the derivative was maximum or minimum.</text:span></text:p>
      <text:p text:style-name="P24"><text:span text:style-name="T9">Student</text:span><text:span text:style-name="T10">: <text:s/>Right. <text:s/></text:span></text:p>
      <text:p text:style-name="P24"><text:span text:style-name="T9">Interviewer</text:span><text:span text:style-name="T10">: <text:s/>Could you look at the graph to tell the same thing? <text:s/>Graph the original function to tell where it is increasing or decreasing the fastest? <text:s/></text:span></text:p>
      <text:p text:style-name="P24"><text:span text:style-name="T9">Student</text:span><text:span text:style-name="T10">: <text:s/>Yes. <text:s/>Where the inflection points are on the original function. <text:s/></text:span></text:p>
      <text:p text:style-name="P24"><text:span text:style-name="T9">Interviewer</text:span><text:span text:style-name="T10">: <text:s/>Could you use the second derivative to find out where it was increasing or decreasing the fastest? <text:s/>Tell me what you are doing? <text:s/>This is your original graph. <text:s/></text:span></text:p>
      <text:p text:style-name="P24"><text:span text:style-name="T9">Student</text:span><text:span text:style-name="T10">: <text:s/>Yes.</text:span></text:p>
      <text:p text:style-name="P24"><text:span text:style-name="T9">Interviewer</text:span><text:span text:style-name="T10">: <text:s/>What is this graph? <text:s/></text:span></text:p>
      <text:p text:style-name="P24"><text:span text:style-name="T9">Student</text:span><text:span text:style-name="T10">: <text:s/>These are just two different ones, I was just trying to get an idea on the first and second derivative for an original function so I can explain it a little bit better. <text:s/></text:span></text:p>
      <text:p text:style-name="P24"><text:span text:style-name="T9">Interviewer</text:span><text:span text:style-name="T10">: <text:s/>So it would be increasing the greatest where? <text:s/>It would be increasing the greatest here? <text:s/></text:span></text:p>
      <text:p text:style-name="P24"><text:span text:style-name="T9">Student</text:span><text:span text:style-name="T10">: <text:s/>It would be increasing the greatest on the first derivative, the highest point on the graph, increasing the greatest at the inflection point of the function. <text:s/></text:span></text:p>
      <text:p text:style-name="P24"><text:span text:style-name="T9">Interviewer</text:span><text:span text:style-name="T10">: <text:s/>I want to find the maximum of the first derivative. <text:s/>You just said that would give you the maximum rate. <text:s/>If I wanted to find the maximum of the first derivative, what could I do? Anything with the second derivative? If I want to find the maximum of this function, the derivative. <text:s/></text:span></text:p>
      <text:p text:style-name="P24"><text:span text:style-name="T9">Student</text:span><text:span text:style-name="T10">: <text:s/>Right.</text:span></text:p>
      <text:p text:style-name="P24"><text:span text:style-name="T9">Interviewer</text:span><text:span text:style-name="T10">: <text:s/>If I want to find the maximum of this function, what could I do? <text:s/></text:span></text:p>
      <text:p text:style-name="P24"><text:span text:style-name="T9">Student</text:span><text:span text:style-name="T10">: <text:s/>Take the second derivative of the original function and find where it crosses the x-axis. </text:span></text:p>
      <text:p text:style-name="P24"><text:span text:style-name="T9">Interviewer</text:span><text:span text:style-name="T10">: How so?</text:span></text:p>
      <text:p text:style-name="P24"><text:span text:style-name="T9">Student</text:span><text:span text:style-name="T10">: Find where the graph crosses the x-axis and it tells if max or min. <text:s/></text:span></text:p>
      <text:p text:style-name="P28"><text:span text:style-name="T9">Interviewer:</text:span><text:span text:style-name="T10"> Why does this work?</text:span></text:p>
      <text:p text:style-name="P28"><text:span text:style-name="T9">Student:</text:span><text:span text:style-name="T10"> Because at the intercept the first derivative is a maximum on the graph</text:span></text:p>
      <text:p text:style-name="P31"><text:soft-page-break/>Subject CL5</text:p>
      <text:p text:style-name="P26"/>
      <text:p text:style-name="P24"><text:span text:style-name="T9">Interviewer</text:span><text:span text:style-name="T10">: <text:s/>What will the second derivative test tell you about maximum or minimum values?</text:span></text:p>
      <text:p text:style-name="P24"><text:span text:style-name="T9">Student</text:span><text:span text:style-name="T10">: <text:s/>Finding the second derivative and setting second derivative equal to 0 and solving for t gives me the inflection point, which is the greatest rate of change in the given year. </text:span></text:p>
      <text:p text:style-name="P24"><text:span text:style-name="T9">Interviewer</text:span><text:span text:style-name="T10">: <text:s/>Could you relate that method to the first derivative test for finding the maximum or minimum values? <text:s/>When you use the second derivative to find where it is increasing or decreasing the fastest, is that related in any way to finding just the maximum or minimum value of the function? <text:s/></text:span></text:p>
      <text:p text:style-name="P24"><text:span text:style-name="T9">Student</text:span><text:span text:style-name="T10">: <text:s/>I don’t think I understand your question.</text:span></text:p>
      <text:p text:style-name="P24"><text:span text:style-name="T9">Interviewer</text:span><text:span text:style-name="T10">: <text:s/>Well, you take the first derivative and you can find the maximum or minimum values of a function. If instead you want to find the maximum or minimum rate, you said you find the second derivative. Is that related to the first derivative test for maximum or minimums? <text:s/></text:span></text:p>
      <text:p text:style-name="P24"><text:span text:style-name="T9">Student</text:span><text:span text:style-name="T10">: <text:s/>Yes. <text:s/></text:span></text:p>
      <text:p text:style-name="P24"><text:span text:style-name="T9">Interviewer</text:span><text:span text:style-name="T10">: <text:s/>How?</text:span></text:p>
      <text:p text:style-name="P24"><text:span text:style-name="T9">Student</text:span><text:span text:style-name="T10">: <text:s/>Because where the first derivative is increasing, the second derivative is ….</text:span></text:p>
      <text:p text:style-name="P24"><text:span text:style-name="T9">Interviewer</text:span><text:span text:style-name="T10">: <text:s/>When the first derivative is maximum, the second derivative would be what? <text:s/>Positive? Negative? Zero?</text:span></text:p>
      <text:p text:style-name="P24"><text:span text:style-name="T9">Student</text:span><text:span text:style-name="T10">: <text:s/>If you find 0 or if you set the second derivative equal to 0, it will give you a value for the second derivative and then you could plug that back into the original function and the original function gives you a value to that rate of change. <text:s/></text:span></text:p>
      <text:p text:style-name="P24"><text:span text:style-name="T9">Interviewer</text:span><text:span text:style-name="T10">: <text:s/>Plug back into the original function or the first derivative?</text:span></text:p>
      <text:p text:style-name="P24"><text:span text:style-name="T9">Student</text:span><text:span text:style-name="T10">: Plug into the original.</text:span></text:p>
      <text:p text:style-name="Text_20_body"/>
      <text:p text:style-name="P17"><text:tab/>Subject TH1:</text:p>
      <text:p text:style-name="P18"/>
      <text:p text:style-name="P24"><text:span text:style-name="T9">Interviewer</text:span><text:span text:style-name="T10">: The other thing you had to do was find when it was increasing or decreasing the greatest. <text:s/>Did you work that? <text:s/>Did you get an answer for it? <text:s/></text:span></text:p>
      <text:p text:style-name="P24"><text:span text:style-name="T9">Student</text:span><text:span text:style-name="T10">: <text:s/>Increasing or decreasing the graph? <text:s/>I really did not know how to do that so I figured that the first two years it was increasing the fastest. <text:s/>I wasn’t exactly sure how to find an exact point where it was sloping the greatest.</text:span></text:p>
      <text:p text:style-name="P24"><text:span text:style-name="T9">Interviewer: </text:span><text:span text:style-name="T10">Can you pick out from the graph of the function where you think that point might be?</text:span></text:p>
      <text:p text:style-name="P24"><text:span text:style-name="T9">Student:</text:span><text:span text:style-name="T11"> </text:span><text:span text:style-name="T10">Would it be right here?</text:span></text:p>
      <text:p text:style-name="P24"><text:span text:style-name="T9">Interviewer:</text:span><text:span text:style-name="T11"> </text:span><text:span text:style-name="T10">At the inflection point?</text:span></text:p>
      <text:p text:style-name="P24"><text:span text:style-name="T9">Student:</text:span><text:span text:style-name="T11"> </text:span><text:span text:style-name="T10">Yes, it looks like that would be where the slope is greatest.</text:span></text:p>
      <text:p text:style-name="P24"><text:span text:style-name="T9">Interviewer</text:span><text:span text:style-name="T10">: <text:s/>What does the derivative give you in general? </text:span></text:p>
      <text:p text:style-name="P24"><text:soft-page-break/><text:span text:style-name="T9">Student</text:span><text:span text:style-name="T10">: It gives slopes, tangent lines. If you solve it, it gives you the critical function. <text:s/></text:span></text:p>
      <text:p text:style-name="P24"><text:span text:style-name="T9">Interviewer</text:span><text:span text:style-name="T10">: <text:s/>What if I just plug a number into a derivative. <text:s/>That number would represent what? <text:s/></text:span></text:p>
      <text:p text:style-name="P24"><text:span text:style-name="T9">Student</text:span><text:span text:style-name="T10">: <text:s/>The slope of the original function at that point.</text:span></text:p>
      <text:p text:style-name="P24"><text:span text:style-name="T9">Interviewer</text:span><text:span text:style-name="T10">: <text:s/>That’s right. <text:s/>What else could it give you? <text:s/>Could it give you the rate? <text:s/></text:span></text:p>
      <text:p text:style-name="P24"><text:span text:style-name="T9">Student:</text:span><text:span text:style-name="T10"> Yes, the derivative is an instantaneous rate, how could you find the maximum rate using calculus? <text:s/></text:span></text:p>
      <text:p text:style-name="P24"><text:span text:style-name="T9">Student</text:span><text:span text:style-name="T10">: <text:s/>I’m not sure. </text:span></text:p>
      <text:p text:style-name="P16"/>
      <text:p text:style-name="P29">Subject TH2</text:p>
      <text:p text:style-name="P16"><text:tab/></text:p>
      <text:p text:style-name="P24"><text:span text:style-name="T9">Interviewer</text:span><text:span text:style-name="T10">: For the second part of that problem, what were you asked? <text:s/>For Part C, when is a population increasing the fastest, when is it decreasing the fastest? <text:s/>What did you do there?</text:span></text:p>
      <text:p text:style-name="P24"><text:span text:style-name="T9">Student</text:span><text:span text:style-name="T10">: <text:s/>I took the second derivative set equal 0. <text:s/></text:span></text:p>
      <text:p text:style-name="P24"><text:span text:style-name="T9">Interviewer</text:span><text:span text:style-name="T10">: <text:s/>Okay. <text:s/>Why did you do that? <text:s/></text:span></text:p>
      <text:p text:style-name="P24"><text:span text:style-name="T9">Student</text:span><text:span text:style-name="T10">: <text:s/>Find inflection points.</text:span></text:p>
      <text:p text:style-name="P24"><text:span text:style-name="T9">Interviewer</text:span><text:span text:style-name="T10">: <text:s/>Why would the inflection points give you the maximum or minimum rate? <text:s/></text:span></text:p>
      <text:p text:style-name="P24"><text:span text:style-name="T9">Student</text:span><text:span text:style-name="T10">: <text:s/>Because in the first derivative graph the inflection points show up and look like maximum points on that curve and so when you take the derivative of that and set it to 0, those maximums are going to show up as 0 slope. Does that make sense?</text:span></text:p>
      <text:p text:style-name="P24"><text:span text:style-name="T9">Interviewer</text:span><text:span text:style-name="T10">: <text:s/>Yes. Are you saying basically that the technique that you used to find the maximum or minimum value can be used to find the maximum and minimum rates?</text:span></text:p>
      <text:p text:style-name="P24"><text:span text:style-name="T9">Student</text:span><text:span text:style-name="T10">: <text:s/>Yes. <text:s/></text:span></text:p>
      <text:p text:style-name="P24"><text:span text:style-name="T9">Interviewer</text:span><text:span text:style-name="T10">: <text:s/>How can you confirm that? <text:s/>I can look at your work, you did the problem correctly, and you got the right answer. <text:s/>How did you verify?</text:span></text:p>
      <text:p text:style-name="P24"><text:span text:style-name="T9">Student</text:span><text:span text:style-name="T10">: <text:s/>By graphing. </text:span></text:p>
      <text:p text:style-name="P25"/>
      <text:p text:style-name="P25">Subject TH3</text:p>
      <text:p text:style-name="P25"/>
      <text:p text:style-name="P24"><text:span text:style-name="T9">Interviewer</text:span><text:span text:style-name="T10">: <text:s/>In Part C, you have to state where the population is increasing the fastest and decreasing the fastest. What did do? </text:span></text:p>
      <text:p text:style-name="P24"><text:span text:style-name="T9">Student</text:span><text:span text:style-name="T10">: I found where the second derivative was equal to 0 and I told the inflection point and then that is where it was increasing the fastest. <text:s/>I’m not sure how I found where it was decreasing at the greatest rate. <text:s/></text:span></text:p>
      <text:p text:style-name="P24"><text:span text:style-name="T9">Interviewer</text:span><text:span text:style-name="T10">: Why is it that the point where it is increasing the fastest occurs at the inflection point? <text:s/></text:span></text:p>
      <text:p text:style-name="P24"><text:span text:style-name="T9">Student</text:span><text:span text:style-name="T10">: <text:s/>Because beyond that, the graph is moving, the derivatives are getting closer to 0 and tangent lines are turned back. <text:s/>It’s kind of hard to explain. <text:s/></text:span></text:p>
      <text:p text:style-name="P24"><text:soft-page-break/><text:span text:style-name="T9">Interviewer</text:span><text:span text:style-name="T10">: Can you relate that method of taking the second derivative and setting it equal to 0 for finding the maximum rate of increase to just finding the maximum and minimum rate of the function. </text:span></text:p>
      <text:p text:style-name="P24"><text:span text:style-name="T9">Student</text:span><text:span text:style-name="T10">: <text:s/>Yes because taking the second derivative is like taking the derivative of the first derivative, which is telling you the maximum and minimum rate instead of just maximum or minimum values. <text:s/></text:span></text:p>
      <text:p text:style-name="P24"><text:span text:style-name="T9">Interviewer</text:span><text:span text:style-name="T10">: <text:s/>One other question, could you confirm where the population was increasing the fastest? <text:s/>Or decreasing the fastest? <text:s/>Did you do anything to confirm your solution? <text:s/></text:span></text:p>
      <text:p text:style-name="P25">You took the second derivative and set it equal to 0. <text:s/>Is there any way you can do anything to determine whether or not that was right?</text:p>
      <text:p text:style-name="P24"><text:span text:style-name="T9">Student</text:span><text:span text:style-name="T10">: <text:s/>I just looked at the graph. <text:s/></text:span></text:p>
      <text:p text:style-name="P25">Subject TH4:</text:p>
      <text:p text:style-name="P25"/>
      <text:p text:style-name="P24"><text:span text:style-name="T9">Interviewer</text:span><text:span text:style-name="T10">: <text:s/>Part c asks you to find when the population is increasing or decreasing the fastest. <text:s/>What did you do there?</text:span></text:p>
      <text:p text:style-name="P24"><text:span text:style-name="T9">Student</text:span><text:span text:style-name="T10">: I just looked at the graph to see where the highest and lowest point was.</text:span></text:p>
      <text:p text:style-name="P24"><text:span text:style-name="T9">Interviewer</text:span><text:span text:style-name="T10">: <text:s/>The graph of the function or the first derivative?</text:span></text:p>
      <text:p text:style-name="P24"><text:span text:style-name="T9">Student</text:span><text:span text:style-name="T10">: <text:s/>First derivative.</text:span></text:p>
      <text:p text:style-name="P24"><text:span text:style-name="T9">Interviewer</text:span><text:span text:style-name="T10">: <text:s/>Why do you use the graph of the first derivative? <text:s/>What does the first derivative give you? <text:s/></text:span></text:p>
      <text:p text:style-name="P24"><text:span text:style-name="T9">Student</text:span><text:span text:style-name="T10">: <text:s/>The rates, the maximum/minimum rates. <text:s/></text:span></text:p>
      <text:p text:style-name="P24"><text:span text:style-name="T9">Interviewer</text:span><text:span text:style-name="T10">: <text:s/>Could you do that another way? What’s another way using calculus to find the maximum rate? <text:s/></text:span></text:p>
      <text:p text:style-name="P24"><text:span text:style-name="T9">Student</text:span><text:span text:style-name="T10">: <text:s/>You could use the second derivative to find the inflection point. That is where the population is increasing or decreasing the most.</text:span></text:p>
      <text:p text:style-name="P24"><text:span text:style-name="T9">Interviewer</text:span><text:span text:style-name="T10">: <text:s text:c="2"/>Why does this work.</text:span></text:p>
      <text:p text:style-name="P24"><text:span text:style-name="T9">Student</text:span><text:span text:style-name="T10">: <text:s/>Because the inflection point is a critical point for the first derivative and that would give the maximum or minimum value of that function.</text:span></text:p>
      <text:p text:style-name="P24"><text:span text:style-name="T9">Interviewer: </text:span><text:span text:style-name="T10">Which function?</text:span></text:p>
      <text:p text:style-name="P24"><text:span text:style-name="T9">Student:</text:span><text:span text:style-name="T10"> The derivative function.</text:span></text:p>
      <text:p text:style-name="P25"/>
      <text:p text:style-name="Text_20_body"><text:tab/>Subject TH5:</text:p>
      <text:p text:style-name="P24"><text:span text:style-name="T9">Interviewer</text:span><text:span text:style-name="T10">: <text:s/>On the final part, Part C, where the population is increasing the fastest or decreasing the fastest, what did you do there?</text:span></text:p>
      <text:p text:style-name="P24"><text:span text:style-name="T9">Student</text:span><text:span text:style-name="T10">: <text:s/>There I solved the second derivative and because, the point of inflection, that is where it is getting ready to change concavity, so that means it is at its greatest point right before it changes over. <text:s/></text:span></text:p>
      <text:p text:style-name="P24"><text:span text:style-name="T9">Interviewer</text:span><text:span text:style-name="T10">: <text:s/>What’s at its greatest point?</text:span></text:p>
      <text:p text:style-name="P24"><text:span text:style-name="T9">Student</text:span><text:span text:style-name="T10">: <text:s/>The increase in population. </text:span></text:p>
      <text:p text:style-name="P24"><text:span text:style-name="T9">Interviewer</text:span><text:span text:style-name="T10">: When you set the second derivative equal to 0, to find the maximum rate, is that related to the first derivative test in any way?</text:span></text:p>
      <text:p text:style-name="P24"><text:soft-page-break/><text:span text:style-name="T9">Student</text:span><text:span text:style-name="T10">: <text:s/>The second derivative is the derivative of the first derivative and if the first derivative is the rate of change and the second derivative is the acceleration or how much the rate of change is changing. <text:s/>Does that make sense?</text:span></text:p>
      <text:p text:style-name="P24"><text:span text:style-name="T9">Interviewer</text:span><text:span text:style-name="T10">: <text:s/>You said the first derivative is the rate of change. <text:s/>If I want to find the maximum rate, </text:span></text:p>
      <text:p text:style-name="P24"><text:span text:style-name="T9">Student</text:span><text:span text:style-name="T10">: <text:s/>That’s when I found the second derivative. I set it equal to 0. <text:s/></text:span></text:p>
      <text:p text:style-name="P24"><text:span text:style-name="T9">Interviewer</text:span><text:span text:style-name="T10">: <text:s/>Is that the first derivative test, sort of? </text:span></text:p>
      <text:p text:style-name="P24"><text:span text:style-name="T9">Student</text:span><text:span text:style-name="T10">: <text:s/>I did the second derivative to find the point of inflection and then I substituted that value into the original equation. <text:s/></text:span></text:p>
      <text:p text:style-name="P25"/>
      <text:p text:style-name="P17"><text:tab/>Subject CH1</text:p>
      <text:p text:style-name="P26"/>
      <text:p text:style-name="P24"><text:span text:style-name="T9">Interviewer</text:span><text:span text:style-name="T10">: For part C you have to write down where it is increasing or decreasing, what did you do there?</text:span></text:p>
      <text:p text:style-name="P24"><text:span text:style-name="T9">Subject</text:span><text:span text:style-name="T10">: I just took the different x values and checked the slope on it, to tell how much the slope was changing.</text:span></text:p>
      <text:p text:style-name="P24"><text:span text:style-name="T9">Interviewer</text:span><text:span text:style-name="T10">: How did you check the slope?</text:span></text:p>
      <text:p text:style-name="P24"><text:span text:style-name="T9">Subject</text:span><text:span text:style-name="T10">: Well you take the x values of where the population was, it is like using rise over run.</text:span></text:p>
      <text:p text:style-name="P24"><text:span text:style-name="T9">Interviewer</text:span><text:span text:style-name="T10">: Could you use the derivative to do that?</text:span></text:p>
      <text:p text:style-name="P24"><text:span text:style-name="T9">Subject</text:span><text:span text:style-name="T10">: Yes.</text:span></text:p>
      <text:p text:style-name="P24"><text:span text:style-name="T9">Interviewer</text:span><text:span text:style-name="T10">: Do you know how you would use it?</text:span></text:p>
      <text:p text:style-name="P24"><text:span text:style-name="T9">Subject</text:span><text:span text:style-name="T10">: I can not really remember.</text:span></text:p>
      <text:p text:style-name="P24"><text:span text:style-name="T9">Interviewer</text:span><text:span text:style-name="T10">: Okay, the derivative gives you what?</text:span></text:p>
      <text:p text:style-name="P24"><text:span text:style-name="T9">Subject</text:span><text:span text:style-name="T10">: Slopes and instantaneous rates.</text:span></text:p>
      <text:p text:style-name="P24"><text:span text:style-name="T9">Interviewer</text:span><text:span text:style-name="T10">: So if you have the derivative then you have got a formula for rates, so how could you find the maximum rate?</text:span></text:p>
      <text:p text:style-name="P24"><text:span text:style-name="T9">Subject</text:span><text:span text:style-name="T10">: I can't remember.</text:span></text:p>
      <text:p text:style-name="P24"><text:span text:style-name="T9">Interviewer</text:span><text:span text:style-name="T10">: If you have the graph of the function then how could you find the max or min rate?</text:span></text:p>
      <text:p text:style-name="P24"><text:span text:style-name="T9">Subject</text:span><text:span text:style-name="T10">: Just trace it.</text:span></text:p>
      <text:p text:style-name="P24"><text:span text:style-name="T9">Interviewer</text:span><text:span text:style-name="T10">: Where would it be?</text:span></text:p>
      <text:p text:style-name="P24"><text:span text:style-name="T9">Subject</text:span><text:span text:style-name="T10">: Its like and inflection point.</text:span></text:p>
      <text:p text:style-name="P24"><text:span text:style-name="T9">Interviewer</text:span><text:span text:style-name="T10">: Why an inflection point?</text:span></text:p>
      <text:p text:style-name="P24"><text:span text:style-name="T9">Subject</text:span><text:span text:style-name="T10">: That’s where your concavity changes from increasing to decreasing.</text:span></text:p>
      <text:p text:style-name="P24"><text:span text:style-name="T9">Interviewer</text:span><text:span text:style-name="T10">: Yes. How would you use the second derivative to find the inflection point?</text:span></text:p>
      <text:p text:style-name="P24"><text:span text:style-name="T9">Subject</text:span><text:span text:style-name="T10">: Set it equal to zero.</text:span></text:p>
      <text:p text:style-name="P24"><text:span text:style-name="T9">Interviewer</text:span><text:span text:style-name="T10">: With the second derivative equal to zero, that is where you are going to have an inflection point, and that is also where you said you are going to have a maximum rate?</text:span></text:p>
      <text:p text:style-name="P24"><text:span text:style-name="T9">Subject</text:span><text:span text:style-name="T10">: Yes.</text:span></text:p>
      <text:p text:style-name="P24"><text:soft-page-break/><text:span text:style-name="T9">Interviewer</text:span><text:span text:style-name="T10">: Do you know why the setting the derivative equal to zero gives the maximum rate? Why does this method work?</text:span></text:p>
      <text:p text:style-name="P24"><text:span text:style-name="T9">Subject</text:span><text:span text:style-name="T10">: I’m not with you.</text:span></text:p>
      <text:p text:style-name="P24"><text:span text:style-name="T9">Interviewer</text:span><text:span text:style-name="T10">: Is setting the second derivative equal to zero like setting the first derivative equal to zero for finding maximum and minimum values?</text:span></text:p>
      <text:p text:style-name="P24"><text:span text:style-name="T9">Subject</text:span><text:span text:style-name="T10">: Yes but it gives the inflection point which is the greatest rate.</text:span></text:p>
      <text:p text:style-name="P16"/>
      <text:p text:style-name="P17"><text:tab/>Subject CH2:</text:p>
      <text:p text:style-name="P26"/>
      <text:p text:style-name="P24"><text:span text:style-name="T9">Interviewer</text:span><text:span text:style-name="T10">: <text:s/>Very good. <text:s/>You also had to find where the population was increasing the fastest and decreasing the fastest. <text:s/>Do you remember what you did there?</text:span></text:p>
      <text:p text:style-name="P28"><text:span text:style-name="T9">Student</text:span><text:span text:style-name="T10">: <text:s/>Yes I do. <text:s/></text:span></text:p>
      <text:p text:style-name="P24"><text:span text:style-name="T9">Interviewer</text:span><text:span text:style-name="T10">: <text:s/>Tell me what you did and why you did it? <text:s/></text:span></text:p>
      <text:p text:style-name="P24"><text:span text:style-name="T9">Student</text:span><text:span text:style-name="T10">: If you can find the slope of the lines by evaluating x value into the first derivative by looking at the function, you can evaluate an x value from 0-1 into the first derivative produces the largest positive numbered slopes on the interval from 0-4. <text:s/>Negative function is increasing the fastest from 0-1. <text:s/>By evaluating the first derivative at x values between x=3 and x=4 produces large negative values for the slope of the tangent lines found on the given coordinates of the function, meaning the function is decreasing the fastest from x=3 to x=4 on the closed interval 0-4. <text:s/></text:span></text:p>
      <text:p text:style-name="P24"><text:span text:style-name="T9">Interviewer</text:span><text:span text:style-name="T10">: Okay. You are looking at the graph, at slopes on the graph. <text:s/>Is that what you did? </text:span></text:p>
      <text:p text:style-name="P24"><text:span text:style-name="T9">Student</text:span><text:span text:style-name="T10">: Slopes on the graph.</text:span></text:p>
      <text:p text:style-name="P24"><text:span text:style-name="T9">Interviewer</text:span><text:span text:style-name="T10">: <text:s/>Explain one more time</text:span></text:p>
      <text:p text:style-name="P24"><text:span text:style-name="T9">Student</text:span><text:span text:style-name="T10">: <text:s/>From x values 0 to x values of 1, from 0-1 on the domain, you take and plug a number in between 0 and 1 into the first derivative. <text:s/>That is going to give you large positive numbered values, which means somewhere in between 0 and 1 the slope is going to be the largest. <text:s/>Then from 3 to 4, x values 3-4 on the domain, you will find that you have the largest numbered negative values. <text:s/>There is going to be a number from 3-4 that is going to give you the largest negative slope. <text:s/></text:span></text:p>
      <text:p text:style-name="P24"><text:span text:style-name="T9">Interviewer</text:span><text:span text:style-name="T10">: After you find those values where you have the largest and smallest slope, a rate, could you confirm your answer another way? <text:s/></text:span></text:p>
      <text:p text:style-name="P24"><text:span text:style-name="T9">Student</text:span><text:span text:style-name="T10">: <text:s/>What I would do is take the function and plug it into my TI-85 and graph it and by looking at the graph you can determine those are your largest and smallest slope values. </text:span></text:p>
      <text:p text:style-name="P24"><text:span text:style-name="T9">Interviewer</text:span><text:span text:style-name="T10">: <text:s/>The derivative gives you rate. We talked about that. If you take the derivative you have a formula that will give you rates. If I wanted to find the maximum rate, could I do anything with another derivative? Maybe the second derivative. If you wanted to find the maximum rate, is there anything you could do with a second derivative that might help you find it?</text:span></text:p>
      <text:p text:style-name="P24"><text:span text:style-name="T9">Student</text:span><text:span text:style-name="T10">: <text:s/>I can’t remember that. <text:s/>Sorry. <text:s/></text:span></text:p>
      <text:p text:style-name="P25"><text:soft-page-break/></text:p>
      <text:p text:style-name="P25">Subject CH3:</text:p>
      <text:p text:style-name="P25"/>
      <text:p text:style-name="P24"><text:span text:style-name="T9">Interviewer</text:span><text:span text:style-name="T10">: In part C you had to state where the population was growing the fastest, what did you do there?</text:span></text:p>
      <text:p text:style-name="P24"><text:span text:style-name="T9">Subject</text:span><text:span text:style-name="T10">: <text:s/>I could not remember what to do on that one, so I did that graphically.</text:span></text:p>
      <text:p text:style-name="P24"><text:span text:style-name="T9">Interviewer</text:span><text:span text:style-name="T10">: <text:s/>What did you do, I know that you got the right answer.</text:span></text:p>
      <text:p text:style-name="P24"><text:span text:style-name="T9">Subject</text:span><text:span text:style-name="T10">: I took the second derivative test, but it did not appear to be working correctly, so I worked it numerically.</text:span></text:p>
      <text:p text:style-name="P24"><text:span text:style-name="T9">Interviewer</text:span><text:span text:style-name="T10">: What would you look for on the graph, to find where it is increasing or decreasing at the greatest rate?</text:span></text:p>
      <text:p text:style-name="P24"><text:span text:style-name="T9">Subject</text:span><text:span text:style-name="T10">: <text:s/>The greatest slope.</text:span></text:p>
      <text:p text:style-name="P24"><text:span text:style-name="T9">Interviewer</text:span><text:span text:style-name="T10">: <text:s/>Could you use the first derivative to solve that one also?</text:span></text:p>
      <text:p text:style-name="P24"><text:span text:style-name="T9">Subject</text:span><text:span text:style-name="T10">: Yes, wherever the first derivative is the greatest.</text:span></text:p>
      <text:p text:style-name="P24"><text:span text:style-name="T9">Interviewer</text:span><text:span text:style-name="T10">: Why would that work?</text:span></text:p>
      <text:p text:style-name="P24"><text:span text:style-name="T9">Subject</text:span><text:span text:style-name="T10">: Because the first derivative shows the slope of the tangent line, and wherever ever it is the greatest is where it is increasing the most.</text:span></text:p>
      <text:p text:style-name="P24"><text:span text:style-name="T9">Interviewer</text:span><text:span text:style-name="T10">: <text:s/>What does that have to do with rate?</text:span></text:p>
      <text:p text:style-name="P24"><text:span text:style-name="T9">Subject</text:span><text:span text:style-name="T10">: <text:s/>It would be the greatest wherever the slope is the greatest.</text:span></text:p>
      <text:p text:style-name="P24"><text:span text:style-name="T9">Interviewer</text:span><text:span text:style-name="T10">: If you wanted to find the maximum slope, could you use the second derivative to do that?</text:span></text:p>
      <text:p text:style-name="P24"><text:span text:style-name="T9">Subject</text:span><text:span text:style-name="T10">: <text:s/>Yea, I see what you mean, set it equal to zero and solve for t. It would tell the greatest points by giving a critical value of the first derivative, which is going to be the greatest increasing rate.</text:span></text:p>
      <text:p text:style-name="P17"><text:tab/>Subject CH4:</text:p>
      <text:p text:style-name="P26"/>
      <text:p text:style-name="P24"><text:span text:style-name="T9">Interviewer</text:span><text:span text:style-name="T10">: The other part of the problem you had to find where the rate was increasing and decreasing the fastest. Do you remember what you did and why?</text:span></text:p>
      <text:p text:style-name="P24"><text:span text:style-name="T9">Student</text:span><text:span text:style-name="T10">: <text:s/>I took the second derivative of that and found where that was equal to 0. <text:s/>That gives an inflection point, like a rate of change of the rate of change, and….</text:span></text:p>
      <text:p text:style-name="P24"><text:span text:style-name="T9">Interviewer:</text:span><text:span text:style-name="T10"> Why does that method give the greatest rate of change?</text:span></text:p>
      <text:p text:style-name="P24"><text:span text:style-name="T9">Student</text:span><text:span text:style-name="T10">: Because the greatest rate happens at the inflection point?</text:span></text:p>
      <text:p text:style-name="P24"><text:span text:style-name="T9">Interviewer</text:span><text:span text:style-name="T10">: <text:s/>Why? <text:s/></text:span></text:p>
      <text:p text:style-name="P24"><text:span text:style-name="T9">Student</text:span><text:span text:style-name="T10">: <text:s/>Well if you graph it, maybe you would be able to see where the changes cupped up to cupped down. <text:s/></text:span></text:p>
      <text:p text:style-name="P24"><text:span text:style-name="T9">Interviewer</text:span><text:span text:style-name="T10">: Wonder if you had the graph of the first derivative, could you find where the maximum rate would occur? <text:s/></text:span></text:p>
      <text:p text:style-name="P24"><text:span text:style-name="T9">Student</text:span><text:span text:style-name="T10">: <text:s/>It would be where the slope is 0 on the first derivative.</text:span></text:p>
      <text:p text:style-name="P24"><text:span text:style-name="T9">Interviewer</text:span><text:span text:style-name="T10">: What would that correspond to for the second derivative?</text:span></text:p>
      <text:p text:style-name="P24"><text:span text:style-name="T9">Student</text:span><text:span text:style-name="T10">: At the inflection point would correspond to where you have an increasing rate and a decreasing rate. <text:s/>It is between where that slope is 0 on that interval. <text:s/></text:span></text:p>
      <text:p text:style-name="P16"><text:soft-page-break/></text:p>
      <text:p text:style-name="P39"/>
      <text:p text:style-name="P39"/>
      <text:p text:style-name="P39">Subject CH5:</text:p>
      <text:p text:style-name="P16"/>
      <text:p text:style-name="P24"><text:span text:style-name="T9">Interviewer</text:span><text:span text:style-name="T10">: <text:s/>There is one other part. When in the year is it increasing or decreasing the fastest? <text:s/>Did you answer that part? <text:s/>It’s Part C. <text:s/></text:span></text:p>
      <text:p text:style-name="P24"><text:span text:style-name="T9">Student</text:span><text:span text:style-name="T10">: <text:s/>I put in the summer is when it is increasing and in the winter when it is decreasing because that is just like the times towards the end it is like the steepest slope or like a downward when its decreasing and during the summer period or summer months is when it is showing its steepest slope increasing. <text:s/></text:span></text:p>
      <text:p text:style-name="P24"><text:span text:style-name="T9">Interviewer</text:span><text:span text:style-name="T10">: <text:s/>Could you have used the derivative to do that? <text:s/></text:span></text:p>
      <text:p text:style-name="P24"><text:span text:style-name="T9">Student</text:span><text:span text:style-name="T10">: <text:s/>Probably could but I can’t think of how to do it right now. <text:s/></text:span></text:p>
      <text:p text:style-name="P24"><text:span text:style-name="T9">Interviewer</text:span><text:span text:style-name="T10">: <text:s/>Do you remember in class we said the derivative was several things. <text:s/>You mentioned earlier that gives you slope. <text:s/></text:span></text:p>
      <text:p text:style-name="P24"><text:span text:style-name="T9">Student</text:span><text:span text:style-name="T10">: <text:s/>Right.</text:span></text:p>
      <text:p text:style-name="P24"><text:span text:style-name="T9">Interviewer</text:span><text:span text:style-name="T10">: <text:s/>What else is the derivative?</text:span></text:p>
      <text:p text:style-name="P24"><text:span text:style-name="T9">Student</text:span><text:span text:style-name="T10">: <text:s/>The rate of change. <text:s/></text:span></text:p>
      <text:p text:style-name="P24"><text:span text:style-name="T9">Interviewer</text:span><text:span text:style-name="T10">: <text:s/>The derivative is the rate of change. <text:s/>So how could you use the derivative to find the maximum rate?</text:span></text:p>
      <text:p text:style-name="P24"><text:span text:style-name="T9">Student</text:span><text:span text:style-name="T10">: <text:s/>Would you take the second derivative which tells you acceleration, something which would tell you how quickly and then find out what point the acceleration is greatest? <text:s/></text:span></text:p>
      <text:p text:style-name="P24"><text:span text:style-name="T9">Interviewer</text:span><text:span text:style-name="T10">: <text:s/>So you would use the derivative to find the maximum acceleration.</text:span></text:p>
      <text:p text:style-name="P28"><text:span text:style-name="T9">Student</text:span><text:span text:style-name="T10">: <text:s/>Right. </text:span></text:p>
      <text:p text:style-name="P10"/>
      <text:h text:style-name="P36" text:outline-level="9" text:is-list-header="true">Summary of Strategies for CALAT</text:h>
      <text:list xml:id="list6167023601414587558" text:style-name="WW8Num71">
        <text:list-item>
          <text:p text:style-name="P68">Generally, <text:span text:style-name="T4">students had little difficulty locating maximum and minimum values</text:span>. </text:p>
        </text:list-item>
        <text:list-item>
          <text:p text:style-name="P68">Students had a <text:span text:style-name="T4">more difficult time determining when the population increased or decreased the fastest</text:span>. Most did not seem to realize that the location where the graph was increasing or decreasing the fastest could be determined by using the first or second derivative of the function. </text:p>
        </text:list-item>
        <text:list-item>
          <text:p text:style-name="P68">The most often used representations for locating the greatest rate of increase or decrease involved graphing. Several students incorrectly solved the problem by <text:span text:style-name="T4">reporting an interval, rather than a single point.</text:span> Student responses suggests that this misconception is caused by students confusing the global properties of a function with the properties of the derivative.</text:p>
        </text:list-item>
        <text:list-item>
          <text:p text:style-name="P68">Students who used the “Graphical/Numerical” technique computed slopes of secants using “rise over run” for entire intervals on which the population was increasing or decreasing. This particular approach reflected a tendency to <text:span text:style-name="T4">confuse slopes over intervals with slope at a particular point</text:span>, thereby mistaking an average rate for instantaneous rate – a conceptual error. </text:p>
        </text:list-item>
        <text:list-item>
          <text:p text:style-name="P68">All but four students avoided using the second derivative altogether for finding or confirming maximum and minimum rates although the procedure was presented in the course. The difficulty of using other representations of the derivative is consistent with findings of Scher (1993) who found that the <text:span text:style-name="T4">concept of horizontal lines having zero slope was often a strong enough idea that students tend to ignore all other information</text:span> concerning the derivative. </text:p>
        </text:list-item>
        <text:list-item>
          <text:p text:style-name="P68"><text:soft-page-break/><text:span text:style-name="T4">Few students successfully demonstrated flexibility</text:span> by applying the derivative concept to both settings (locating extrema and locating max/min rates.</text:p>
        </text:list-item>
      </text:list>
      <text:p text:style-name="Standard"/>
      <text:list xml:id="list163950511167450" text:continue-numbering="true" text:style-name="WW8Num71">
        <text:list-item>
          <text:p text:style-name="P68">Students had little difficulty in (a) producing the <text:span text:style-name="T4">graph of a derivative</text:span> given the graph of its function (item P1), (b) estimating numerical derivatives from graphs, and (c) finding functions or function values given graphical, numerical, or symbolic representations of the function’s derivative. </text:p>
        </text:list-item>
        <text:list-item>
          <text:p text:style-name="P68">Students <text:span text:style-name="T4">had difficulty in approximating the instantaneous rate of change of a function from numerical data</text:span> presented in tabular form. Students’ difficulties in translating from a numerical representation were consistent with earlier observations of Selden and Selden. It would be interesting to see whether or not students would be more adept at solving these problems if it were first emphasized that the data could be considered ordered pairs of numbers that lie on a graph. </text:p>
        </text:list-item>
        <text:list-item>
          <text:p text:style-name="P68">Students in both classes had greatest amount of <text:span text:style-name="T4">difficulty finding the derivative at a point for a function whose derivative rule had not yet been covered </text:span>in class. The most common mistake involved students who attempted to inappropriately use the power rule to obtain the derivative of y = x<text:span text:style-name="T13">2x</text:span>.</text:p>
        </text:list-item>
        <text:list-item>
          <text:p text:style-name="P68">One encouraging aspect of students’ performance on the MRT is the <text:span text:style-name="T4">strong indication that most students possessed a good understanding of the function</text:span> concep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Plato Regular" svg:font-family="'Plato Regular', 'Bookman Old Sty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200%">
        <style:tab-stops>
          <style:tab-stop style:position="0.2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line-height="200%"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style:line-height-at-least="0.3335in" fo:text-align="center" style:justify-single-word="false" fo:keep-with-next="always"/>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style:line-height-at-least="0.3335in" fo:text-align="center" style:justify-single-word="false" fo:keep-with-next="always"/>
      <style:text-properties fo:font-size="12pt" style:text-underline-style="solid" style:text-underline-width="auto" style:text-underline-color="font-color" style:font-size-asian="12pt"/>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tyle3" style:family="paragraph" style:parent-style-name="Heading_20_9">
      <style:paragraph-properties fo:margin-top="0in" fo:margin-bottom="0in" style:contextual-spacing="false" fo:line-height="200%" fo:text-align="center" style:justify-single-word="false" fo:keep-with-next="always"/>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name-complex="Times New Roman" style:font-family-complex="'Times New Roman'" style:font-family-generic-complex="roman" style:font-pitch-complex="variable"/>
    </style:style>
    <style:style style:name="Block_20_Text" style:display-name="Block Text" style:family="paragraph" style:parent-style-name="Standard">
      <style:paragraph-properties fo:margin-left="0.2299in" fo:margin-right="0.3752in" fo:text-indent="0in" style:auto-text-indent="false"/>
      <style:text-properties fo:font-size="12pt" style:font-size-asian="12pt"/>
    </style:style>
    <style:style style:name="Contents_20_4" style:display-name="Contents 4" style:family="paragraph" style:parent-style-name="Standard" style:next-style-name="Standard" style:list-style-name="WW8Num72" style:class="index">
      <style:paragraph-properties fo:margin-top="0.0835in" fo:margin-bottom="0.0835in" style:contextual-spacing="false">
        <style:tab-stops>
          <style:tab-stop style:position="6in" style:type="right" style:leader-style="dotted" style:leader-text="."/>
        </style:tab-stops>
      </style:paragraph-properties>
      <style:text-properties fo:font-size="12pt" style:font-size-asian="12pt"/>
    </style:style>
    <style:style style:name="Contents_20_2" style:display-name="Contents 2" style:family="paragraph" style:parent-style-name="Standard" style:next-style-name="Standard" style:list-style-name="WW8Num99" style:class="index">
      <style:paragraph-properties fo:line-height="200%">
        <style:tab-stops>
          <style:tab-stop style:position="6in" style:type="right" style:leader-style="dotted" style:leader-text="."/>
        </style:tab-stops>
      </style:paragraph-properties>
      <style:text-properties fo:text-transform="uppercase" fo:font-size="12pt" style:font-size-asian="12pt"/>
    </style:style>
    <style:style style:name="Contents_20_5" style:display-name="Contents 5" style:family="paragraph" style:parent-style-name="Standard" style:next-style-name="Standard" style:list-style-name="WW8Num105" style:class="index">
      <style:paragraph-properties>
        <style:tab-stops>
          <style:tab-stop style:position="6in" style:type="right" style:leader-style="dotted" style:leader-text="."/>
        </style:tab-stops>
      </style:paragraph-properties>
      <style:text-properties fo:font-size="12pt" style:font-size-asian="12pt"/>
    </style:style>
    <style:style style:name="Style4" style:family="paragraph" style:parent-style-name="Standard">
      <style:paragraph-properties fo:line-height="200%"/>
      <style:text-properties fo:font-size="12pt" style:text-underline-style="solid" style:text-underline-width="auto" style:text-underline-color="font-color" style:font-size-asian="12pt"/>
    </style:style>
    <style:style style:name="Body_20_Text_20_2" style:display-name="Body Text 2" style:family="paragraph" style:parent-style-name="Standard">
      <style:paragraph-properties fo:line-height="20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text-underline-style="solid" style:text-underline-width="auto" style:text-underline-color="font-color"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style>
    <style:style style:name="Body_20_Text_20_3" style:display-name="Body Text 3" style:family="paragraph" style:parent-style-name="Standard">
      <style:paragraph-properties fo:line-height="200%"/>
      <style:text-properties fo:font-size="12pt" style:font-size-asian="12pt"/>
    </style:style>
    <style:style style:name="Contents_20_1" style:display-name="Contents 1" style:family="paragraph" style:parent-style-name="Standard" style:next-style-name="Standard" style:class="index">
      <style:paragraph-properties fo:line-height="200%">
        <style:tab-stops>
          <style:tab-stop style:position="6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in" fo:margin-right="0in" style:line-height-at-least="0.3335in" fo:text-indent="-0.25in" style:auto-text-indent="false">
        <style:tab-stops>
          <style:tab-stop style:position="0.5in"/>
        </style:tab-stops>
      </style:paragraph-properties>
      <style:text-properties fo:font-size="12pt" style:font-size-asian="12pt"/>
    </style:style>
    <style:style style:name="Style1" style:family="paragraph" style:parent-style-name="Heading_20_7">
      <style:text-properties fo:text-transform="uppercase" fo:font-weight="normal" style:font-weight-asian="normal"/>
    </style:style>
    <style:style style:name="Style2" style:family="paragraph" style:parent-style-name="Heading_20_8"/>
    <style:style style:name="Body_20_Text_20_Indent_20_2" style:display-name="Body Text Indent 2" style:family="paragraph" style:parent-style-name="Standard">
      <style:paragraph-properties fo:margin-left="0in" fo:margin-right="0in" style:line-height-at-least="0.3335in" fo:text-indent="0.5in" style:auto-text-indent="false"/>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Plato Regular" fo:font-family="'Plato Regular', 'Bookman Old Style'" style:font-pitch="variable" fo:font-size="10pt" fo:font-style="normal" style:text-underline-style="none" fo:font-weight="normal" style:font-size-asian="10pt" style:font-style-asian="normal" style:font-weight-asian="normal" style:font-name-complex="Plato Regular" style:font-family-complex="'Plato Regular', 'Bookman Old Style'" style:font-pitch-complex="variable"/>
    </style:style>
    <style:style style:name="WW8Num3z0" style:family="text"/>
    <style:style style:name="WW8Num4z0" style:family="text">
      <style:text-properties fo:font-size="16pt" fo:font-weight="bold" style:font-size-asian="16pt" style:font-weight-asian="bold"/>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fo:font-size="14pt" fo:font-weight="bold" style:font-size-asian="14pt" style:font-weight-asian="bold"/>
    </style:style>
    <style:style style:name="WW8Num18z0" style:family="text"/>
    <style:style style:name="WW8Num19z0" style:family="text">
      <style:text-properties fo:font-size="14pt" fo:font-weight="bold" style:font-size-asian="14pt" style:font-weight-asian="bold"/>
    </style:style>
    <style:style style:name="WW8Num20z0" style:family="text"/>
    <style:style style:name="WW8Num21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22z0" style:family="text"/>
    <style:style style:name="WW8Num23z0" style:family="text">
      <style:text-properties style:text-underline-style="none"/>
    </style:style>
    <style:style style:name="WW8Num24z0" style:family="text"/>
    <style:style style:name="WW8Num25z0" style:family="text">
      <style:text-properties fo:font-size="14pt" fo:font-weight="bold" style:font-size-asian="14pt" style:font-weight-asian="bold"/>
    </style:style>
    <style:style style:name="WW8Num26z0" style:family="text"/>
    <style:style style:name="WW8Num27z0" style:family="text"/>
    <style:style style:name="WW8Num28z0" style:family="text"/>
    <style:style style:name="WW8Num29z0" style:family="text"/>
    <style:style style:name="WW8Num30z0" style:family="text"/>
    <style:style style:name="WW8Num3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z0" style:family="text">
      <style:text-properties fo:font-size="10pt" fo:font-style="normal" fo:font-weight="normal" style:font-size-asian="10pt" style:font-style-asian="normal" style:font-weight-asian="normal"/>
    </style:style>
    <style:style style:name="WW8Num33z0" style:family="text">
      <style:text-properties fo:font-size="14pt" fo:font-weight="bold" style:font-size-asian="14pt" style:font-weight-asian="bold"/>
    </style:style>
    <style:style style:name="WW8Num34z0" style:family="text"/>
    <style:style style:name="WW8Num35z0" style:family="text">
      <style:text-properties fo:font-size="10pt" fo:font-style="normal" fo:font-weight="normal" style:font-size-asian="10pt" style:font-style-asian="normal" style:font-weight-asian="normal"/>
    </style:style>
    <style:style style:name="WW8Num36z0" style:family="text"/>
    <style:style style:name="WW8Num37z0" style:family="text"/>
    <style:style style:name="WW8Num38z0" style:family="text"/>
    <style:style style:name="WW8Num39z0" style:family="text">
      <style:text-properties fo:font-size="16pt" fo:font-weight="bold" style:font-size-asian="16pt" style:font-weight-asian="bold"/>
    </style:style>
    <style:style style:name="WW8Num40z0" style:family="text"/>
    <style:style style:name="WW8Num41z0" style:family="text"/>
    <style:style style:name="WW8Num42z0" style:family="text"/>
    <style:style style:name="WW8Num43z0" style:family="text"/>
    <style:style style:name="WW8Num44z0" style:family="text"/>
    <style:style style:name="WW8Num45z0" style:family="text"/>
    <style:style style:name="WW8Num46z0" style:family="text"/>
    <style:style style:name="WW8Num47z0" style:family="text"/>
    <style:style style:name="WW8Num48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49z0" style:family="text"/>
    <style:style style:name="WW8Num50z0" style:family="text">
      <style:text-properties style:font-name="Plato Regular" fo:font-family="'Plato Regular', 'Bookman Old Style'" style:font-pitch="variable" fo:font-size="12pt" fo:font-style="normal" style:text-underline-style="none" fo:font-weight="normal" style:font-size-asian="12pt" style:font-style-asian="normal" style:font-weight-asian="normal" style:font-name-complex="Plato Regular" style:font-family-complex="'Plato Regular', 'Bookman Old Style'" style:font-pitch-complex="variable"/>
    </style:style>
    <style:style style:name="WW8Num51z0" style:family="text"/>
    <style:style style:name="WW8Num52z0" style:family="text"/>
    <style:style style:name="WW8Num53z0" style:family="text">
      <style:text-properties fo:font-size="10pt" fo:font-style="normal" fo:font-weight="normal" style:font-size-asian="10pt" style:font-style-asian="normal" style:font-weight-asian="normal"/>
    </style:style>
    <style:style style:name="WW8Num54z0" style:family="text"/>
    <style:style style:name="WW8Num55z0" style:family="text"/>
    <style:style style:name="WW8Num5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7z0" style:family="text"/>
    <style:style style:name="WW8Num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9z0" style:family="text"/>
    <style:style style:name="WW8Num60z0" style:family="text"/>
    <style:style style:name="WW8Num61z0"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4z0" style:family="text"/>
    <style:style style:name="WW8Num65z0" style:family="text"/>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style style:name="WW8Num68z0" style:family="text"/>
    <style:style style:name="WW8Num69z0" style:family="text"/>
    <style:style style:name="WW8Num70z0" style:family="text">
      <style:text-properties style:font-name="Plato Regular" fo:font-family="'Plato Regular', 'Bookman Old Style'" style:font-pitch="variable" fo:font-size="10pt" fo:font-style="normal" style:text-underline-style="none" fo:font-weight="normal" style:font-size-asian="10pt" style:font-style-asian="normal" style:font-weight-asian="normal" style:font-name-complex="Plato Regular" style:font-family-complex="'Plato Regular', 'Bookman Old Style'" style:font-pitch-complex="variable"/>
    </style:style>
    <style:style style:name="WW8Num71z0"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4z0" style:family="text"/>
    <style:style style:name="WW8Num75z0" style:family="text">
      <style:text-properties style:font-name="Plato Regular" fo:font-family="'Plato Regular', 'Bookman Old Style'" style:font-pitch="variable" fo:font-size="12pt" fo:font-style="normal" style:text-underline-style="none" fo:font-weight="normal" style:font-size-asian="12pt" style:font-style-asian="normal" style:font-weight-asian="normal" style:font-name-complex="Plato Regular" style:font-family-complex="'Plato Regular', 'Bookman Old Style'" style:font-pitch-complex="variable"/>
    </style:style>
    <style:style style:name="WW8Num76z0" style:family="text"/>
    <style:style style:name="WW8Num77z0" style:family="text"/>
    <style:style style:name="WW8Num78z0" style:family="text"/>
    <style:style style:name="WW8Num79z0" style:family="text"/>
    <style:style style:name="WW8Num80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81z0" style:family="text">
      <style:text-properties fo:font-size="10pt" fo:font-style="normal" fo:font-weight="normal" style:font-size-asian="10pt" style:font-style-asian="normal" style:font-weight-asian="normal"/>
    </style:style>
    <style:style style:name="WW8Num82z0" style:family="text"/>
    <style:style style:name="WW8Num83z0" style:family="text"/>
    <style:style style:name="WW8Num84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85z0" style:family="text"/>
    <style:style style:name="WW8Num8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7z0" style:family="text"/>
    <style:style style:name="WW8Num8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9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90z0" style:family="text"/>
    <style:style style:name="WW8Num91z0" style:family="text"/>
    <style:style style:name="WW8Num92z0" style:family="text"/>
    <style:style style:name="WW8Num93z0" style:family="text">
      <style:text-properties fo:font-weight="bold" style:font-weight-asian="bold"/>
    </style:style>
    <style:style style:name="WW8Num9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5z0" style:family="text"/>
    <style:style style:name="WW8Num96z0" style:family="text">
      <style:text-properties fo:font-size="14pt" fo:font-weight="bold" style:font-size-asian="14pt" style:font-weight-asian="bold"/>
    </style:style>
    <style:style style:name="WW8Num97z0" style:family="text"/>
    <style:style style:name="WW8Num98z0" style:family="text">
      <style:text-properties fo:font-size="10pt" fo:font-style="normal" fo:font-weight="normal" style:font-size-asian="10pt" style:font-style-asian="normal" style:font-weight-asian="normal"/>
    </style:style>
    <style:style style:name="WW8Num9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0z0" style:family="text">
      <style:text-properties style:font-name="Plato Regular" fo:font-family="'Plato Regular', 'Bookman Old Style'" style:font-pitch="variable" fo:font-size="12pt" fo:font-style="normal" style:text-underline-style="none" fo:font-weight="normal" style:font-size-asian="12pt" style:font-style-asian="normal" style:font-weight-asian="normal" style:font-name-complex="Plato Regular" style:font-family-complex="'Plato Regular', 'Bookman Old Style'" style:font-pitch-complex="variable"/>
    </style:style>
    <style:style style:name="WW8Num101z0" style:family="text">
      <style:text-properties style:font-name="Plato Regular" fo:font-family="'Plato Regular', 'Bookman Old Style'" style:font-pitch="variable" fo:font-size="10pt" fo:font-style="normal" style:text-underline-style="none" fo:font-weight="normal" style:font-size-asian="10pt" style:font-style-asian="normal" style:font-weight-asian="normal" style:font-name-complex="Plato Regular" style:font-family-complex="'Plato Regular', 'Bookman Old Style'" style:font-pitch-complex="variable"/>
    </style:style>
    <style:style style:name="WW8Num10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3z0" style:family="text"/>
    <style:style style:name="WW8Num104z0" style:family="text">
      <style:text-properties fo:font-size="10pt" fo:font-style="normal" fo:font-weight="normal" style:font-size-asian="10pt" style:font-style-asian="normal" style:font-weight-asian="normal"/>
    </style:style>
    <style:style style:name="WW8Num105z0" style:family="text"/>
    <style:style style:name="WW8Num105z1" style:family="text"/>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style style:name="WW8NumSt5z0" style:family="text">
      <style:text-properties style:font-name="Plato Regular" fo:font-family="'Plato Regular', 'Bookman Old Style'" style:font-pitch="variable" fo:font-size="12pt" fo:font-style="normal" style:text-underline-style="none" fo:font-weight="normal" style:font-size-asian="12pt" style:font-style-asian="normal" style:font-weight-asian="normal" style:font-name-complex="Plato Regular" style:font-family-complex="'Plato Regular', 'Bookman Old Style'" style:font-pitch-complex="variable"/>
    </style:style>
    <style:style style:name="WW8NumSt17z0" style:family="text">
      <style:text-properties style:font-name="Plato Regular" fo:font-family="'Plato Regular', 'Bookman Old Style'" style:font-pitch="variable" fo:font-size="12pt" fo:font-style="normal" style:text-underline-style="none" fo:font-weight="normal" style:font-size-asian="12pt" style:font-style-asian="normal" style:font-weight-asian="normal" style:font-name-complex="Plato Regular" style:font-family-complex="'Plato Regular', 'Bookman Old Style'" style:font-pitch-complex="variable"/>
    </style:style>
    <style:style style:name="WW8NumSt37z0" style:family="text">
      <style:text-properties fo:font-size="10pt" fo:font-style="normal" fo:font-weight="normal" style:font-size-asian="10pt" style:font-style-asian="normal" style:font-weight-asian="normal"/>
    </style:style>
    <style:style style:name="WW8NumSt39z0" style:family="text">
      <style:text-properties fo:font-size="10pt" fo:font-style="normal" fo:font-weight="normal" style:font-size-asian="10pt" style:font-style-asian="normal" style:font-weight-asian="normal"/>
    </style:style>
    <style:style style:name="WW8NumSt43z0" style:family="text">
      <style:text-properties fo:font-size="10pt" fo:font-style="normal" fo:font-weight="normal" style:font-size-asian="10pt" style:font-style-asian="normal" style:font-weight-asian="norm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text:start-value="4">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text:start-value="4">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text:start-value="2">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I">
        <style:list-level-properties text:list-level-position-and-space-mode="label-alignment">
          <style:list-level-label-alignment text:label-followed-by="listtab" text:list-tab-stop-position="0.6in" fo:text-indent="-0.6in" fo:margin-left="0.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a" style:num-letter-sync="true"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 style:num-format="1" text:start-value="1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I">
        <style:list-level-properties text:list-level-position-and-space-mode="label-alignment">
          <style:list-level-label-alignment text:label-followed-by="listtab" text:list-tab-stop-position="0.65in" fo:text-indent="-0.6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text:style-name="WW8Num62z0" style:num-prefix="Figure "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A" style:num-letter-sync="true">
        <style:list-level-properties text:list-level-position-and-space-mode="label-alignment">
          <style:list-level-label-alignment text:label-followed-by="listtab" text:list-tab-stop-position="0.4in" fo:text-indent="-0.4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text:style-name="WW8Num72z0" style:num-prefix="Figure "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7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7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7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7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7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7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style:num-suffix="." style:num-format="1" text:start-value="6">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suffix="." style:num-format="1" text:start-value="6">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style:num-format="1" text:start-value="3">
        <style:list-level-properties text:list-level-position-and-space-mode="label-alignment">
          <style:list-level-label-alignment text:label-followed-by="listtab" text:list-tab-stop-position="2in" fo:text-indent="-1.9583in" fo:margin-left="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style:num-suffix=". " style:num-format="1" text:start-value="2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suffix="." style:num-format="1" text:start-value="1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text:style-name="WW8Num88z0" style:num-suffix="." style:num-format="a" style:num-letter-sync="true"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text:style-name="WW8Num89z0" style:num-prefix="("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text:style-name="WW8Num91z0" style:num-suffix="." style:num-format="1" text:start-value="6">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number text:level="1" text:style-name="WW8Num9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text:style-name="WW8Num95z0"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text:style-name="WW8Num9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text:style-name="WW8Num98z0" style:num-suffix=". " style:num-format="1" text:start-value="1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text:style-name="WW8Num99z0"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text:style-name="WW8Num100z0" style:num-suffix=". "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number text:level="1" text:style-name="WW8Num101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number text:level="1" text:style-name="WW8Num10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suffix=". " style:num-format="1" text:start-value="1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number text:level="1" text:style-name="WW8Num105z0" style:num-prefix="Table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text:style-name="WW8Num10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105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105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105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05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05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05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05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suffix="." style:num-format="1" text:start-value="3">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5in" fo:margin-bottom="1in" fo:margin-left="1.5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the Problem</dc:title>
    <meta:initial-creator>George Stephen Atkins</meta:initial-creator>
    <meta:creation-date>1998-03-23T17:12:00</meta:creation-date>
    <dc:creator>George Stephen Atkins</dc:creator>
    <dc:date>1998-03-31T07:31:00</dc:date>
    <meta:print-date>1998-03-31T01:52:00</meta:print-date>
    <meta:editing-cycles>18</meta:editing-cycles>
    <meta:editing-duration>PT3H34M</meta:editing-duration>
    <meta:document-statistic meta:table-count="9" meta:image-count="0" meta:object-count="3" meta:page-count="72" meta:paragraph-count="838" meta:word-count="10645" meta:character-count="63495" meta:non-whitespace-character-count="52921"/>
    <meta:generator>LibreOffice/4.1.4.2$Windows_x86 LibreOffice_project/0a0440ccc0227ad9829de5f46be37cfb6edcf72</meta:generator>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243cm" svg:y="6.23cm" style:legend-expansion="custom" chartooo:width="4.339cm" chartooo:height="1.622cm" style:legend-expansion-aspect-ratio="2.6750924784217" chart:style-name="ch2"/>
        <chart:plot-area chart:style-name="ch3" table:cell-range-address="Sheet1.A2:Sheet1.C4" chart:data-source-has-labels="both" svg:x="2.35cm" svg:y="0.361cm" svg:width="15.597cm" svg:height="13.867cm">
          <chartooo:coordinate-region svg:x="2.919cm" svg:y="0.679cm" svg:width="14.484cm" svg:height="12.69cm"/>
          <chart:axis chart:dimension="x" chart:name="primary-x" chart:style-name="ch4" chartooo:axis-type="auto">
            <chartooo:date-scale/>
            <chart:title svg:x="7.241cm" svg:y="14.064cm" chart:style-name="ch5">
              <text:p>Beginning Achievement</text:p>
            </chart:title>
            <chart:categories table:cell-range-address="Sheet1.B2:Sheet1.C2"/>
          </chart:axis>
          <chart:axis chart:dimension="y" chart:name="primary-y" chart:style-name="ch6">
            <chart:title svg:x="1.088cm" svg:y="4.623cm" chart:style-name="ch7">
              <text:p>Ending Achievement</text:p>
            </chart:title>
            <chart:grid chart:style-name="ch8" chart:class="major"/>
          </chart:axis>
          <chart:series chart:style-name="ch9" chart:values-cell-range-address="Sheet1.B3:Sheet1.C3" chart:label-cell-address="Sheet1.A3:Sheet1.A3" chart:class="chart:line">
            <chart:data-point chart:repeated="2"/>
          </chart:series>
          <chart:series chart:style-name="ch10" chart:values-cell-range-address="Sheet1.B4:Sheet1.C4" chart:label-cell-address="Sheet1.A4:Sheet1.A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Sheet1.C2</svg:desc>
                </draw:g>
              </table:table-cell>
              <table:table-cell office:value-type="string">
                <text:p>High</text:p>
              </table:table-cell>
            </table:table-row>
          </table:table-header-rows>
          <table:table-rows>
            <table:table-row>
              <table:table-cell office:value-type="string">
                <text:p>Treatment</text:p>
                <draw:g>
                  <svg:desc>Sheet1.A3:Sheet1.A3</svg:desc>
                </draw:g>
              </table:table-cell>
              <table:table-cell office:value-type="float" office:value="4.4">
                <text:p>4.4</text:p>
                <draw:g>
                  <svg:desc>Sheet1.B3:Sheet1.C3</svg:desc>
                </draw:g>
              </table:table-cell>
              <table:table-cell office:value-type="float" office:value="6.6">
                <text:p>6.6</text:p>
              </table:table-cell>
            </table:table-row>
            <table:table-row>
              <table:table-cell office:value-type="string">
                <text:p>Comparison</text:p>
                <draw:g>
                  <svg:desc>Sheet1.A4:Sheet1.A4</svg:desc>
                </draw:g>
              </table:table-cell>
              <table:table-cell office:value-type="float" office:value="5">
                <text:p>5</text:p>
                <draw:g>
                  <svg:desc>Sheet1.B4:Sheet1.C4</svg:desc>
                </draw:g>
              </table:table-cell>
              <table:table-cell office:value-type="float" office:value="6.9">
                <text:p>6.9</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7:Sheet1.C9" chart:data-source-has-labels="both" svg:x="2.366cm" svg:y="0.361cm" svg:width="15.597cm" svg:height="13.867cm">
          <chartooo:coordinate-region svg:x="3.411cm" svg:y="0.679cm" svg:width="14.008cm" svg:height="12.69cm"/>
          <chart:axis chart:dimension="x" chart:name="primary-x" chart:style-name="ch4" chartooo:axis-type="auto">
            <chartooo:date-scale/>
            <chart:title svg:x="7.839cm" svg:y="14.064cm" chart:style-name="ch5">
              <text:p>Prior Achievement</text:p>
            </chart:title>
            <chart:categories table:cell-range-address="Sheet1.B7:Sheet1.C7"/>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8:Sheet1.C8" chart:label-cell-address="Sheet1.A8:Sheet1.A8" chart:class="chart:line">
            <chart:data-point chart:repeated="2"/>
          </chart:series>
          <chart:series chart:style-name="ch10" chart:values-cell-range-address="Sheet1.B9:Sheet1.C9" chart:label-cell-address="Sheet1.A9:Sheet1.A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7:Sheet1.C7</svg:desc>
                </draw:g>
              </table:table-cell>
              <table:table-cell office:value-type="string">
                <text:p>High</text:p>
              </table:table-cell>
            </table:table-row>
          </table:table-header-rows>
          <table:table-rows>
            <table:table-row>
              <table:table-cell office:value-type="string">
                <text:p>Treatment</text:p>
                <draw:g>
                  <svg:desc>Sheet1.A8:Sheet1.A8</svg:desc>
                </draw:g>
              </table:table-cell>
              <table:table-cell office:value-type="float" office:value="6.5">
                <text:p>6.5</text:p>
                <draw:g>
                  <svg:desc>Sheet1.B8:Sheet1.C8</svg:desc>
                </draw:g>
              </table:table-cell>
              <table:table-cell office:value-type="float" office:value="6.714">
                <text:p>6.714</text:p>
              </table:table-cell>
            </table:table-row>
            <table:table-row>
              <table:table-cell office:value-type="string">
                <text:p>Comparison</text:p>
                <draw:g>
                  <svg:desc>Sheet1.A9:Sheet1.A9</svg:desc>
                </draw:g>
              </table:table-cell>
              <table:table-cell office:value-type="float" office:value="7.714">
                <text:p>7.714</text:p>
                <draw:g>
                  <svg:desc>Sheet1.B9:Sheet1.C9</svg:desc>
                </draw:g>
              </table:table-cell>
              <table:table-cell office:value-type="float" office:value="7.14">
                <text:p>7.14</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4.25pt" style:font-size-asian="14.25pt" style:font-family-complex="'Times New Roman'" style:font-size-complex="14.25pt"/>
    </style:style>
    <style:style style:name="ch5" style:family="chart">
      <style:chart-properties chart:auto-position="true" style:rotation-angle="0"/>
      <style:text-properties fo:color="#000000" fo:font-family="'Times New Roman'" fo:font-size="14.5pt" fo:font-weight="bold" style:font-size-asian="14.5pt" style:font-weight-asian="bold" style:font-family-complex="'Times New Roman'" style:font-size-complex="14.5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4.25pt" style:font-size-asian="14.25pt" style:font-size-complex="14.25pt"/>
    </style:style>
    <style:style style:name="ch7" style:family="chart">
      <style:chart-properties style:rotation-angle="90"/>
      <style:text-properties fo:color="#000000" fo:font-family="'Times New Roman'" fo:font-size="14.5pt" fo:font-weight="bold" style:font-size-asian="14.5pt" style:font-weight-asian="bold" style:font-family-complex="'Times New Roman'" style:font-size-complex="14.5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4.982cm" svg:y="6.348cm" style:legend-expansion="custom" chartooo:width="4.339cm" chartooo:height="1.622cm" style:legend-expansion-aspect-ratio="2.6750924784217" chart:style-name="ch2"/>
        <chart:plot-area chart:style-name="ch3" table:cell-range-address="Sheet1.A12:Sheet1.C14" chart:data-source-has-labels="both" svg:x="2.444cm" svg:y="0.361cm" svg:width="15.53cm" svg:height="13.9cm">
          <chartooo:coordinate-region svg:x="3.409cm" svg:y="0.653cm" svg:width="14.1cm" svg:height="12.802cm"/>
          <chart:axis chart:dimension="x" chart:name="primary-x" chart:style-name="ch4" chartooo:axis-type="auto">
            <chartooo:date-scale/>
            <chart:title svg:x="7.365cm" svg:y="14.149cm" chart:style-name="ch5">
              <text:p>Prior Achievement (CPT)</text:p>
            </chart:title>
            <chart:categories table:cell-range-address="Sheet1.B12:Sheet1.C12"/>
          </chart:axis>
          <chart:axis chart:dimension="y" chart:name="primary-y" chart:style-name="ch6">
            <chart:title svg:x="1.139cm" svg:y="4.933cm" chart:style-name="ch7">
              <text:p>Ending Achievement</text:p>
            </chart:title>
            <chart:grid chart:style-name="ch8" chart:class="major"/>
          </chart:axis>
          <chart:series chart:style-name="ch9" chart:values-cell-range-address="Sheet1.B13:Sheet1.C13" chart:label-cell-address="Sheet1.A13:Sheet1.A13" chart:class="chart:line">
            <chart:data-point chart:repeated="2"/>
          </chart:series>
          <chart:series chart:style-name="ch10" chart:values-cell-range-address="Sheet1.B14:Sheet1.C14" chart:label-cell-address="Sheet1.A14:Sheet1.A1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2:Sheet1.C12</svg:desc>
                </draw:g>
              </table:table-cell>
              <table:table-cell office:value-type="string">
                <text:p>High</text:p>
              </table:table-cell>
            </table:table-row>
          </table:table-header-rows>
          <table:table-rows>
            <table:table-row>
              <table:table-cell office:value-type="string">
                <text:p>Treatment</text:p>
                <draw:g>
                  <svg:desc>Sheet1.A13:Sheet1.A13</svg:desc>
                </draw:g>
              </table:table-cell>
              <table:table-cell office:value-type="float" office:value="6.67">
                <text:p>6.67</text:p>
                <draw:g>
                  <svg:desc>Sheet1.B13:Sheet1.C13</svg:desc>
                </draw:g>
              </table:table-cell>
              <table:table-cell office:value-type="float" office:value="6.9">
                <text:p>6.9</text:p>
              </table:table-cell>
            </table:table-row>
            <table:table-row>
              <table:table-cell office:value-type="string">
                <text:p>Comparison</text:p>
                <draw:g>
                  <svg:desc>Sheet1.A14:Sheet1.A14</svg:desc>
                </draw:g>
              </table:table-cell>
              <table:table-cell office:value-type="float" office:value="6.5">
                <text:p>6.5</text:p>
                <draw:g>
                  <svg:desc>Sheet1.B14:Sheet1.C14</svg:desc>
                </draw:g>
              </table:table-cell>
              <table:table-cell office:value-type="float" office:value="7.25">
                <text:p>7.25</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49cm" svg:y="6.266cm" style:legend-expansion="custom" chartooo:width="4.339cm" chartooo:height="1.622cm" style:legend-expansion-aspect-ratio="2.6750924784217" chart:style-name="ch2"/>
        <chart:plot-area chart:style-name="ch3" table:cell-range-address="Sheet1.A17:Sheet1.C19" chart:data-source-has-labels="both" svg:x="2.366cm" svg:y="0.361cm" svg:width="15.597cm" svg:height="13.867cm">
          <chartooo:coordinate-region svg:x="3.252cm" svg:y="0.679cm" svg:width="14.167cm" svg:height="12.69cm"/>
          <chart:axis chart:dimension="x" chart:name="primary-x" chart:style-name="ch4" chartooo:axis-type="auto">
            <chartooo:date-scale/>
            <chart:title svg:x="7.839cm" svg:y="14.064cm" chart:style-name="ch5">
              <text:p>Beginning Attitude</text:p>
            </chart:title>
            <chart:categories table:cell-range-address="Sheet1.B17:Sheet1.C17"/>
          </chart:axis>
          <chart:axis chart:dimension="y" chart:name="primary-y" chart:style-name="ch6">
            <chart:title svg:x="1.052cm" svg:y="5.428cm" chart:style-name="ch7">
              <text:p>Ending Attitude</text:p>
            </chart:title>
            <chart:grid chart:style-name="ch8" chart:class="major"/>
          </chart:axis>
          <chart:series chart:style-name="ch9" chart:values-cell-range-address="Sheet1.B18:Sheet1.C18" chart:label-cell-address="Sheet1.A18:Sheet1.A18" chart:class="chart:line">
            <chart:data-point chart:repeated="2"/>
          </chart:series>
          <chart:series chart:style-name="ch10" chart:values-cell-range-address="Sheet1.B19:Sheet1.C19" chart:label-cell-address="Sheet1.A19:Sheet1.A1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7:Sheet1.C17</svg:desc>
                </draw:g>
              </table:table-cell>
              <table:table-cell office:value-type="string">
                <text:p>High</text:p>
              </table:table-cell>
            </table:table-row>
          </table:table-header-rows>
          <table:table-rows>
            <table:table-row>
              <table:table-cell office:value-type="string">
                <text:p>Treatment</text:p>
                <draw:g>
                  <svg:desc>Sheet1.A18:Sheet1.A18</svg:desc>
                </draw:g>
              </table:table-cell>
              <table:table-cell office:value-type="float" office:value="45.67">
                <text:p>45.67</text:p>
                <draw:g>
                  <svg:desc>Sheet1.B18:Sheet1.C18</svg:desc>
                </draw:g>
              </table:table-cell>
              <table:table-cell office:value-type="float" office:value="80.92">
                <text:p>80.92</text:p>
              </table:table-cell>
            </table:table-row>
            <table:table-row>
              <table:table-cell office:value-type="string">
                <text:p>Comparison</text:p>
                <draw:g>
                  <svg:desc>Sheet1.A19:Sheet1.A19</svg:desc>
                </draw:g>
              </table:table-cell>
              <table:table-cell office:value-type="float" office:value="53.67">
                <text:p>53.67</text:p>
                <draw:g>
                  <svg:desc>Sheet1.B19:Sheet1.C19</svg:desc>
                </draw:g>
              </table:table-cell>
              <table:table-cell office:value-type="float" office:value="78.88">
                <text:p>78.88</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22:Sheet1.C24" chart:data-source-has-labels="both" svg:x="2.366cm" svg:y="0.361cm" svg:width="15.597cm" svg:height="13.867cm">
          <chartooo:coordinate-region svg:x="3.411cm" svg:y="0.68cm" svg:width="14.008cm" svg:height="12.69cm"/>
          <chart:axis chart:dimension="x" chart:name="primary-x" chart:style-name="ch4" chartooo:axis-type="auto">
            <chartooo:date-scale/>
            <chart:title svg:x="7.839cm" svg:y="14.064cm" chart:style-name="ch5">
              <text:p>Beginning Attitude</text:p>
            </chart:title>
            <chart:categories table:cell-range-address="Sheet1.B22:Sheet1.C22"/>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23:Sheet1.C23" chart:label-cell-address="Sheet1.A23:Sheet1.A23" chart:class="chart:line">
            <chart:data-point chart:repeated="2"/>
          </chart:series>
          <chart:series chart:style-name="ch10" chart:values-cell-range-address="Sheet1.B24:Sheet1.C24" chart:label-cell-address="Sheet1.A24:Sheet1.A2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2:Sheet1.C22</svg:desc>
                </draw:g>
              </table:table-cell>
              <table:table-cell office:value-type="string">
                <text:p>High</text:p>
              </table:table-cell>
            </table:table-row>
          </table:table-header-rows>
          <table:table-rows>
            <table:table-row>
              <table:table-cell office:value-type="string">
                <text:p>Treatment</text:p>
                <draw:g>
                  <svg:desc>Sheet1.A23:Sheet1.A23</svg:desc>
                </draw:g>
              </table:table-cell>
              <table:table-cell office:value-type="float" office:value="6.5">
                <text:p>6.5</text:p>
                <draw:g>
                  <svg:desc>Sheet1.B23:Sheet1.C23</svg:desc>
                </draw:g>
              </table:table-cell>
              <table:table-cell office:value-type="float" office:value="6.928">
                <text:p>6.928</text:p>
              </table:table-cell>
            </table:table-row>
            <table:table-row>
              <table:table-cell office:value-type="string">
                <text:p>Comparison</text:p>
                <draw:g>
                  <svg:desc>Sheet1.A24:Sheet1.A24</svg:desc>
                </draw:g>
              </table:table-cell>
              <table:table-cell office:value-type="float" office:value="6.33">
                <text:p>6.33</text:p>
                <draw:g>
                  <svg:desc>Sheet1.B24:Sheet1.C24</svg:desc>
                </draw:g>
              </table:table-cell>
              <table:table-cell office:value-type="float" office:value="7.375">
                <text:p>7.375</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34cm" svg:y="6.266cm" style:legend-expansion="custom" chartooo:width="4.339cm" chartooo:height="1.622cm" style:legend-expansion-aspect-ratio="2.6750924784217" chart:style-name="ch2"/>
        <chart:plot-area chart:style-name="ch3" table:cell-range-address="Sheet1.A27:Sheet1.C29" chart:data-source-has-labels="both" svg:x="2.366cm" svg:y="0.361cm" svg:width="15.597cm" svg:height="13.867cm">
          <chartooo:coordinate-region svg:x="3.808cm" svg:y="0.679cm" svg:width="13.174cm" svg:height="12.69cm"/>
          <chart:axis chart:dimension="x" chart:name="primary-x" chart:style-name="ch4" chartooo:axis-type="auto">
            <chartooo:date-scale/>
            <chart:title svg:x="7.429cm" svg:y="14.064cm" chart:style-name="ch5">
              <text:p>Previous Math Course</text:p>
            </chart:title>
            <chart:categories table:cell-range-address="Sheet1.B27:Sheet1.C27"/>
          </chart:axis>
          <chart:axis chart:dimension="y" chart:name="primary-y" chart:style-name="ch6">
            <chart:title svg:x="1.052cm" svg:y="3.891cm" chart:style-name="ch7">
              <text:p>Ending Achievement (CALAT)</text:p>
            </chart:title>
            <chart:grid chart:style-name="ch8" chart:class="major"/>
          </chart:axis>
          <chart:series chart:style-name="ch9" chart:values-cell-range-address="Sheet1.B28:Sheet1.C28" chart:label-cell-address="Sheet1.A28:Sheet1.A28" chart:class="chart:line">
            <chart:data-point chart:repeated="2"/>
          </chart:series>
          <chart:series chart:style-name="ch10" chart:values-cell-range-address="Sheet1.B29:Sheet1.C29" chart:label-cell-address="Sheet1.A29:Sheet1.A2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Calculus</text:p>
                <draw:g>
                  <svg:desc>Sheet1.B27:Sheet1.C27</svg:desc>
                </draw:g>
              </table:table-cell>
              <table:table-cell office:value-type="string">
                <text:p>Calculus</text:p>
              </table:table-cell>
            </table:table-row>
          </table:table-header-rows>
          <table:table-rows>
            <table:table-row>
              <table:table-cell office:value-type="string">
                <text:p>Treatment</text:p>
                <draw:g>
                  <svg:desc>Sheet1.A28:Sheet1.A28</svg:desc>
                </draw:g>
              </table:table-cell>
              <table:table-cell office:value-type="float" office:value="5.733">
                <text:p>5.733</text:p>
                <draw:g>
                  <svg:desc>Sheet1.B28:Sheet1.C28</svg:desc>
                </draw:g>
              </table:table-cell>
              <table:table-cell office:value-type="float" office:value="8.2">
                <text:p>8.2</text:p>
              </table:table-cell>
            </table:table-row>
            <table:table-row>
              <table:table-cell office:value-type="string">
                <text:p>Comparison</text:p>
                <draw:g>
                  <svg:desc>Sheet1.A29:Sheet1.A29</svg:desc>
                </draw:g>
              </table:table-cell>
              <table:table-cell office:value-type="float" office:value="6.2">
                <text:p>6.2</text:p>
                <draw:g>
                  <svg:desc>Sheet1.B29:Sheet1.C29</svg:desc>
                </draw:g>
              </table:table-cell>
              <table:table-cell office:value-type="float" office:value="8">
                <text:p>8</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89in"/>
    </style:style>
    <style:style style:name="ro1" style:family="table-row">
      <style:table-row-properties style:row-height="0.1772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Chart_20_Beg_20_Ach">
      <style:table-properties table:display="true" style:writing-mode="lr-tb"/>
    </style:style>
    <style:style style:name="ta3" style:family="table" style:master-page-name="PageStyle_5f_Chart_20_Prior_20_Ach_20__26__20_Trtmt">
      <style:table-properties table:display="true" style:writing-mode="lr-tb"/>
    </style:style>
    <style:style style:name="ta4" style:family="table" style:master-page-name="PageStyle_5f_Chart_20_CPT_20__26__20_Trtmt">
      <style:table-properties table:display="true" style:writing-mode="lr-tb"/>
    </style:style>
    <style:style style:name="ta5" style:family="table" style:master-page-name="PageStyle_5f_Chart_20_Beginning_20_Att_20__26_Trtmt">
      <style:table-properties table:display="true" style:writing-mode="lr-tb"/>
    </style:style>
    <style:style style:name="ta6" style:family="table" style:master-page-name="PageStyle_5f_Chart_20_Begin._20_Att_20__26_Trtmt_20__28_MRT_29_">
      <style:table-properties table:display="true" style:writing-mode="lr-tb"/>
    </style:style>
    <style:style style:name="ta7" style:family="table" style:master-page-name="PageStyle_5f_Chart_20_Prev_20_Math_20_Course_20_by_20_Treat">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028in"/>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office:automatic-styles>
  <office:body>
    <office:spreadsheet>
      <table:calculation-settings table:case-sensitive="false" table:use-regular-expressions="false"/>
      <table:table table:name="Sheet1" table:style-name="ta1">
        <table:table-column table:style-name="co1" table:number-columns-repeated="1024" table:default-cell-style-name="Default"/>
        <table:table-row table:style-name="ro1">
          <table:table-cell table:style-name="ce1" office:value-type="string" calcext:value-type="string">
            <text:p>Beginning Achieve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4" calcext:value-type="float">
            <text:p>4.4</text:p>
          </table:table-cell>
          <table:table-cell table:style-name="ce2" office:value-type="float" office:value="6.6" calcext:value-type="float">
            <text:p>6.6</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 calcext:value-type="float">
            <text:p>5</text:p>
          </table:table-cell>
          <table:table-cell table:style-name="ce2" office:value-type="float" office:value="6.9" calcext:value-type="float">
            <text:p>6.9</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ior Achievemen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714" calcext:value-type="float">
            <text:p>6.714</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7.714" calcext:value-type="float">
            <text:p>7.714</text:p>
          </table:table-cell>
          <table:table-cell table:style-name="ce2" office:value-type="float" office:value="7.14" calcext:value-type="float">
            <text:p>7.14</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CP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67" calcext:value-type="float">
            <text:p>6.67</text:p>
          </table:table-cell>
          <table:table-cell table:style-name="ce2" office:value-type="float" office:value="6.9" calcext:value-type="float">
            <text:p>6.9</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5" calcext:value-type="float">
            <text:p>6.5</text:p>
          </table:table-cell>
          <table:table-cell table:style-name="ce2" office:value-type="float" office:value="7.25" calcext:value-type="float">
            <text:p>7.2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Attitude posttest score)</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5.67" calcext:value-type="float">
            <text:p>45.67</text:p>
          </table:table-cell>
          <table:table-cell table:style-name="ce2" office:value-type="float" office:value="80.92" calcext:value-type="float">
            <text:p>80.9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3.67" calcext:value-type="float">
            <text:p>53.67</text:p>
          </table:table-cell>
          <table:table-cell table:style-name="ce2" office:value-type="float" office:value="78.88" calcext:value-type="float">
            <text:p>78.88</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MRT Scores)</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928" calcext:value-type="float">
            <text:p>6.928</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33" calcext:value-type="float">
            <text:p>6.33</text:p>
          </table:table-cell>
          <table:table-cell table:style-name="ce2" office:value-type="float" office:value="7.375" calcext:value-type="float">
            <text:p>7.37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evious Math Course by Treatment (CALAT)</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Pre-Calculus</text:p>
          </table:table-cell>
          <table:table-cell table:style-name="ce2" office:value-type="string" calcext:value-type="string">
            <text:p>Calculus</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5.733" calcext:value-type="float">
            <text:p>5.733</text:p>
          </table:table-cell>
          <table:table-cell table:style-name="ce2" office:value-type="float" office:value="8.2" calcext:value-type="float">
            <text:p>8.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2" calcext:value-type="float">
            <text:p>6.2</text:p>
          </table:table-cell>
          <table:table-cell table:style-name="ce2" office:value-type="float" office:value="8" calcext:value-type="float">
            <text:p>8</text:p>
          </table:table-cell>
          <table:table-cell table:number-columns-repeated="1021"/>
        </table:table-row>
        <table:table-row table:style-name="ro1" table:number-rows-repeated="1048546">
          <table:table-cell table:number-columns-repeated="1024"/>
        </table:table-row>
        <table:table-row table:style-name="ro1">
          <table:table-cell table:number-columns-repeated="1024"/>
        </table:table-row>
      </table:table>
      <table:table table:name="Chart Beg Ach" table:style-name="ta2">
        <table:shapes>
          <draw:frame draw:z-index="0" draw:name=" 0" draw:style-name="gr1" draw:text-style-name="P1" svg:width="8.3236in" svg:height="5.9197in" svg:x="0.3941in" svg:y="0.1957in">
            <draw:object draw:notify-on-update-of-ranges="Sheet1.B2:Sheet1.C2 Sheet1.A3:Sheet1.A3 Sheet1.B3:Sheet1.C3 Sheet1.A4:Sheet1.A4 Sheet1.B4:Sheet1.C4" xlink:href="./Object 1" xlink:type="simple" xlink:show="embed" xlink:actuate="onLoad"/>
            <draw:image xlink:href="./ObjectReplacements/Object 1"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ior Ach &amp; Trtmt" table:style-name="ta3">
        <table:shapes>
          <draw:frame draw:z-index="0" draw:name=" 0" draw:style-name="gr1" draw:text-style-name="P1" svg:width="8.3236in" svg:height="5.9197in" svg:x="0.3941in" svg:y="0.1957in">
            <draw:object draw:notify-on-update-of-ranges="Sheet1.B7:Sheet1.C7 Sheet1.A8:Sheet1.A8 Sheet1.B8:Sheet1.C8 Sheet1.A9:Sheet1.A9 Sheet1.B9:Sheet1.C9" xlink:href="./Object 2" xlink:type="simple" xlink:show="embed" xlink:actuate="onLoad"/>
            <draw:image xlink:href="./ObjectReplacements/Object 2"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CPT &amp; Trtmt" table:style-name="ta4">
        <table:shapes>
          <draw:frame draw:z-index="0" draw:name=" 0" draw:style-name="gr1" draw:text-style-name="P1" svg:width="8.3236in" svg:height="5.9197in" svg:x="0.3941in" svg:y="0.1957in">
            <draw:object draw:notify-on-update-of-ranges="Sheet1.B12:Sheet1.C12 Sheet1.A13:Sheet1.A13 Sheet1.B13:Sheet1.C13 Sheet1.A14:Sheet1.A14 Sheet1.B14:Sheet1.C14" xlink:href="./Object 3" xlink:type="simple" xlink:show="embed" xlink:actuate="onLoad"/>
            <draw:image xlink:href="./ObjectReplacements/Object 3"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ning Att &amp;Trtmt" table:style-name="ta5">
        <table:shapes>
          <draw:frame draw:z-index="0" draw:name=" 0" draw:style-name="gr1" draw:text-style-name="P1" svg:width="8.3236in" svg:height="5.9197in" svg:x="0.3941in" svg:y="0.1957in">
            <draw:object draw:notify-on-update-of-ranges="Sheet1.B17:Sheet1.C17 Sheet1.A18:Sheet1.A18 Sheet1.B18:Sheet1.C18 Sheet1.A19:Sheet1.A19 Sheet1.B19:Sheet1.C19" xlink:href="./Object 4" xlink:type="simple" xlink:show="embed" xlink:actuate="onLoad"/>
            <draw:image xlink:href="./ObjectReplacements/Object 4"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 Att &amp;Trtmt (MRT)" table:style-name="ta6">
        <table:shapes>
          <draw:frame draw:z-index="0" draw:name=" 0" draw:style-name="gr1" draw:text-style-name="P1" svg:width="8.3236in" svg:height="5.9197in" svg:x="0.3941in" svg:y="0.1957in">
            <draw:object draw:notify-on-update-of-ranges="Sheet1.B22:Sheet1.C22 Sheet1.A23:Sheet1.A23 Sheet1.B23:Sheet1.C23 Sheet1.A24:Sheet1.A24 Sheet1.B24:Sheet1.C24" xlink:href="./Object 5" xlink:type="simple" xlink:show="embed" xlink:actuate="onLoad"/>
            <draw:image xlink:href="./ObjectReplacements/Object 5"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ev Math Course by Treat" table:style-name="ta7">
        <table:shapes>
          <draw:frame draw:z-index="0" draw:name=" 0" draw:style-name="gr1" draw:text-style-name="P1" svg:width="8.3236in" svg:height="5.9197in" svg:x="0.3941in" svg:y="0.1957in">
            <draw:object draw:notify-on-update-of-ranges="Sheet1.B27:Sheet1.C27 Sheet1.A28:Sheet1.A28 Sheet1.B28:Sheet1.C28 Sheet1.A29:Sheet1.A29 Sheet1.B29:Sheet1.C29" xlink:href="./Object 6" xlink:type="simple" xlink:show="embed" xlink:actuate="onLoad"/>
            <draw:image xlink:href="./ObjectReplacements/Object 6"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1" fo:font-family="Arial"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Chart_20_Beg_20_Ach" style:display-name="PageStyle_Chart Beg Ach" style:page-layout-name="Mpm4">
      <style:header style:display="false"/>
      <style:header-left style:display="false"/>
      <style:footer style:display="false"/>
      <style:footer-left style:display="false"/>
    </style:master-page>
    <style:master-page style:name="PageStyle_5f_Chart_20_Prior_20_Ach_20__26__20_Trtmt" style:display-name="PageStyle_Chart Prior Ach &amp; Trtmt" style:page-layout-name="Mpm4">
      <style:header style:display="false"/>
      <style:header-left style:display="false"/>
      <style:footer style:display="false"/>
      <style:footer-left style:display="false"/>
    </style:master-page>
    <style:master-page style:name="PageStyle_5f_Chart_20_CPT_20__26__20_Trtmt" style:display-name="PageStyle_Chart CPT &amp; Trtmt" style:page-layout-name="Mpm4">
      <style:header style:display="false"/>
      <style:header-left style:display="false"/>
      <style:footer style:display="false"/>
      <style:footer-left style:display="false"/>
    </style:master-page>
    <style:master-page style:name="PageStyle_5f_Chart_20_Beginning_20_Att_20__26_Trtmt" style:display-name="PageStyle_Chart Beginning Att &amp;Trtmt" style:page-layout-name="Mpm4">
      <style:header style:display="false"/>
      <style:header-left style:display="false"/>
      <style:footer style:display="false"/>
      <style:footer-left style:display="false"/>
    </style:master-page>
    <style:master-page style:name="PageStyle_5f_Chart_20_Begin._20_Att_20__26_Trtmt_20__28_MRT_29_" style:display-name="PageStyle_Chart Begin. Att &amp;Trtmt (MRT)" style:page-layout-name="Mpm4">
      <style:header style:display="false"/>
      <style:header-left style:display="false"/>
      <style:footer style:display="false"/>
      <style:footer-left style:display="false"/>
    </style:master-page>
    <style:master-page style:name="PageStyle_5f_Chart_20_Prev_20_Math_20_Course_20_by_20_Treat" style:display-name="PageStyle_Chart Prev Math Course by Treat" style:page-layout-name="Mpm4">
      <style:header style:display="false"/>
      <style:header-left style:display="false"/>
      <style:footer style:display="false"/>
      <style:footer-left style:display="false"/>
    </style:master-page>
  </office:master-styles>
</office:document-styles>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243cm" svg:y="6.23cm" style:legend-expansion="custom" chartooo:width="4.339cm" chartooo:height="1.622cm" style:legend-expansion-aspect-ratio="2.6750924784217" chart:style-name="ch2"/>
        <chart:plot-area chart:style-name="ch3" table:cell-range-address="Sheet1.A2:Sheet1.C4" chart:data-source-has-labels="both" svg:x="2.35cm" svg:y="0.361cm" svg:width="15.597cm" svg:height="13.867cm">
          <chartooo:coordinate-region svg:x="2.919cm" svg:y="0.679cm" svg:width="14.484cm" svg:height="12.69cm"/>
          <chart:axis chart:dimension="x" chart:name="primary-x" chart:style-name="ch4" chartooo:axis-type="auto">
            <chartooo:date-scale/>
            <chart:title svg:x="7.241cm" svg:y="14.064cm" chart:style-name="ch5">
              <text:p>Beginning Achievement</text:p>
            </chart:title>
            <chart:categories table:cell-range-address="Sheet1.B2:Sheet1.C2"/>
          </chart:axis>
          <chart:axis chart:dimension="y" chart:name="primary-y" chart:style-name="ch6">
            <chart:title svg:x="1.088cm" svg:y="4.623cm" chart:style-name="ch7">
              <text:p>Ending Achievement</text:p>
            </chart:title>
            <chart:grid chart:style-name="ch8" chart:class="major"/>
          </chart:axis>
          <chart:series chart:style-name="ch9" chart:values-cell-range-address="Sheet1.B3:Sheet1.C3" chart:label-cell-address="Sheet1.A3:Sheet1.A3" chart:class="chart:line">
            <chart:data-point chart:repeated="2"/>
          </chart:series>
          <chart:series chart:style-name="ch10" chart:values-cell-range-address="Sheet1.B4:Sheet1.C4" chart:label-cell-address="Sheet1.A4:Sheet1.A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Sheet1.C2</svg:desc>
                </draw:g>
              </table:table-cell>
              <table:table-cell office:value-type="string">
                <text:p>High</text:p>
              </table:table-cell>
            </table:table-row>
          </table:table-header-rows>
          <table:table-rows>
            <table:table-row>
              <table:table-cell office:value-type="string">
                <text:p>Treatment</text:p>
                <draw:g>
                  <svg:desc>Sheet1.A3:Sheet1.A3</svg:desc>
                </draw:g>
              </table:table-cell>
              <table:table-cell office:value-type="float" office:value="4.4">
                <text:p>4.4</text:p>
                <draw:g>
                  <svg:desc>Sheet1.B3:Sheet1.C3</svg:desc>
                </draw:g>
              </table:table-cell>
              <table:table-cell office:value-type="float" office:value="6.6">
                <text:p>6.6</text:p>
              </table:table-cell>
            </table:table-row>
            <table:table-row>
              <table:table-cell office:value-type="string">
                <text:p>Comparison</text:p>
                <draw:g>
                  <svg:desc>Sheet1.A4:Sheet1.A4</svg:desc>
                </draw:g>
              </table:table-cell>
              <table:table-cell office:value-type="float" office:value="5">
                <text:p>5</text:p>
                <draw:g>
                  <svg:desc>Sheet1.B4:Sheet1.C4</svg:desc>
                </draw:g>
              </table:table-cell>
              <table:table-cell office:value-type="float" office:value="6.9">
                <text:p>6.9</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7:Sheet1.C9" chart:data-source-has-labels="both" svg:x="2.366cm" svg:y="0.361cm" svg:width="15.597cm" svg:height="13.867cm">
          <chartooo:coordinate-region svg:x="3.411cm" svg:y="0.679cm" svg:width="14.008cm" svg:height="12.69cm"/>
          <chart:axis chart:dimension="x" chart:name="primary-x" chart:style-name="ch4" chartooo:axis-type="auto">
            <chartooo:date-scale/>
            <chart:title svg:x="7.839cm" svg:y="14.064cm" chart:style-name="ch5">
              <text:p>Prior Achievement</text:p>
            </chart:title>
            <chart:categories table:cell-range-address="Sheet1.B7:Sheet1.C7"/>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8:Sheet1.C8" chart:label-cell-address="Sheet1.A8:Sheet1.A8" chart:class="chart:line">
            <chart:data-point chart:repeated="2"/>
          </chart:series>
          <chart:series chart:style-name="ch10" chart:values-cell-range-address="Sheet1.B9:Sheet1.C9" chart:label-cell-address="Sheet1.A9:Sheet1.A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7:Sheet1.C7</svg:desc>
                </draw:g>
              </table:table-cell>
              <table:table-cell office:value-type="string">
                <text:p>High</text:p>
              </table:table-cell>
            </table:table-row>
          </table:table-header-rows>
          <table:table-rows>
            <table:table-row>
              <table:table-cell office:value-type="string">
                <text:p>Treatment</text:p>
                <draw:g>
                  <svg:desc>Sheet1.A8:Sheet1.A8</svg:desc>
                </draw:g>
              </table:table-cell>
              <table:table-cell office:value-type="float" office:value="6.5">
                <text:p>6.5</text:p>
                <draw:g>
                  <svg:desc>Sheet1.B8:Sheet1.C8</svg:desc>
                </draw:g>
              </table:table-cell>
              <table:table-cell office:value-type="float" office:value="6.714">
                <text:p>6.714</text:p>
              </table:table-cell>
            </table:table-row>
            <table:table-row>
              <table:table-cell office:value-type="string">
                <text:p>Comparison</text:p>
                <draw:g>
                  <svg:desc>Sheet1.A9:Sheet1.A9</svg:desc>
                </draw:g>
              </table:table-cell>
              <table:table-cell office:value-type="float" office:value="7.714">
                <text:p>7.714</text:p>
                <draw:g>
                  <svg:desc>Sheet1.B9:Sheet1.C9</svg:desc>
                </draw:g>
              </table:table-cell>
              <table:table-cell office:value-type="float" office:value="7.14">
                <text:p>7.14</text:p>
              </table:table-cell>
            </table:table-row>
          </table:table-rows>
        </table:table>
      </chart:chart>
    </office:chart>
  </office:body>
</office:document-content>
</file>

<file path=Object 2/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12:Sheet1.C14" chart:data-source-has-labels="both" svg:x="2.366cm" svg:y="0.361cm" svg:width="15.597cm" svg:height="13.867cm">
          <chartooo:coordinate-region svg:x="3.411cm" svg:y="0.68cm" svg:width="14.008cm" svg:height="12.69cm"/>
          <chart:axis chart:dimension="x" chart:name="primary-x" chart:style-name="ch4" chartooo:axis-type="auto">
            <chartooo:date-scale/>
            <chart:title svg:x="6.45cm" svg:y="14.064cm" chart:style-name="ch5">
              <text:p>Beginning Achievement (CPT)</text:p>
            </chart:title>
            <chart:categories table:cell-range-address="Sheet1.B12:Sheet1.C12"/>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13:Sheet1.C13" chart:label-cell-address="Sheet1.A13:Sheet1.A13" chart:class="chart:line">
            <chart:data-point chart:repeated="2"/>
          </chart:series>
          <chart:series chart:style-name="ch10" chart:values-cell-range-address="Sheet1.B14:Sheet1.C14" chart:label-cell-address="Sheet1.A14:Sheet1.A1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2:Sheet1.C12</svg:desc>
                </draw:g>
              </table:table-cell>
              <table:table-cell office:value-type="string">
                <text:p>High</text:p>
              </table:table-cell>
            </table:table-row>
          </table:table-header-rows>
          <table:table-rows>
            <table:table-row>
              <table:table-cell office:value-type="string">
                <text:p>Treatment</text:p>
                <draw:g>
                  <svg:desc>Sheet1.A13:Sheet1.A13</svg:desc>
                </draw:g>
              </table:table-cell>
              <table:table-cell office:value-type="float" office:value="6.67">
                <text:p>6.67</text:p>
                <draw:g>
                  <svg:desc>Sheet1.B13:Sheet1.C13</svg:desc>
                </draw:g>
              </table:table-cell>
              <table:table-cell office:value-type="float" office:value="6.9">
                <text:p>6.9</text:p>
              </table:table-cell>
            </table:table-row>
            <table:table-row>
              <table:table-cell office:value-type="string">
                <text:p>Comparison</text:p>
                <draw:g>
                  <svg:desc>Sheet1.A14:Sheet1.A14</svg:desc>
                </draw:g>
              </table:table-cell>
              <table:table-cell office:value-type="float" office:value="6.5">
                <text:p>6.5</text:p>
                <draw:g>
                  <svg:desc>Sheet1.B14:Sheet1.C14</svg:desc>
                </draw:g>
              </table:table-cell>
              <table:table-cell office:value-type="float" office:value="7.25">
                <text:p>7.25</text:p>
              </table:table-cell>
            </table:table-row>
          </table:table-rows>
        </table:table>
      </chart:chart>
    </office:chart>
  </office:body>
</office:document-content>
</file>

<file path=Object 2/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49cm" svg:y="6.266cm" style:legend-expansion="custom" chartooo:width="4.339cm" chartooo:height="1.622cm" style:legend-expansion-aspect-ratio="2.6750924784217" chart:style-name="ch2"/>
        <chart:plot-area chart:style-name="ch3" table:cell-range-address="Sheet1.A17:Sheet1.C19" chart:data-source-has-labels="both" svg:x="2.366cm" svg:y="0.361cm" svg:width="15.597cm" svg:height="13.867cm">
          <chartooo:coordinate-region svg:x="3.252cm" svg:y="0.679cm" svg:width="14.167cm" svg:height="12.69cm"/>
          <chart:axis chart:dimension="x" chart:name="primary-x" chart:style-name="ch4" chartooo:axis-type="auto">
            <chartooo:date-scale/>
            <chart:title svg:x="7.839cm" svg:y="14.064cm" chart:style-name="ch5">
              <text:p>Beginning Attitude</text:p>
            </chart:title>
            <chart:categories table:cell-range-address="Sheet1.B17:Sheet1.C17"/>
          </chart:axis>
          <chart:axis chart:dimension="y" chart:name="primary-y" chart:style-name="ch6">
            <chart:title svg:x="1.052cm" svg:y="5.428cm" chart:style-name="ch7">
              <text:p>Ending Attitude</text:p>
            </chart:title>
            <chart:grid chart:style-name="ch8" chart:class="major"/>
          </chart:axis>
          <chart:series chart:style-name="ch9" chart:values-cell-range-address="Sheet1.B18:Sheet1.C18" chart:label-cell-address="Sheet1.A18:Sheet1.A18" chart:class="chart:line">
            <chart:data-point chart:repeated="2"/>
          </chart:series>
          <chart:series chart:style-name="ch10" chart:values-cell-range-address="Sheet1.B19:Sheet1.C19" chart:label-cell-address="Sheet1.A19:Sheet1.A1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7:Sheet1.C17</svg:desc>
                </draw:g>
              </table:table-cell>
              <table:table-cell office:value-type="string">
                <text:p>High</text:p>
              </table:table-cell>
            </table:table-row>
          </table:table-header-rows>
          <table:table-rows>
            <table:table-row>
              <table:table-cell office:value-type="string">
                <text:p>Treatment</text:p>
                <draw:g>
                  <svg:desc>Sheet1.A18:Sheet1.A18</svg:desc>
                </draw:g>
              </table:table-cell>
              <table:table-cell office:value-type="float" office:value="45.67">
                <text:p>45.67</text:p>
                <draw:g>
                  <svg:desc>Sheet1.B18:Sheet1.C18</svg:desc>
                </draw:g>
              </table:table-cell>
              <table:table-cell office:value-type="float" office:value="80.92">
                <text:p>80.92</text:p>
              </table:table-cell>
            </table:table-row>
            <table:table-row>
              <table:table-cell office:value-type="string">
                <text:p>Comparison</text:p>
                <draw:g>
                  <svg:desc>Sheet1.A19:Sheet1.A19</svg:desc>
                </draw:g>
              </table:table-cell>
              <table:table-cell office:value-type="float" office:value="53.67">
                <text:p>53.67</text:p>
                <draw:g>
                  <svg:desc>Sheet1.B19:Sheet1.C19</svg:desc>
                </draw:g>
              </table:table-cell>
              <table:table-cell office:value-type="float" office:value="78.88">
                <text:p>78.88</text:p>
              </table:table-cell>
            </table:table-row>
          </table:table-rows>
        </table:table>
      </chart:chart>
    </office:chart>
  </office:body>
</office:document-content>
</file>

<file path=Object 2/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22:Sheet1.C24" chart:data-source-has-labels="both" svg:x="2.366cm" svg:y="0.361cm" svg:width="15.597cm" svg:height="13.867cm">
          <chartooo:coordinate-region svg:x="3.411cm" svg:y="0.68cm" svg:width="14.008cm" svg:height="12.69cm"/>
          <chart:axis chart:dimension="x" chart:name="primary-x" chart:style-name="ch4" chartooo:axis-type="auto">
            <chartooo:date-scale/>
            <chart:title svg:x="7.839cm" svg:y="14.064cm" chart:style-name="ch5">
              <text:p>Beginning Attitude</text:p>
            </chart:title>
            <chart:categories table:cell-range-address="Sheet1.B22:Sheet1.C22"/>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23:Sheet1.C23" chart:label-cell-address="Sheet1.A23:Sheet1.A23" chart:class="chart:line">
            <chart:data-point chart:repeated="2"/>
          </chart:series>
          <chart:series chart:style-name="ch10" chart:values-cell-range-address="Sheet1.B24:Sheet1.C24" chart:label-cell-address="Sheet1.A24:Sheet1.A2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2:Sheet1.C22</svg:desc>
                </draw:g>
              </table:table-cell>
              <table:table-cell office:value-type="string">
                <text:p>High</text:p>
              </table:table-cell>
            </table:table-row>
          </table:table-header-rows>
          <table:table-rows>
            <table:table-row>
              <table:table-cell office:value-type="string">
                <text:p>Treatment</text:p>
                <draw:g>
                  <svg:desc>Sheet1.A23:Sheet1.A23</svg:desc>
                </draw:g>
              </table:table-cell>
              <table:table-cell office:value-type="float" office:value="6.5">
                <text:p>6.5</text:p>
                <draw:g>
                  <svg:desc>Sheet1.B23:Sheet1.C23</svg:desc>
                </draw:g>
              </table:table-cell>
              <table:table-cell office:value-type="float" office:value="6.928">
                <text:p>6.928</text:p>
              </table:table-cell>
            </table:table-row>
            <table:table-row>
              <table:table-cell office:value-type="string">
                <text:p>Comparison</text:p>
                <draw:g>
                  <svg:desc>Sheet1.A24:Sheet1.A24</svg:desc>
                </draw:g>
              </table:table-cell>
              <table:table-cell office:value-type="float" office:value="6.33">
                <text:p>6.33</text:p>
                <draw:g>
                  <svg:desc>Sheet1.B24:Sheet1.C24</svg:desc>
                </draw:g>
              </table:table-cell>
              <table:table-cell office:value-type="float" office:value="7.375">
                <text:p>7.375</text:p>
              </table:table-cell>
            </table:table-row>
          </table:table-rows>
        </table:table>
      </chart:chart>
    </office:chart>
  </office:body>
</office:document-content>
</file>

<file path=Object 2/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34cm" svg:y="6.266cm" style:legend-expansion="custom" chartooo:width="4.339cm" chartooo:height="1.622cm" style:legend-expansion-aspect-ratio="2.6750924784217" chart:style-name="ch2"/>
        <chart:plot-area chart:style-name="ch3" table:cell-range-address="Sheet1.A27:Sheet1.C29" chart:data-source-has-labels="both" svg:x="2.366cm" svg:y="0.361cm" svg:width="15.597cm" svg:height="13.867cm">
          <chartooo:coordinate-region svg:x="3.808cm" svg:y="0.679cm" svg:width="13.174cm" svg:height="12.69cm"/>
          <chart:axis chart:dimension="x" chart:name="primary-x" chart:style-name="ch4" chartooo:axis-type="auto">
            <chartooo:date-scale/>
            <chart:title svg:x="7.429cm" svg:y="14.064cm" chart:style-name="ch5">
              <text:p>Previous Math Course</text:p>
            </chart:title>
            <chart:categories table:cell-range-address="Sheet1.B27:Sheet1.C27"/>
          </chart:axis>
          <chart:axis chart:dimension="y" chart:name="primary-y" chart:style-name="ch6">
            <chart:title svg:x="1.052cm" svg:y="3.891cm" chart:style-name="ch7">
              <text:p>Ending Achievement (CALAT)</text:p>
            </chart:title>
            <chart:grid chart:style-name="ch8" chart:class="major"/>
          </chart:axis>
          <chart:series chart:style-name="ch9" chart:values-cell-range-address="Sheet1.B28:Sheet1.C28" chart:label-cell-address="Sheet1.A28:Sheet1.A28" chart:class="chart:line">
            <chart:data-point chart:repeated="2"/>
          </chart:series>
          <chart:series chart:style-name="ch10" chart:values-cell-range-address="Sheet1.B29:Sheet1.C29" chart:label-cell-address="Sheet1.A29:Sheet1.A2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Calculus</text:p>
                <draw:g>
                  <svg:desc>Sheet1.B27:Sheet1.C27</svg:desc>
                </draw:g>
              </table:table-cell>
              <table:table-cell office:value-type="string">
                <text:p>Calculus</text:p>
              </table:table-cell>
            </table:table-row>
          </table:table-header-rows>
          <table:table-rows>
            <table:table-row>
              <table:table-cell office:value-type="string">
                <text:p>Treatment</text:p>
                <draw:g>
                  <svg:desc>Sheet1.A28:Sheet1.A28</svg:desc>
                </draw:g>
              </table:table-cell>
              <table:table-cell office:value-type="float" office:value="5.733">
                <text:p>5.733</text:p>
                <draw:g>
                  <svg:desc>Sheet1.B28:Sheet1.C28</svg:desc>
                </draw:g>
              </table:table-cell>
              <table:table-cell office:value-type="float" office:value="8.2">
                <text:p>8.2</text:p>
              </table:table-cell>
            </table:table-row>
            <table:table-row>
              <table:table-cell office:value-type="string">
                <text:p>Comparison</text:p>
                <draw:g>
                  <svg:desc>Sheet1.A29:Sheet1.A29</svg:desc>
                </draw:g>
              </table:table-cell>
              <table:table-cell office:value-type="float" office:value="6.2">
                <text:p>6.2</text:p>
                <draw:g>
                  <svg:desc>Sheet1.B29:Sheet1.C29</svg:desc>
                </draw:g>
              </table:table-cell>
              <table:table-cell office:value-type="float" office:value="8">
                <text:p>8</text:p>
              </table:table-cell>
            </table:table-row>
          </table:table-rows>
        </table:table>
      </chart:chart>
    </office:chart>
  </office:body>
</office:document-content>
</file>

<file path=Object 2/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4.25pt" style:font-size-asian="14.25pt" style:font-family-complex="'Times New Roman'" style:font-size-complex="14.25pt"/>
    </style:style>
    <style:style style:name="ch5" style:family="chart">
      <style:chart-properties chart:auto-position="true" style:rotation-angle="0"/>
      <style:text-properties fo:color="#000000" fo:font-family="'Times New Roman'" fo:font-size="14.25pt" fo:font-weight="bold" style:font-size-asian="14.25pt" style:font-weight-asian="bold" style:font-family-complex="'Times New Roman'" style:font-size-complex="14.25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4.25pt" style:font-size-asian="14.25pt" style:font-size-complex="14.25pt"/>
    </style:style>
    <style:style style:name="ch7" style:family="chart">
      <style:chart-properties style:rotation-angle="90"/>
      <style:text-properties fo:color="#000000" fo:font-family="'Times New Roman'" fo:font-size="14.25pt" fo:font-weight="bold" style:font-size-asian="14.25pt" style:font-weight-asian="bold" style:font-family-complex="'Times New Roman'" style:font-size-complex="14.25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4.878cm" svg:y="6.37cm" style:legend-expansion="custom" chartooo:width="4.339cm" chartooo:height="1.622cm" style:legend-expansion-aspect-ratio="2.6750924784217" chart:style-name="ch2"/>
        <chart:plot-area chart:style-name="ch3" table:cell-range-address="Sheet1.A33:Sheet1.C35" chart:data-source-has-labels="both" svg:x="2.46cm" svg:y="0.361cm" svg:width="15.504cm" svg:height="13.9cm">
          <chartooo:coordinate-region svg:x="3.717cm" svg:y="0.653cm" svg:width="13.399cm" svg:height="12.802cm"/>
          <chart:axis chart:dimension="x" chart:name="primary-x" chart:style-name="ch4" chartooo:axis-type="auto">
            <chartooo:date-scale/>
            <chart:title svg:x="7.687cm" svg:y="14.153cm" chart:style-name="ch5">
              <text:p>Previous Math Course</text:p>
            </chart:title>
            <chart:categories table:cell-range-address="Sheet1.B33:Sheet1.C33"/>
          </chart:axis>
          <chart:axis chart:dimension="y" chart:name="primary-y" chart:style-name="ch6">
            <chart:title svg:x="1.192cm" svg:y="3.976cm" chart:style-name="ch7">
              <text:p>Ending Achievement (MRT)</text:p>
            </chart:title>
            <chart:grid chart:style-name="ch8" chart:class="major"/>
          </chart:axis>
          <chart:series chart:style-name="ch9" chart:values-cell-range-address="Sheet1.B34:Sheet1.C34" chart:label-cell-address="Sheet1.A34:Sheet1.A34" chart:class="chart:line">
            <chart:data-point chart:repeated="2"/>
          </chart:series>
          <chart:series chart:style-name="ch10" chart:values-cell-range-address="Sheet1.B35:Sheet1.C35" chart:label-cell-address="Sheet1.A35:Sheet1.A35"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Calculus</text:p>
                <draw:g>
                  <svg:desc>Sheet1.B33:Sheet1.C33</svg:desc>
                </draw:g>
              </table:table-cell>
              <table:table-cell office:value-type="string">
                <text:p>Calculus</text:p>
              </table:table-cell>
            </table:table-row>
          </table:table-header-rows>
          <table:table-rows>
            <table:table-row>
              <table:table-cell office:value-type="string">
                <text:p>Treatment</text:p>
                <draw:g>
                  <svg:desc>Sheet1.A34:Sheet1.A34</svg:desc>
                </draw:g>
              </table:table-cell>
              <table:table-cell office:value-type="float" office:value="6.6">
                <text:p>6.6</text:p>
                <draw:g>
                  <svg:desc>Sheet1.B34:Sheet1.C34</svg:desc>
                </draw:g>
              </table:table-cell>
              <table:table-cell office:value-type="float" office:value="7.4">
                <text:p>7.4</text:p>
              </table:table-cell>
            </table:table-row>
            <table:table-row>
              <table:table-cell office:value-type="string">
                <text:p>Comparison</text:p>
                <draw:g>
                  <svg:desc>Sheet1.A35:Sheet1.A35</svg:desc>
                </draw:g>
              </table:table-cell>
              <table:table-cell office:value-type="float" office:value="6.6">
                <text:p>6.6</text:p>
                <draw:g>
                  <svg:desc>Sheet1.B35:Sheet1.C35</svg:desc>
                </draw:g>
              </table:table-cell>
              <table:table-cell office:value-type="float" office:value="7.75">
                <text:p>7.75</text:p>
              </table:table-cell>
            </table:table-row>
          </table:table-rows>
        </table:table>
      </chart:chart>
    </office:chart>
  </office:body>
</office:document-content>
</file>

<file path=Object 2/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89in"/>
    </style:style>
    <style:style style:name="ro1" style:family="table-row">
      <style:table-row-properties style:row-height="0.1772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Chart_20_Beg_20_Ach">
      <style:table-properties table:display="true" style:writing-mode="lr-tb"/>
    </style:style>
    <style:style style:name="ta3" style:family="table" style:master-page-name="PageStyle_5f_Chart_20_Prior_20_Ach_20__26__20_Trtmt">
      <style:table-properties table:display="true" style:writing-mode="lr-tb"/>
    </style:style>
    <style:style style:name="ta4" style:family="table" style:master-page-name="PageStyle_5f_Chart_20_CPT_20__26__20_Trtmt">
      <style:table-properties table:display="true" style:writing-mode="lr-tb"/>
    </style:style>
    <style:style style:name="ta5" style:family="table" style:master-page-name="PageStyle_5f_Chart_20_Beginning_20_Att_20__26_Trtmt">
      <style:table-properties table:display="true" style:writing-mode="lr-tb"/>
    </style:style>
    <style:style style:name="ta6" style:family="table" style:master-page-name="PageStyle_5f_Chart_20_Begin._20_Att_20__26_Trtmt_20__28_MRT_29_">
      <style:table-properties table:display="true" style:writing-mode="lr-tb"/>
    </style:style>
    <style:style style:name="ta7" style:family="table" style:master-page-name="PageStyle_5f_Chart_20_Prev_20_Math_20_Course_20_by_20_Treat">
      <style:table-properties table:display="true" style:writing-mode="lr-tb"/>
    </style:style>
    <style:style style:name="ta8" style:family="table" style:master-page-name="PageStyle_5f_Chart_20_Prev_20_Math_20_Course_20__28_MRT_29_">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028in"/>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office:automatic-styles>
  <office:body>
    <office:spreadsheet>
      <table:calculation-settings table:case-sensitive="false" table:use-regular-expressions="false"/>
      <table:table table:name="Sheet1" table:style-name="ta1">
        <table:table-column table:style-name="co1" table:number-columns-repeated="1024" table:default-cell-style-name="Default"/>
        <table:table-row table:style-name="ro1">
          <table:table-cell table:style-name="ce1" office:value-type="string" calcext:value-type="string">
            <text:p>Beginning Achieve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4" calcext:value-type="float">
            <text:p>4.4</text:p>
          </table:table-cell>
          <table:table-cell table:style-name="ce2" office:value-type="float" office:value="6.6" calcext:value-type="float">
            <text:p>6.6</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 calcext:value-type="float">
            <text:p>5</text:p>
          </table:table-cell>
          <table:table-cell table:style-name="ce2" office:value-type="float" office:value="6.9" calcext:value-type="float">
            <text:p>6.9</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ior Achievemen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714" calcext:value-type="float">
            <text:p>6.714</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7.714" calcext:value-type="float">
            <text:p>7.714</text:p>
          </table:table-cell>
          <table:table-cell table:style-name="ce2" office:value-type="float" office:value="7.14" calcext:value-type="float">
            <text:p>7.14</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CP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67" calcext:value-type="float">
            <text:p>6.67</text:p>
          </table:table-cell>
          <table:table-cell table:style-name="ce2" office:value-type="float" office:value="6.9" calcext:value-type="float">
            <text:p>6.9</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5" calcext:value-type="float">
            <text:p>6.5</text:p>
          </table:table-cell>
          <table:table-cell table:style-name="ce2" office:value-type="float" office:value="7.25" calcext:value-type="float">
            <text:p>7.2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Attitude posttest score)</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5.67" calcext:value-type="float">
            <text:p>45.67</text:p>
          </table:table-cell>
          <table:table-cell table:style-name="ce2" office:value-type="float" office:value="80.92" calcext:value-type="float">
            <text:p>80.9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3.67" calcext:value-type="float">
            <text:p>53.67</text:p>
          </table:table-cell>
          <table:table-cell table:style-name="ce2" office:value-type="float" office:value="78.88" calcext:value-type="float">
            <text:p>78.88</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MRT Scores)</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928" calcext:value-type="float">
            <text:p>6.928</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33" calcext:value-type="float">
            <text:p>6.33</text:p>
          </table:table-cell>
          <table:table-cell table:style-name="ce2" office:value-type="float" office:value="7.375" calcext:value-type="float">
            <text:p>7.37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evious Math Course by Treatment (CALAT)</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Pre-Calculus</text:p>
          </table:table-cell>
          <table:table-cell table:style-name="ce2" office:value-type="string" calcext:value-type="string">
            <text:p>Calculus</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5.733" calcext:value-type="float">
            <text:p>5.733</text:p>
          </table:table-cell>
          <table:table-cell table:style-name="ce2" office:value-type="float" office:value="8.2" calcext:value-type="float">
            <text:p>8.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2" calcext:value-type="float">
            <text:p>6.2</text:p>
          </table:table-cell>
          <table:table-cell table:style-name="ce2" office:value-type="float" office:value="8" calcext:value-type="float">
            <text:p>8</text:p>
          </table:table-cell>
          <table:table-cell table:number-columns-repeated="1021"/>
        </table:table-row>
        <table:table-row table:style-name="ro1" table:number-rows-repeated="2">
          <table:table-cell table:number-columns-repeated="1024"/>
        </table:table-row>
        <table:table-row table:style-name="ro1">
          <table:table-cell table:style-name="ce1" office:value-type="string" calcext:value-type="string">
            <text:p>Previous Math Course by Treatment (MRT posttest)</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Pre-Calculus</text:p>
          </table:table-cell>
          <table:table-cell table:style-name="ce2" office:value-type="string" calcext:value-type="string">
            <text:p>Calculus</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6" calcext:value-type="float">
            <text:p>6.6</text:p>
          </table:table-cell>
          <table:table-cell table:style-name="ce2" office:value-type="float" office:value="7.4" calcext:value-type="float">
            <text:p>7.4</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6" calcext:value-type="float">
            <text:p>6.6</text:p>
          </table:table-cell>
          <table:table-cell table:style-name="ce2" office:value-type="float" office:value="7.75" calcext:value-type="float">
            <text:p>7.75</text:p>
          </table:table-cell>
          <table:table-cell table:number-columns-repeated="1021"/>
        </table:table-row>
        <table:table-row table:style-name="ro1" table:number-rows-repeated="1048540">
          <table:table-cell table:number-columns-repeated="1024"/>
        </table:table-row>
        <table:table-row table:style-name="ro1">
          <table:table-cell table:number-columns-repeated="1024"/>
        </table:table-row>
      </table:table>
      <table:table table:name="Chart Beg Ach" table:style-name="ta2">
        <table:shapes>
          <draw:frame draw:z-index="0" draw:name=" 0" draw:style-name="gr1" draw:text-style-name="P1" svg:width="8.3236in" svg:height="5.9197in" svg:x="0.3941in" svg:y="0.1957in">
            <draw:object draw:notify-on-update-of-ranges="Sheet1.B2:Sheet1.C2 Sheet1.A3:Sheet1.A3 Sheet1.B3:Sheet1.C3 Sheet1.A4:Sheet1.A4 Sheet1.B4:Sheet1.C4" xlink:href="./Object 1" xlink:type="simple" xlink:show="embed" xlink:actuate="onLoad"/>
            <draw:image xlink:href="./ObjectReplacements/Object 1"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ior Ach &amp; Trtmt" table:style-name="ta3">
        <table:shapes>
          <draw:frame draw:z-index="0" draw:name=" 0" draw:style-name="gr1" draw:text-style-name="P1" svg:width="8.3236in" svg:height="5.9197in" svg:x="0.3941in" svg:y="0.1957in">
            <draw:object draw:notify-on-update-of-ranges="Sheet1.B7:Sheet1.C7 Sheet1.A8:Sheet1.A8 Sheet1.B8:Sheet1.C8 Sheet1.A9:Sheet1.A9 Sheet1.B9:Sheet1.C9" xlink:href="./Object 2" xlink:type="simple" xlink:show="embed" xlink:actuate="onLoad"/>
            <draw:image xlink:href="./ObjectReplacements/Object 2"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CPT &amp; Trtmt" table:style-name="ta4">
        <table:shapes>
          <draw:frame draw:z-index="0" draw:name=" 0" draw:style-name="gr1" draw:text-style-name="P1" svg:width="8.3236in" svg:height="5.9197in" svg:x="0.3941in" svg:y="0.1957in">
            <draw:object draw:notify-on-update-of-ranges="Sheet1.B12:Sheet1.C12 Sheet1.A13:Sheet1.A13 Sheet1.B13:Sheet1.C13 Sheet1.A14:Sheet1.A14 Sheet1.B14:Sheet1.C14" xlink:href="./Object 3" xlink:type="simple" xlink:show="embed" xlink:actuate="onLoad"/>
            <draw:image xlink:href="./ObjectReplacements/Object 3"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ning Att &amp;Trtmt" table:style-name="ta5">
        <table:shapes>
          <draw:frame draw:z-index="0" draw:name=" 0" draw:style-name="gr1" draw:text-style-name="P1" svg:width="8.3236in" svg:height="5.9197in" svg:x="0.3941in" svg:y="0.1957in">
            <draw:object draw:notify-on-update-of-ranges="Sheet1.B17:Sheet1.C17 Sheet1.A18:Sheet1.A18 Sheet1.B18:Sheet1.C18 Sheet1.A19:Sheet1.A19 Sheet1.B19:Sheet1.C19" xlink:href="./Object 4" xlink:type="simple" xlink:show="embed" xlink:actuate="onLoad"/>
            <draw:image xlink:href="./ObjectReplacements/Object 4"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 Att &amp;Trtmt (MRT)" table:style-name="ta6">
        <table:shapes>
          <draw:frame draw:z-index="0" draw:name=" 0" draw:style-name="gr1" draw:text-style-name="P1" svg:width="8.3236in" svg:height="5.9197in" svg:x="0.3941in" svg:y="0.1957in">
            <draw:object draw:notify-on-update-of-ranges="Sheet1.B22:Sheet1.C22 Sheet1.A23:Sheet1.A23 Sheet1.B23:Sheet1.C23 Sheet1.A24:Sheet1.A24 Sheet1.B24:Sheet1.C24" xlink:href="./Object 5" xlink:type="simple" xlink:show="embed" xlink:actuate="onLoad"/>
            <draw:image xlink:href="./ObjectReplacements/Object 5"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ev Math Course by Treat" table:style-name="ta7">
        <table:shapes>
          <draw:frame draw:z-index="0" draw:name=" 0" draw:style-name="gr1" draw:text-style-name="P1" svg:width="8.3236in" svg:height="5.9197in" svg:x="0.3941in" svg:y="0.1957in">
            <draw:object draw:notify-on-update-of-ranges="Sheet1.B27:Sheet1.C27 Sheet1.A28:Sheet1.A28 Sheet1.B28:Sheet1.C28 Sheet1.A29:Sheet1.A29 Sheet1.B29:Sheet1.C29" xlink:href="./Object 6" xlink:type="simple" xlink:show="embed" xlink:actuate="onLoad"/>
            <draw:image xlink:href="./ObjectReplacements/Object 6"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ev Math Course (MRT)" table:style-name="ta8">
        <table:shapes>
          <draw:frame draw:z-index="0" draw:name=" 0" draw:style-name="gr1" draw:text-style-name="P1" svg:width="8.3236in" svg:height="5.9197in" svg:x="0.3941in" svg:y="0.1957in">
            <draw:object draw:notify-on-update-of-ranges="Sheet1.B33:Sheet1.C33 Sheet1.A34:Sheet1.A34 Sheet1.B34:Sheet1.C34 Sheet1.A35:Sheet1.A35 Sheet1.B35:Sheet1.C35" xlink:href="./Object 7" xlink:type="simple" xlink:show="embed" xlink:actuate="onLoad"/>
            <draw:image xlink:href="./ObjectReplacements/Object 7"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1" fo:font-family="Arial"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Chart_20_Beg_20_Ach" style:display-name="PageStyle_Chart Beg Ach" style:page-layout-name="Mpm4">
      <style:header style:display="false"/>
      <style:header-left style:display="false"/>
      <style:footer style:display="false"/>
      <style:footer-left style:display="false"/>
    </style:master-page>
    <style:master-page style:name="PageStyle_5f_Chart_20_Prior_20_Ach_20__26__20_Trtmt" style:display-name="PageStyle_Chart Prior Ach &amp; Trtmt" style:page-layout-name="Mpm4">
      <style:header style:display="false"/>
      <style:header-left style:display="false"/>
      <style:footer style:display="false"/>
      <style:footer-left style:display="false"/>
    </style:master-page>
    <style:master-page style:name="PageStyle_5f_Chart_20_CPT_20__26__20_Trtmt" style:display-name="PageStyle_Chart CPT &amp; Trtmt" style:page-layout-name="Mpm4">
      <style:header style:display="false"/>
      <style:header-left style:display="false"/>
      <style:footer style:display="false"/>
      <style:footer-left style:display="false"/>
    </style:master-page>
    <style:master-page style:name="PageStyle_5f_Chart_20_Beginning_20_Att_20__26_Trtmt" style:display-name="PageStyle_Chart Beginning Att &amp;Trtmt" style:page-layout-name="Mpm4">
      <style:header style:display="false"/>
      <style:header-left style:display="false"/>
      <style:footer style:display="false"/>
      <style:footer-left style:display="false"/>
    </style:master-page>
    <style:master-page style:name="PageStyle_5f_Chart_20_Begin._20_Att_20__26_Trtmt_20__28_MRT_29_" style:display-name="PageStyle_Chart Begin. Att &amp;Trtmt (MRT)" style:page-layout-name="Mpm4">
      <style:header style:display="false"/>
      <style:header-left style:display="false"/>
      <style:footer style:display="false"/>
      <style:footer-left style:display="false"/>
    </style:master-page>
    <style:master-page style:name="PageStyle_5f_Chart_20_Prev_20_Math_20_Course_20_by_20_Treat" style:display-name="PageStyle_Chart Prev Math Course by Treat" style:page-layout-name="Mpm4">
      <style:header style:display="false"/>
      <style:header-left style:display="false"/>
      <style:footer style:display="false"/>
      <style:footer-left style:display="false"/>
    </style:master-page>
    <style:master-page style:name="PageStyle_5f_Chart_20_Prev_20_Math_20_Course_20__28_MRT_29_" style:display-name="PageStyle_Chart Prev Math Course (MRT)" style:page-layout-name="Mpm4">
      <style:header style:display="false"/>
      <style:header-left style:display="false"/>
      <style:footer style:display="false"/>
      <style:footer-left style:display="false"/>
    </style:master-page>
  </office:master-styles>
</office:document-styles>
</file>

<file path=Object 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243cm" svg:y="6.23cm" style:legend-expansion="custom" chartooo:width="4.339cm" chartooo:height="1.622cm" style:legend-expansion-aspect-ratio="2.6750924784217" chart:style-name="ch2"/>
        <chart:plot-area chart:style-name="ch3" table:cell-range-address="Sheet1.A2:Sheet1.C4" chart:data-source-has-labels="both" svg:x="2.35cm" svg:y="0.361cm" svg:width="15.597cm" svg:height="13.867cm">
          <chartooo:coordinate-region svg:x="2.919cm" svg:y="0.679cm" svg:width="14.484cm" svg:height="12.69cm"/>
          <chart:axis chart:dimension="x" chart:name="primary-x" chart:style-name="ch4" chartooo:axis-type="auto">
            <chartooo:date-scale/>
            <chart:title svg:x="7.241cm" svg:y="14.064cm" chart:style-name="ch5">
              <text:p>Beginning Achievement</text:p>
            </chart:title>
            <chart:categories table:cell-range-address="Sheet1.B2:Sheet1.C2"/>
          </chart:axis>
          <chart:axis chart:dimension="y" chart:name="primary-y" chart:style-name="ch6">
            <chart:title svg:x="1.088cm" svg:y="4.623cm" chart:style-name="ch7">
              <text:p>Ending Achievement</text:p>
            </chart:title>
            <chart:grid chart:style-name="ch8" chart:class="major"/>
          </chart:axis>
          <chart:series chart:style-name="ch9" chart:values-cell-range-address="Sheet1.B3:Sheet1.C3" chart:label-cell-address="Sheet1.A3:Sheet1.A3" chart:class="chart:line">
            <chart:data-point chart:repeated="2"/>
          </chart:series>
          <chart:series chart:style-name="ch10" chart:values-cell-range-address="Sheet1.B4:Sheet1.C4" chart:label-cell-address="Sheet1.A4:Sheet1.A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Sheet1.C2</svg:desc>
                </draw:g>
              </table:table-cell>
              <table:table-cell office:value-type="string">
                <text:p>High</text:p>
              </table:table-cell>
            </table:table-row>
          </table:table-header-rows>
          <table:table-rows>
            <table:table-row>
              <table:table-cell office:value-type="string">
                <text:p>Treatment</text:p>
                <draw:g>
                  <svg:desc>Sheet1.A3:Sheet1.A3</svg:desc>
                </draw:g>
              </table:table-cell>
              <table:table-cell office:value-type="float" office:value="4.4">
                <text:p>4.4</text:p>
                <draw:g>
                  <svg:desc>Sheet1.B3:Sheet1.C3</svg:desc>
                </draw:g>
              </table:table-cell>
              <table:table-cell office:value-type="float" office:value="6.6">
                <text:p>6.6</text:p>
              </table:table-cell>
            </table:table-row>
            <table:table-row>
              <table:table-cell office:value-type="string">
                <text:p>Comparison</text:p>
                <draw:g>
                  <svg:desc>Sheet1.A4:Sheet1.A4</svg:desc>
                </draw:g>
              </table:table-cell>
              <table:table-cell office:value-type="float" office:value="5">
                <text:p>5</text:p>
                <draw:g>
                  <svg:desc>Sheet1.B4:Sheet1.C4</svg:desc>
                </draw:g>
              </table:table-cell>
              <table:table-cell office:value-type="float" office:value="6.9">
                <text:p>6.9</text:p>
              </table:table-cell>
            </table:table-row>
          </table:table-rows>
        </table:table>
      </chart:chart>
    </office:chart>
  </office:body>
</office:document-content>
</file>

<file path=Object 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7:Sheet1.C9" chart:data-source-has-labels="both" svg:x="2.366cm" svg:y="0.361cm" svg:width="15.597cm" svg:height="13.867cm">
          <chartooo:coordinate-region svg:x="3.411cm" svg:y="0.679cm" svg:width="14.008cm" svg:height="12.69cm"/>
          <chart:axis chart:dimension="x" chart:name="primary-x" chart:style-name="ch4" chartooo:axis-type="auto">
            <chartooo:date-scale/>
            <chart:title svg:x="7.839cm" svg:y="14.064cm" chart:style-name="ch5">
              <text:p>Prior Achievement</text:p>
            </chart:title>
            <chart:categories table:cell-range-address="Sheet1.B7:Sheet1.C7"/>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8:Sheet1.C8" chart:label-cell-address="Sheet1.A8:Sheet1.A8" chart:class="chart:line">
            <chart:data-point chart:repeated="2"/>
          </chart:series>
          <chart:series chart:style-name="ch10" chart:values-cell-range-address="Sheet1.B9:Sheet1.C9" chart:label-cell-address="Sheet1.A9:Sheet1.A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7:Sheet1.C7</svg:desc>
                </draw:g>
              </table:table-cell>
              <table:table-cell office:value-type="string">
                <text:p>High</text:p>
              </table:table-cell>
            </table:table-row>
          </table:table-header-rows>
          <table:table-rows>
            <table:table-row>
              <table:table-cell office:value-type="string">
                <text:p>Treatment</text:p>
                <draw:g>
                  <svg:desc>Sheet1.A8:Sheet1.A8</svg:desc>
                </draw:g>
              </table:table-cell>
              <table:table-cell office:value-type="float" office:value="6.5">
                <text:p>6.5</text:p>
                <draw:g>
                  <svg:desc>Sheet1.B8:Sheet1.C8</svg:desc>
                </draw:g>
              </table:table-cell>
              <table:table-cell office:value-type="float" office:value="6.714">
                <text:p>6.714</text:p>
              </table:table-cell>
            </table:table-row>
            <table:table-row>
              <table:table-cell office:value-type="string">
                <text:p>Comparison</text:p>
                <draw:g>
                  <svg:desc>Sheet1.A9:Sheet1.A9</svg:desc>
                </draw:g>
              </table:table-cell>
              <table:table-cell office:value-type="float" office:value="7.714">
                <text:p>7.714</text:p>
                <draw:g>
                  <svg:desc>Sheet1.B9:Sheet1.C9</svg:desc>
                </draw:g>
              </table:table-cell>
              <table:table-cell office:value-type="float" office:value="7.14">
                <text:p>7.14</text:p>
              </table:table-cell>
            </table:table-row>
          </table:table-rows>
        </table:table>
      </chart:chart>
    </office:chart>
  </office:body>
</office:document-content>
</file>

<file path=Object 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12:Sheet1.C14" chart:data-source-has-labels="both" svg:x="2.366cm" svg:y="0.361cm" svg:width="15.597cm" svg:height="13.867cm">
          <chartooo:coordinate-region svg:x="3.411cm" svg:y="0.68cm" svg:width="14.008cm" svg:height="12.69cm"/>
          <chart:axis chart:dimension="x" chart:name="primary-x" chart:style-name="ch4" chartooo:axis-type="auto">
            <chartooo:date-scale/>
            <chart:title svg:x="6.45cm" svg:y="14.064cm" chart:style-name="ch5">
              <text:p>Beginning Achievement (CPT)</text:p>
            </chart:title>
            <chart:categories table:cell-range-address="Sheet1.B12:Sheet1.C12"/>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13:Sheet1.C13" chart:label-cell-address="Sheet1.A13:Sheet1.A13" chart:class="chart:line">
            <chart:data-point chart:repeated="2"/>
          </chart:series>
          <chart:series chart:style-name="ch10" chart:values-cell-range-address="Sheet1.B14:Sheet1.C14" chart:label-cell-address="Sheet1.A14:Sheet1.A1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2:Sheet1.C12</svg:desc>
                </draw:g>
              </table:table-cell>
              <table:table-cell office:value-type="string">
                <text:p>High</text:p>
              </table:table-cell>
            </table:table-row>
          </table:table-header-rows>
          <table:table-rows>
            <table:table-row>
              <table:table-cell office:value-type="string">
                <text:p>Treatment</text:p>
                <draw:g>
                  <svg:desc>Sheet1.A13:Sheet1.A13</svg:desc>
                </draw:g>
              </table:table-cell>
              <table:table-cell office:value-type="float" office:value="6.67">
                <text:p>6.67</text:p>
                <draw:g>
                  <svg:desc>Sheet1.B13:Sheet1.C13</svg:desc>
                </draw:g>
              </table:table-cell>
              <table:table-cell office:value-type="float" office:value="6.9">
                <text:p>6.9</text:p>
              </table:table-cell>
            </table:table-row>
            <table:table-row>
              <table:table-cell office:value-type="string">
                <text:p>Comparison</text:p>
                <draw:g>
                  <svg:desc>Sheet1.A14:Sheet1.A14</svg:desc>
                </draw:g>
              </table:table-cell>
              <table:table-cell office:value-type="float" office:value="6.5">
                <text:p>6.5</text:p>
                <draw:g>
                  <svg:desc>Sheet1.B14:Sheet1.C14</svg:desc>
                </draw:g>
              </table:table-cell>
              <table:table-cell office:value-type="float" office:value="7.25">
                <text:p>7.25</text:p>
              </table:table-cell>
            </table:table-row>
          </table:table-rows>
        </table:table>
      </chart:chart>
    </office:chart>
  </office:body>
</office:document-content>
</file>

<file path=Object 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49cm" svg:y="6.266cm" style:legend-expansion="custom" chartooo:width="4.339cm" chartooo:height="1.622cm" style:legend-expansion-aspect-ratio="2.6750924784217" chart:style-name="ch2"/>
        <chart:plot-area chart:style-name="ch3" table:cell-range-address="Sheet1.A17:Sheet1.C19" chart:data-source-has-labels="both" svg:x="2.366cm" svg:y="0.361cm" svg:width="15.597cm" svg:height="13.867cm">
          <chartooo:coordinate-region svg:x="3.252cm" svg:y="0.679cm" svg:width="14.167cm" svg:height="12.69cm"/>
          <chart:axis chart:dimension="x" chart:name="primary-x" chart:style-name="ch4" chartooo:axis-type="auto">
            <chartooo:date-scale/>
            <chart:title svg:x="7.839cm" svg:y="14.064cm" chart:style-name="ch5">
              <text:p>Beginning Attitude</text:p>
            </chart:title>
            <chart:categories table:cell-range-address="Sheet1.B17:Sheet1.C17"/>
          </chart:axis>
          <chart:axis chart:dimension="y" chart:name="primary-y" chart:style-name="ch6">
            <chart:title svg:x="1.052cm" svg:y="5.428cm" chart:style-name="ch7">
              <text:p>Ending Attitude</text:p>
            </chart:title>
            <chart:grid chart:style-name="ch8" chart:class="major"/>
          </chart:axis>
          <chart:series chart:style-name="ch9" chart:values-cell-range-address="Sheet1.B18:Sheet1.C18" chart:label-cell-address="Sheet1.A18:Sheet1.A18" chart:class="chart:line">
            <chart:data-point chart:repeated="2"/>
          </chart:series>
          <chart:series chart:style-name="ch10" chart:values-cell-range-address="Sheet1.B19:Sheet1.C19" chart:label-cell-address="Sheet1.A19:Sheet1.A1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17:Sheet1.C17</svg:desc>
                </draw:g>
              </table:table-cell>
              <table:table-cell office:value-type="string">
                <text:p>High</text:p>
              </table:table-cell>
            </table:table-row>
          </table:table-header-rows>
          <table:table-rows>
            <table:table-row>
              <table:table-cell office:value-type="string">
                <text:p>Treatment</text:p>
                <draw:g>
                  <svg:desc>Sheet1.A18:Sheet1.A18</svg:desc>
                </draw:g>
              </table:table-cell>
              <table:table-cell office:value-type="float" office:value="45.67">
                <text:p>45.67</text:p>
                <draw:g>
                  <svg:desc>Sheet1.B18:Sheet1.C18</svg:desc>
                </draw:g>
              </table:table-cell>
              <table:table-cell office:value-type="float" office:value="80.92">
                <text:p>80.92</text:p>
              </table:table-cell>
            </table:table-row>
            <table:table-row>
              <table:table-cell office:value-type="string">
                <text:p>Comparison</text:p>
                <draw:g>
                  <svg:desc>Sheet1.A19:Sheet1.A19</svg:desc>
                </draw:g>
              </table:table-cell>
              <table:table-cell office:value-type="float" office:value="53.67">
                <text:p>53.67</text:p>
                <draw:g>
                  <svg:desc>Sheet1.B19:Sheet1.C19</svg:desc>
                </draw:g>
              </table:table-cell>
              <table:table-cell office:value-type="float" office:value="78.88">
                <text:p>78.88</text:p>
              </table:table-cell>
            </table:table-row>
          </table:table-rows>
        </table:table>
      </chart:chart>
    </office:chart>
  </office:body>
</office:document-content>
</file>

<file path=Object 3/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59cm" svg:y="6.266cm" style:legend-expansion="custom" chartooo:width="4.339cm" chartooo:height="1.622cm" style:legend-expansion-aspect-ratio="2.6750924784217" chart:style-name="ch2"/>
        <chart:plot-area chart:style-name="ch3" table:cell-range-address="Sheet1.A22:Sheet1.C24" chart:data-source-has-labels="both" svg:x="2.366cm" svg:y="0.361cm" svg:width="15.597cm" svg:height="13.867cm">
          <chartooo:coordinate-region svg:x="3.411cm" svg:y="0.68cm" svg:width="14.008cm" svg:height="12.69cm"/>
          <chart:axis chart:dimension="x" chart:name="primary-x" chart:style-name="ch4" chartooo:axis-type="auto">
            <chartooo:date-scale/>
            <chart:title svg:x="7.839cm" svg:y="14.064cm" chart:style-name="ch5">
              <text:p>Beginning Attitude</text:p>
            </chart:title>
            <chart:categories table:cell-range-address="Sheet1.B22:Sheet1.C22"/>
          </chart:axis>
          <chart:axis chart:dimension="y" chart:name="primary-y" chart:style-name="ch6">
            <chart:title svg:x="1.052cm" svg:y="4.93cm" chart:style-name="ch7">
              <text:p>Ending Achievement</text:p>
            </chart:title>
            <chart:grid chart:style-name="ch8" chart:class="major"/>
          </chart:axis>
          <chart:series chart:style-name="ch9" chart:values-cell-range-address="Sheet1.B23:Sheet1.C23" chart:label-cell-address="Sheet1.A23:Sheet1.A23" chart:class="chart:line">
            <chart:data-point chart:repeated="2"/>
          </chart:series>
          <chart:series chart:style-name="ch10" chart:values-cell-range-address="Sheet1.B24:Sheet1.C24" chart:label-cell-address="Sheet1.A24:Sheet1.A24"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w</text:p>
                <draw:g>
                  <svg:desc>Sheet1.B22:Sheet1.C22</svg:desc>
                </draw:g>
              </table:table-cell>
              <table:table-cell office:value-type="string">
                <text:p>High</text:p>
              </table:table-cell>
            </table:table-row>
          </table:table-header-rows>
          <table:table-rows>
            <table:table-row>
              <table:table-cell office:value-type="string">
                <text:p>Treatment</text:p>
                <draw:g>
                  <svg:desc>Sheet1.A23:Sheet1.A23</svg:desc>
                </draw:g>
              </table:table-cell>
              <table:table-cell office:value-type="float" office:value="6.5">
                <text:p>6.5</text:p>
                <draw:g>
                  <svg:desc>Sheet1.B23:Sheet1.C23</svg:desc>
                </draw:g>
              </table:table-cell>
              <table:table-cell office:value-type="float" office:value="6.928">
                <text:p>6.928</text:p>
              </table:table-cell>
            </table:table-row>
            <table:table-row>
              <table:table-cell office:value-type="string">
                <text:p>Comparison</text:p>
                <draw:g>
                  <svg:desc>Sheet1.A24:Sheet1.A24</svg:desc>
                </draw:g>
              </table:table-cell>
              <table:table-cell office:value-type="float" office:value="6.33">
                <text:p>6.33</text:p>
                <draw:g>
                  <svg:desc>Sheet1.B24:Sheet1.C24</svg:desc>
                </draw:g>
              </table:table-cell>
              <table:table-cell office:value-type="float" office:value="7.375">
                <text:p>7.375</text:p>
              </table:table-cell>
            </table:table-row>
          </table:table-rows>
        </table:table>
      </chart:chart>
    </office:chart>
  </office:body>
</office:document-content>
</file>

<file path=Object 3/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graphic-properties svg:stroke-width="0.035cm" draw:fill="solid" draw:fill-color="#ffffff"/>
      <style:text-properties fo:color="#000000" fo:font-family="'Times New Roman'" fo:font-size="16pt" style:font-size-asian="16pt" style:font-family-complex="'Times New Roman'" style:font-size-complex="16pt"/>
    </style:style>
    <style:style style:name="ch3" style:family="chart">
      <style:chart-properties chart:symbol-type="automatic"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width="0.035cm"/>
      <style:text-properties fo:color="#000000" fo:font-family="'Times New Roman'" fo:font-size="16pt" style:font-size-asian="16pt" style:font-family-complex="'Times New Roman'" style:font-size-complex="16pt"/>
    </style:style>
    <style:style style:name="ch5" style:family="chart">
      <style:chart-properties chart:auto-position="true" style:rotation-angle="0"/>
      <style:text-properties fo:color="#000000" fo:font-family="'Times New Roman'" fo:font-size="16pt" fo:font-weight="bold" style:font-size-asian="16pt" style:font-weight-asian="bold" style:font-family-complex="'Times New Roman'" style:font-size-complex="16pt" style:font-weight-complex="bold"/>
    </style:style>
    <style:style style:name="ch6" style:family="chart" style:data-style-name="N0">
      <style:chart-properties chart:display-label="true" chart:logarithmic="false" chart:reverse-direction="false" text:line-break="false" chart:axis-position="1" chart:tick-mark-position="at-axis"/>
      <style:graphic-properties svg:stroke-width="0.035cm"/>
      <style:text-properties fo:color="#000000" fo:font-size="16pt" style:font-size-asian="16pt" style:font-size-complex="16pt"/>
    </style:style>
    <style:style style:name="ch7" style:family="chart">
      <style:chart-properties style:rotation-angle="90"/>
      <style:text-properties fo:color="#000000" fo:font-family="'Times New Roman'" fo:font-size="16pt" fo:font-weight="bold" style:font-size-asian="16pt" style:font-weight-asian="bold" style:font-family-complex="'Times New Roman'" style:font-size-complex="16pt" style:font-weight-complex="bold"/>
    </style:style>
    <style:style style:name="ch8" style:family="chart">
      <style:graphic-properties svg:stroke-color="#ffffff"/>
    </style:style>
    <style:style style:name="ch9" style:family="chart" style:data-style-name="N0">
      <style:chart-properties chart:symbol-type="named-symbol" chart:symbol-name="diamond" chart:symbol-width="0.282cm" chart:symbol-height="0.282cm"/>
      <style:graphic-properties draw:stroke="dash" draw:stroke-dash="Excel_20_line_20_dash_20_1" svg:stroke-width="0.035cm" svg:stroke-color="#000080" draw:fill-color="#000080"/>
      <style:text-properties fo:font-size="10pt" style:font-size-asian="10pt" style:font-size-complex="10pt"/>
    </style:style>
    <style:style style:name="ch10" style:family="chart" style:data-style-name="N0">
      <style:chart-properties chart:symbol-type="named-symbol" chart:symbol-name="square" chart:symbol-width="0.282cm" chart:symbol-height="0.282cm"/>
      <style:graphic-properties svg:stroke-width="0.035cm" svg:stroke-color="#000000" draw:fill-color="#000000"/>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143cm" svg:height="15.037cm" xlink:href=".." xlink:type="simple" chart:class="chart:line" chart:style-name="ch1">
        <chart:legend svg:x="15.134cm" svg:y="6.266cm" style:legend-expansion="custom" chartooo:width="4.339cm" chartooo:height="1.622cm" style:legend-expansion-aspect-ratio="2.6750924784217" chart:style-name="ch2"/>
        <chart:plot-area chart:style-name="ch3" table:cell-range-address="Sheet1.A27:Sheet1.C29" chart:data-source-has-labels="both" svg:x="2.366cm" svg:y="0.361cm" svg:width="15.597cm" svg:height="13.867cm">
          <chartooo:coordinate-region svg:x="3.808cm" svg:y="0.679cm" svg:width="13.174cm" svg:height="12.69cm"/>
          <chart:axis chart:dimension="x" chart:name="primary-x" chart:style-name="ch4" chartooo:axis-type="auto">
            <chartooo:date-scale/>
            <chart:title svg:x="7.429cm" svg:y="14.064cm" chart:style-name="ch5">
              <text:p>Previous Math Course</text:p>
            </chart:title>
            <chart:categories table:cell-range-address="Sheet1.B27:Sheet1.C27"/>
          </chart:axis>
          <chart:axis chart:dimension="y" chart:name="primary-y" chart:style-name="ch6">
            <chart:title svg:x="1.052cm" svg:y="3.891cm" chart:style-name="ch7">
              <text:p>Ending Achievement (CALAT)</text:p>
            </chart:title>
            <chart:grid chart:style-name="ch8" chart:class="major"/>
          </chart:axis>
          <chart:series chart:style-name="ch9" chart:values-cell-range-address="Sheet1.B28:Sheet1.C28" chart:label-cell-address="Sheet1.A28:Sheet1.A28" chart:class="chart:line">
            <chart:data-point chart:repeated="2"/>
          </chart:series>
          <chart:series chart:style-name="ch10" chart:values-cell-range-address="Sheet1.B29:Sheet1.C29" chart:label-cell-address="Sheet1.A29:Sheet1.A29" chart:class="chart:line">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Calculus</text:p>
                <draw:g>
                  <svg:desc>Sheet1.B27:Sheet1.C27</svg:desc>
                </draw:g>
              </table:table-cell>
              <table:table-cell office:value-type="string">
                <text:p>Calculus</text:p>
              </table:table-cell>
            </table:table-row>
          </table:table-header-rows>
          <table:table-rows>
            <table:table-row>
              <table:table-cell office:value-type="string">
                <text:p>Treatment</text:p>
                <draw:g>
                  <svg:desc>Sheet1.A28:Sheet1.A28</svg:desc>
                </draw:g>
              </table:table-cell>
              <table:table-cell office:value-type="float" office:value="5.733">
                <text:p>5.733</text:p>
                <draw:g>
                  <svg:desc>Sheet1.B28:Sheet1.C28</svg:desc>
                </draw:g>
              </table:table-cell>
              <table:table-cell office:value-type="float" office:value="8.2">
                <text:p>8.2</text:p>
              </table:table-cell>
            </table:table-row>
            <table:table-row>
              <table:table-cell office:value-type="string">
                <text:p>Comparison</text:p>
                <draw:g>
                  <svg:desc>Sheet1.A29:Sheet1.A29</svg:desc>
                </draw:g>
              </table:table-cell>
              <table:table-cell office:value-type="float" office:value="6.2">
                <text:p>6.2</text:p>
                <draw:g>
                  <svg:desc>Sheet1.B29:Sheet1.C29</svg:desc>
                </draw:g>
              </table:table-cell>
              <table:table-cell office:value-type="float" office:value="8">
                <text:p>8</text:p>
              </table:table-cell>
            </table:table-row>
          </table:table-rows>
        </table:table>
      </chart:chart>
    </office:chart>
  </office:body>
</office:document-content>
</file>

<file path=Object 3/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5cm" draw:distance="0.105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89in"/>
    </style:style>
    <style:style style:name="ro1" style:family="table-row">
      <style:table-row-properties style:row-height="0.1772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Chart_20_Beg_20_Ach">
      <style:table-properties table:display="true" style:writing-mode="lr-tb"/>
    </style:style>
    <style:style style:name="ta3" style:family="table" style:master-page-name="PageStyle_5f_Chart_20_Prior_20_Ach_20__26__20_Trtmt">
      <style:table-properties table:display="true" style:writing-mode="lr-tb"/>
    </style:style>
    <style:style style:name="ta4" style:family="table" style:master-page-name="PageStyle_5f_Chart_20_CPT_20__26__20_Trtmt">
      <style:table-properties table:display="true" style:writing-mode="lr-tb"/>
    </style:style>
    <style:style style:name="ta5" style:family="table" style:master-page-name="PageStyle_5f_Chart_20_Beginning_20_Att_20__26_Trtmt">
      <style:table-properties table:display="true" style:writing-mode="lr-tb"/>
    </style:style>
    <style:style style:name="ta6" style:family="table" style:master-page-name="PageStyle_5f_Chart_20_Begin._20_Att_20__26_Trtmt_20__28_MRT_29_">
      <style:table-properties table:display="true" style:writing-mode="lr-tb"/>
    </style:style>
    <style:style style:name="ta7" style:family="table" style:master-page-name="PageStyle_5f_Chart_20_Prev_20_Math_20_Course_20_by_20_Treat">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028in"/>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office:automatic-styles>
  <office:body>
    <office:spreadsheet>
      <table:calculation-settings table:case-sensitive="false" table:use-regular-expressions="false"/>
      <table:table table:name="Sheet1" table:style-name="ta1">
        <table:table-column table:style-name="co1" table:number-columns-repeated="1024" table:default-cell-style-name="Default"/>
        <table:table-row table:style-name="ro1">
          <table:table-cell table:style-name="ce1" office:value-type="string" calcext:value-type="string">
            <text:p>Beginning Achieve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4" calcext:value-type="float">
            <text:p>4.4</text:p>
          </table:table-cell>
          <table:table-cell table:style-name="ce2" office:value-type="float" office:value="6.6" calcext:value-type="float">
            <text:p>6.6</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 calcext:value-type="float">
            <text:p>5</text:p>
          </table:table-cell>
          <table:table-cell table:style-name="ce2" office:value-type="float" office:value="6.9" calcext:value-type="float">
            <text:p>6.9</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ior Achievemen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714" calcext:value-type="float">
            <text:p>6.714</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7.714" calcext:value-type="float">
            <text:p>7.714</text:p>
          </table:table-cell>
          <table:table-cell table:style-name="ce2" office:value-type="float" office:value="7.14" calcext:value-type="float">
            <text:p>7.14</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CPT and Treatment</text:p>
          </table:table-cell>
          <table:table-cell table:style-name="ce1" table:number-columns-repeated="1023"/>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67" calcext:value-type="float">
            <text:p>6.67</text:p>
          </table:table-cell>
          <table:table-cell table:style-name="ce2" office:value-type="float" office:value="6.9" calcext:value-type="float">
            <text:p>6.9</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5" calcext:value-type="float">
            <text:p>6.5</text:p>
          </table:table-cell>
          <table:table-cell table:style-name="ce2" office:value-type="float" office:value="7.25" calcext:value-type="float">
            <text:p>7.2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Attitude posttest score)</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45.67" calcext:value-type="float">
            <text:p>45.67</text:p>
          </table:table-cell>
          <table:table-cell table:style-name="ce2" office:value-type="float" office:value="80.92" calcext:value-type="float">
            <text:p>80.9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53.67" calcext:value-type="float">
            <text:p>53.67</text:p>
          </table:table-cell>
          <table:table-cell table:style-name="ce2" office:value-type="float" office:value="78.88" calcext:value-type="float">
            <text:p>78.88</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Beginning Attitude and Treatment (MRT Scores)</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Low</text:p>
          </table:table-cell>
          <table:table-cell table:style-name="ce2" office:value-type="string" calcext:value-type="string">
            <text:p>High</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6.5" calcext:value-type="float">
            <text:p>6.5</text:p>
          </table:table-cell>
          <table:table-cell table:style-name="ce2" office:value-type="float" office:value="6.928" calcext:value-type="float">
            <text:p>6.928</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33" calcext:value-type="float">
            <text:p>6.33</text:p>
          </table:table-cell>
          <table:table-cell table:style-name="ce2" office:value-type="float" office:value="7.375" calcext:value-type="float">
            <text:p>7.375</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Previous Math Course by Treatment (CALAT)</text:p>
          </table:table-cell>
          <table:table-cell table:style-name="ce1" table:number-columns-repeated="2"/>
          <table:table-cell table:number-columns-repeated="1021"/>
        </table:table-row>
        <table:table-row table:style-name="ro1">
          <table:table-cell table:style-name="ce2"/>
          <table:table-cell table:style-name="ce2" office:value-type="string" calcext:value-type="string">
            <text:p>Pre-Calculus</text:p>
          </table:table-cell>
          <table:table-cell table:style-name="ce2" office:value-type="string" calcext:value-type="string">
            <text:p>Calculus</text:p>
          </table:table-cell>
          <table:table-cell table:number-columns-repeated="1021"/>
        </table:table-row>
        <table:table-row table:style-name="ro1">
          <table:table-cell table:style-name="ce2" office:value-type="string" calcext:value-type="string">
            <text:p>Treatment</text:p>
          </table:table-cell>
          <table:table-cell table:style-name="ce2" office:value-type="float" office:value="5.733" calcext:value-type="float">
            <text:p>5.733</text:p>
          </table:table-cell>
          <table:table-cell table:style-name="ce2" office:value-type="float" office:value="8.2" calcext:value-type="float">
            <text:p>8.2</text:p>
          </table:table-cell>
          <table:table-cell table:number-columns-repeated="1021"/>
        </table:table-row>
        <table:table-row table:style-name="ro1">
          <table:table-cell table:style-name="ce2" office:value-type="string" calcext:value-type="string">
            <text:p>Comparison</text:p>
          </table:table-cell>
          <table:table-cell table:style-name="ce2" office:value-type="float" office:value="6.2" calcext:value-type="float">
            <text:p>6.2</text:p>
          </table:table-cell>
          <table:table-cell table:style-name="ce2" office:value-type="float" office:value="8" calcext:value-type="float">
            <text:p>8</text:p>
          </table:table-cell>
          <table:table-cell table:number-columns-repeated="1021"/>
        </table:table-row>
        <table:table-row table:style-name="ro1" table:number-rows-repeated="1048546">
          <table:table-cell table:number-columns-repeated="1024"/>
        </table:table-row>
        <table:table-row table:style-name="ro1">
          <table:table-cell table:number-columns-repeated="1024"/>
        </table:table-row>
      </table:table>
      <table:table table:name="Chart Beg Ach" table:style-name="ta2">
        <table:shapes>
          <draw:frame draw:z-index="0" draw:name=" 0" draw:style-name="gr1" draw:text-style-name="P1" svg:width="8.3236in" svg:height="5.9197in" svg:x="0.3941in" svg:y="0.1957in">
            <draw:object draw:notify-on-update-of-ranges="Sheet1.B2:Sheet1.C2 Sheet1.A3:Sheet1.A3 Sheet1.B3:Sheet1.C3 Sheet1.A4:Sheet1.A4 Sheet1.B4:Sheet1.C4" xlink:href="./Object 1" xlink:type="simple" xlink:show="embed" xlink:actuate="onLoad"/>
            <draw:image xlink:href="./ObjectReplacements/Object 1"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ior Ach &amp; Trtmt" table:style-name="ta3">
        <table:shapes>
          <draw:frame draw:z-index="0" draw:name=" 0" draw:style-name="gr1" draw:text-style-name="P1" svg:width="8.3236in" svg:height="5.9197in" svg:x="0.3941in" svg:y="0.1957in">
            <draw:object draw:notify-on-update-of-ranges="Sheet1.B7:Sheet1.C7 Sheet1.A8:Sheet1.A8 Sheet1.B8:Sheet1.C8 Sheet1.A9:Sheet1.A9 Sheet1.B9:Sheet1.C9" xlink:href="./Object 2" xlink:type="simple" xlink:show="embed" xlink:actuate="onLoad"/>
            <draw:image xlink:href="./ObjectReplacements/Object 2"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CPT &amp; Trtmt" table:style-name="ta4">
        <table:shapes>
          <draw:frame draw:z-index="0" draw:name=" 0" draw:style-name="gr1" draw:text-style-name="P1" svg:width="8.3236in" svg:height="5.9197in" svg:x="0.3941in" svg:y="0.1957in">
            <draw:object draw:notify-on-update-of-ranges="Sheet1.B12:Sheet1.C12 Sheet1.A13:Sheet1.A13 Sheet1.B13:Sheet1.C13 Sheet1.A14:Sheet1.A14 Sheet1.B14:Sheet1.C14" xlink:href="./Object 3" xlink:type="simple" xlink:show="embed" xlink:actuate="onLoad"/>
            <draw:image xlink:href="./ObjectReplacements/Object 3"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ning Att &amp;Trtmt" table:style-name="ta5">
        <table:shapes>
          <draw:frame draw:z-index="0" draw:name=" 0" draw:style-name="gr1" draw:text-style-name="P1" svg:width="8.3236in" svg:height="5.9197in" svg:x="0.3941in" svg:y="0.1957in">
            <draw:object draw:notify-on-update-of-ranges="Sheet1.B17:Sheet1.C17 Sheet1.A18:Sheet1.A18 Sheet1.B18:Sheet1.C18 Sheet1.A19:Sheet1.A19 Sheet1.B19:Sheet1.C19" xlink:href="./Object 4" xlink:type="simple" xlink:show="embed" xlink:actuate="onLoad"/>
            <draw:image xlink:href="./ObjectReplacements/Object 4"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Begin. Att &amp;Trtmt (MRT)" table:style-name="ta6">
        <table:shapes>
          <draw:frame draw:z-index="0" draw:name=" 0" draw:style-name="gr1" draw:text-style-name="P1" svg:width="8.3236in" svg:height="5.9197in" svg:x="0.3941in" svg:y="0.1957in">
            <draw:object draw:notify-on-update-of-ranges="Sheet1.B22:Sheet1.C22 Sheet1.A23:Sheet1.A23 Sheet1.B23:Sheet1.C23 Sheet1.A24:Sheet1.A24 Sheet1.B24:Sheet1.C24" xlink:href="./Object 5" xlink:type="simple" xlink:show="embed" xlink:actuate="onLoad"/>
            <draw:image xlink:href="./ObjectReplacements/Object 5"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table table:name="Chart Prev Math Course by Treat" table:style-name="ta7">
        <table:shapes>
          <draw:frame draw:z-index="0" draw:name=" 0" draw:style-name="gr1" draw:text-style-name="P1" svg:width="8.3236in" svg:height="5.9197in" svg:x="0.3941in" svg:y="0.1957in">
            <draw:object draw:notify-on-update-of-ranges="Sheet1.B27:Sheet1.C27 Sheet1.A28:Sheet1.A28 Sheet1.B28:Sheet1.C28 Sheet1.A29:Sheet1.A29 Sheet1.B29:Sheet1.C29" xlink:href="./Object 6" xlink:type="simple" xlink:show="embed" xlink:actuate="onLoad"/>
            <draw:image xlink:href="./ObjectReplacements/Object 6" xlink:type="simple" xlink:show="embed" xlink:actuate="onLoad"/>
          </draw:frame>
        </table:shapes>
        <table:table-column table:style-name="co2" table:default-cell-style-name="Default"/>
        <table:table-row table:style-name="ro2" table:number-rows-repeated="1048575">
          <table:table-cell/>
        </table:table-row>
        <table:table-row table:style-name="ro2">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1" fo:font-family="Arial"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Chart_20_Beg_20_Ach" style:display-name="PageStyle_Chart Beg Ach" style:page-layout-name="Mpm4">
      <style:header style:display="false"/>
      <style:header-left style:display="false"/>
      <style:footer style:display="false"/>
      <style:footer-left style:display="false"/>
    </style:master-page>
    <style:master-page style:name="PageStyle_5f_Chart_20_Prior_20_Ach_20__26__20_Trtmt" style:display-name="PageStyle_Chart Prior Ach &amp; Trtmt" style:page-layout-name="Mpm4">
      <style:header style:display="false"/>
      <style:header-left style:display="false"/>
      <style:footer style:display="false"/>
      <style:footer-left style:display="false"/>
    </style:master-page>
    <style:master-page style:name="PageStyle_5f_Chart_20_CPT_20__26__20_Trtmt" style:display-name="PageStyle_Chart CPT &amp; Trtmt" style:page-layout-name="Mpm4">
      <style:header style:display="false"/>
      <style:header-left style:display="false"/>
      <style:footer style:display="false"/>
      <style:footer-left style:display="false"/>
    </style:master-page>
    <style:master-page style:name="PageStyle_5f_Chart_20_Beginning_20_Att_20__26_Trtmt" style:display-name="PageStyle_Chart Beginning Att &amp;Trtmt" style:page-layout-name="Mpm4">
      <style:header style:display="false"/>
      <style:header-left style:display="false"/>
      <style:footer style:display="false"/>
      <style:footer-left style:display="false"/>
    </style:master-page>
    <style:master-page style:name="PageStyle_5f_Chart_20_Begin._20_Att_20__26_Trtmt_20__28_MRT_29_" style:display-name="PageStyle_Chart Begin. Att &amp;Trtmt (MRT)" style:page-layout-name="Mpm4">
      <style:header style:display="false"/>
      <style:header-left style:display="false"/>
      <style:footer style:display="false"/>
      <style:footer-left style:display="false"/>
    </style:master-page>
    <style:master-page style:name="PageStyle_5f_Chart_20_Prev_20_Math_20_Course_20_by_20_Treat" style:display-name="PageStyle_Chart Prev Math Course by Treat" style:page-layout-name="Mpm4">
      <style:header style:display="false"/>
      <style:header-left style:display="false"/>
      <style:footer style:display="false"/>
      <style:footer-left style:display="false"/>
    </style:master-page>
  </office:master-styles>
</office:document-styles>
</file>